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1319in"/>
    </style:style>
    <style:style style:name="co4" style:family="table-column">
      <style:table-column-properties fo:break-before="auto" style:column-width="0.9984in"/>
    </style:style>
    <style:style style:name="co5" style:family="table-column">
      <style:table-column-properties fo:break-before="auto" style:column-width="0.9638in"/>
    </style:style>
    <style:style style:name="co6" style:family="table-column">
      <style:table-column-properties fo:break-before="auto" style:column-width="1.0799in"/>
    </style:style>
    <style:style style:name="co7" style:family="table-column">
      <style:table-column-properties fo:break-before="auto" style:column-width="1.1264in"/>
    </style:style>
    <style:style style:name="co8" style:family="table-column">
      <style:table-column-properties fo:break-before="auto" style:column-width="1.3472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1.5799in"/>
    </style:style>
    <style:style style:name="co12" style:family="table-column">
      <style:table-column-properties fo:break-before="auto" style:column-width="0.4335in"/>
    </style:style>
    <style:style style:name="co13" style:family="table-column">
      <style:table-column-properties fo:break-before="auto" style:column-width="1.8429in"/>
    </style:style>
    <style:style style:name="co14" style:family="table-column">
      <style:table-column-properties fo:break-before="auto" style:column-width="0.5264in"/>
    </style:style>
    <style:style style:name="co15" style:family="table-column">
      <style:table-column-properties fo:break-before="auto" style:column-width="0.4646in"/>
    </style:style>
    <style:style style:name="co16" style:family="table-column">
      <style:table-column-properties fo:break-before="auto" style:column-width="1.022in"/>
    </style:style>
    <style:style style:name="co17" style:family="table-column">
      <style:table-column-properties fo:break-before="auto" style:column-width="0.3563in"/>
    </style:style>
    <style:style style:name="co18" style:family="table-column">
      <style:table-column-properties fo:break-before="auto" style:column-width="1.4071in"/>
    </style:style>
    <style:style style:name="co19" style:family="table-column">
      <style:table-column-properties fo:break-before="auto" style:column-width="2.4626in"/>
    </style:style>
    <style:style style:name="co20" style:family="table-column">
      <style:table-column-properties fo:break-before="auto" style:column-width="2.1138in"/>
    </style:style>
    <style:style style:name="co21" style:family="table-column">
      <style:table-column-properties fo:break-before="auto" style:column-width="1.8189in"/>
    </style:style>
    <style:style style:name="co22" style:family="table-column">
      <style:table-column-properties fo:break-before="auto" style:column-width="0.9819in"/>
    </style:style>
    <style:style style:name="co23" style:family="table-column">
      <style:table-column-properties fo:break-before="auto" style:column-width="0.252in"/>
    </style:style>
    <style:style style:name="co24" style:family="table-column">
      <style:table-column-properties fo:break-before="auto" style:column-width="1.7244in"/>
    </style:style>
    <style:style style:name="co25" style:family="table-column">
      <style:table-column-properties fo:break-before="auto" style:column-width="2.5602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2984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ro4" style:family="table-row">
      <style:table-row-properties style:row-height="0.1709in" fo:break-before="auto" style:use-optimal-row-height="true"/>
    </style:style>
    <style:style style:name="ro5" style:family="table-row">
      <style:table-row-properties style:row-height="0.1984in" fo:break-before="auto" style:use-optimal-row-height="true"/>
    </style:style>
    <style:style style:name="ro6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99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Excel_20_Built-in_20_Normal">
      <style:table-cell-properties fo:background-color="#ffff99"/>
    </style:style>
    <style:style style:name="ce4" style:family="table-cell" style:parent-style-name="Default">
      <style:table-cell-properties fo:background-color="#ffff99"/>
      <style:text-properties style:font-name="Arial" style:font-name-asian="Arial Unicode MS" style:font-name-complex="Arial"/>
    </style:style>
    <style:style style:name="ce5" style:family="table-cell" style:parent-style-name="Default">
      <style:table-cell-properties fo:background-color="#66ffff"/>
      <style:text-properties style:font-name="Arial" fo:font-size="18pt" style:font-name-asian="Arial Unicode MS" style:font-size-asian="18pt" style:font-name-complex="Arial Unicode MS" style:font-size-complex="18pt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66ffff"/>
    </style:style>
    <style:style style:name="ce9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0" style:family="table-cell" style:parent-style-name="Excel_20_Built-in_20_Normal">
      <style:table-cell-properties fo:background-color="#ff33ff"/>
    </style:style>
    <style:style style:name="ce11" style:family="table-cell" style:parent-style-name="Default">
      <style:table-cell-properties fo:background-color="#ff33ff"/>
    </style:style>
    <style:style style:name="ce12" style:family="table-cell" style:parent-style-name="Default">
      <style:table-cell-properties fo:background-color="#ff00cc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cc"/>
    </style:style>
    <style:style style:name="ce14" style:family="table-cell" style:parent-style-name="Default">
      <style:table-cell-properties fo:background-color="#ff9999"/>
      <style:text-properties style:font-name="Arial" fo:font-size="18pt" style:font-name-asian="Arial Unicode MS" style:font-size-asian="18pt" style:font-name-complex="Arial Unicode MS" style:font-size-complex="18pt"/>
    </style:style>
    <style:style style:name="ce15" style:family="table-cell" style:parent-style-name="Default">
      <style:table-cell-properties fo:background-color="#ff9999"/>
    </style:style>
    <style:style style:name="ce16" style:family="table-cell" style:parent-style-name="Default">
      <style:table-cell-properties fo:background-color="#ff00cc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ff00cc"/>
      <style:text-properties style:use-window-font-color="true"/>
    </style:style>
    <style:style style:name="ce18" style:family="table-cell" style:parent-style-name="Excel_20_Built-in_20_Normal">
      <style:table-cell-properties fo:background-color="#ff9999"/>
    </style:style>
    <style:style style:name="ce19" style:family="table-cell" style:parent-style-name="Default">
      <style:table-cell-properties fo:background-color="#ff00cc"/>
      <style:text-properties style:font-name="Arial" style:font-name-asian="Arial Unicode MS" style:font-name-complex="Arial Unicode MS"/>
    </style:style>
    <style:style style:name="ce20" style:family="table-cell" style:parent-style-name="Default">
      <style:table-cell-properties fo:background-color="#ccff00"/>
    </style:style>
    <style:style style:name="ce21" style:family="table-cell" style:parent-style-name="Default">
      <style:table-cell-properties fo:background-color="#6666ff"/>
    </style:style>
    <style:style style:name="ce22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999"/>
      <style:text-properties style:font-name="Arial" style:font-name-asian="Arial Unicode MS" style:font-name-complex="Arial Unicode MS"/>
    </style:style>
    <style:style style:name="ce25" style:family="table-cell" style:parent-style-name="Default">
      <style:table-cell-properties fo:background-color="#ff00cc"/>
      <style:text-properties style:font-name="Arial" fo:font-weight="bold" style:font-name-asian="Arial Unicode MS" style:font-weight-asian="bold" style:font-name-complex="Arial Unicode MS" style:font-weight-complex="bold"/>
    </style:style>
    <style:style style:name="ce26" style:family="table-cell" style:parent-style-name="Default">
      <style:table-cell-properties fo:background-color="#ff9999"/>
      <style:text-properties style:font-name="Arial" fo:font-weight="bold" style:font-name-asian="Arial Unicode MS" style:font-weight-asian="bold" style:font-name-complex="Arial" style:font-weight-complex="bold"/>
    </style:style>
    <style:style style:name="ce27" style:family="table-cell" style:parent-style-name="Default">
      <style:table-cell-properties fo:background-color="#ff00cc"/>
      <style:text-properties style:font-name="Arial" fo:font-weight="bold" style:font-name-asian="Arial Unicode MS" style:font-weight-asian="bold" style:font-name-complex="Arial" style:font-weight-complex="bold"/>
    </style:style>
    <style:style style:name="ce28" style:family="table-cell" style:parent-style-name="Default" style:data-style-name="N37">
      <style:table-cell-properties fo:background-color="#ff9999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9999"/>
      <style:text-properties style:font-name="Arial" fo:font-weight="bold" style:font-name-asian="Arial Unicode MS" style:font-weight-asian="bold" style:font-name-complex="Arial Unicode MS" style:font-weight-complex="bold"/>
    </style:style>
    <style:style style:name="ce30" style:family="table-cell" style:parent-style-name="Default" style:data-style-name="N37">
      <style:table-cell-properties fo:background-color="#ff00cc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99ff66"/>
      <style:text-properties style:font-name="Arial" fo:font-size="18pt" style:font-name-asian="Arial Unicode MS" style:font-size-asian="18pt" style:font-name-complex="Arial Unicode MS" style:font-size-complex="18pt"/>
    </style:style>
    <style:style style:name="ce3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ff66"/>
    </style:style>
    <style:style style:name="ce34" style:family="table-cell" style:parent-style-name="Excel_20_Built-in_20_Normal">
      <style:table-cell-properties fo:background-color="#99ff66"/>
    </style:style>
    <style:style style:name="ce3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6600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Excel_20_Built-in_20_Normal">
      <style:table-cell-properties fo:background-color="transparent"/>
      <style:text-properties style:font-name="Arial" style:font-name-asian="Arial Unicode MS" style:font-name-complex="Arial"/>
    </style:style>
    <style:style style:name="ce39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/>
      <style:text-properties fo:font-size="18pt" fo:font-weight="bold" style:font-size-asian="18pt" style:font-weight-asian="bold" style:font-size-complex="18pt" style:font-weight-complex="bold"/>
    </style:style>
    <style:style style:name="ce4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transparent"/>
      <style:text-properties style:font-name="Arial" style:font-name-asian="Arial Unicode MS" style:font-name-complex="Arial Unicode MS"/>
    </style:style>
    <style:style style:name="ce45" style:family="table-cell" style:parent-style-name="Default">
      <style:text-properties style:font-name="Arial" style:font-name-asian="Arial Unicode MS" style:font-name-complex="Arial Unicode MS"/>
    </style:style>
    <style:style style:name="ce46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font-name="Arial" fo:font-weight="bold" style:font-name-asian="Arial Unicode MS" style:font-weight-asian="bold" style:font-name-complex="Arial Unicode MS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eeeeee"/>
    </style:style>
    <style:style style:name="ce51" style:family="table-cell" style:parent-style-name="Default" style:data-style-name="N37"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ext-properties style:font-name="Arial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53" style:family="table-cell" style:parent-style-name="Default">
      <style:text-properties style:font-name="F" fo:font-size="10pt" fo:language="en" fo:country="US" fo:font-weight="bold" style:font-name-asian="Arial Unicode MS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54" style:family="table-cell" style:parent-style-name="Default"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Excel_20_Built-in_20_Normal">
      <style:table-cell-properties fo:background-color="#eeeeee"/>
    </style:style>
    <style:style style:name="ce56" style:family="table-cell" style:parent-style-name="Default">
      <style:table-cell-properties fo:background-color="#eeeeee"/>
      <style:text-properties style:font-name="Arial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5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eeeeee"/>
      <style:text-properties style:font-name="F" fo:font-size="10pt" fo:language="en" fo:country="US" fo:font-weight="bold" style:font-name-asian="Arial Unicode MS" style:font-size-asian="10pt" style:language-asian="en" style:country-asian="US" style:font-weight-asian="bold" style:font-name-complex="Arial Unicode MS" style:font-size-complex="10pt" style:language-complex="en" style:country-complex="US" style:font-weight-complex="bold"/>
    </style:style>
    <style:style style:name="ce5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0" style:family="table-cell" style:parent-style-name="Default">
      <style:text-properties style:font-name="F" fo:font-size="12pt" fo:language="en" fo:country="U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6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eeeee"/>
      <style:text-properties style:font-name="F"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ULL" table:style-name="ta1" table:print="false">
        <table:table-column table:style-name="co1" table:default-cell-style-name="ce3"/>
        <table:table-column table:style-name="co2" table:default-cell-style-name="ce3"/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number-columns-repeated="5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2" table:number-columns-repeated="54" table:default-cell-style-name="ce18"/>
        <table:table-column table:style-name="co2" table:number-columns-repeated="13" table:default-cell-style-name="ce34"/>
        <table:table-column table:style-name="co7" table:default-cell-style-name="ce3"/>
        <table:table-column table:style-name="co2" table:number-columns-repeated="3" table:default-cell-style-name="ce3"/>
        <table:table-row table:style-name="ro1">
          <table:table-cell table:style-name="Default" table:number-columns-repeated="24"/>
          <table:table-cell table:style-name="ce20" table:number-columns-repeated="40"/>
          <table:table-cell table:style-name="ce15" table:number-columns-repeated="16"/>
          <table:table-cell table:style-name="Default" table:number-columns-repeated="17"/>
        </table:table-row>
        <table:table-row table:style-name="ro1">
          <table:table-cell table:style-name="Default" table:number-columns-repeated="24"/>
          <table:table-cell table:style-name="ce20" office:value-type="string">
            <text:p>POLY</text:p>
          </table:table-cell>
          <table:table-cell table:style-name="ce20" table:number-columns-repeated="39"/>
          <table:table-cell table:style-name="ce15" office:value-type="string">
            <text:p>MONO</text:p>
          </table:table-cell>
          <table:table-cell table:style-name="ce15" table:number-columns-repeated="15"/>
          <table:table-cell table:style-name="Default" table:number-columns-repeated="17"/>
        </table:table-row>
        <table:table-row table:style-name="ro2">
          <table:table-cell table:style-name="ce1" office:value-type="string">
            <text:p>INFO</text:p>
          </table:table-cell>
          <table:table-cell table:style-name="ce2"/>
          <table:table-cell table:number-columns-repeated="2"/>
          <table:table-cell table:style-name="ce5" office:value-type="string">
            <text:p>SECTION 1</text:p>
          </table:table-cell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5"/>
          <table:table-cell/>
          <table:table-cell table:style-name="ce6"/>
          <table:table-cell/>
          <table:table-cell table:style-name="ce14" office:value-type="string">
            <text:p>SECTION 2</text:p>
          </table:table-cell>
          <table:table-cell table:style-name="ce15"/>
          <table:table-cell table:style-name="ce21" table:number-columns-repeated="10"/>
          <table:table-cell table:style-name="ce15" table:number-columns-repeated="10"/>
          <table:table-cell table:style-name="ce21" table:number-columns-repeated="10"/>
          <table:table-cell table:style-name="ce15" table:number-columns-repeated="10"/>
          <table:table-cell table:style-name="ce21" table:number-columns-repeated="4"/>
          <table:table-cell table:style-name="ce15" table:number-columns-repeated="4"/>
          <table:table-cell table:style-name="ce21" table:number-columns-repeated="4"/>
          <table:table-cell table:style-name="ce15" table:number-columns-repeated="4"/>
          <table:table-cell table:style-name="ce31" office:value-type="string">
            <text:p>SECTION 3</text:p>
          </table:table-cell>
          <table:table-cell table:style-name="ce33" table:number-columns-repeated="12"/>
          <table:table-cell table:style-name="ce1" office:value-type="string">
            <text:p>INFO 2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2"/>
          <table:table-cell table:number-columns-repeated="2"/>
          <table:table-cell table:style-name="ce6"/>
          <table:table-cell table:style-name="ce2" office:value-type="string">
            <text:p>REAL SONGS...</text:p>
          </table:table-cell>
          <table:table-cell table:style-name="ce2" table:number-columns-repeated="8"/>
          <table:table-cell table:style-name="ce6" office:value-type="string">
            <text:p>SYNTH SONGS...</text:p>
          </table:table-cell>
          <table:table-cell table:style-name="ce6" table:number-columns-repeated="4"/>
          <table:table-cell/>
          <table:table-cell table:style-name="ce6"/>
          <table:table-cell/>
          <table:table-cell table:style-name="ce15" table:number-columns-repeated="2"/>
          <table:table-cell table:style-name="ce22" office:value-type="string">
            <text:p>4 and 7...</text:p>
          </table:table-cell>
          <table:table-cell table:style-name="ce21" table:number-columns-repeated="9"/>
          <table:table-cell table:style-name="ce23" office:value-type="string">
            <text:p>4 and 6...</text:p>
          </table:table-cell>
          <table:table-cell table:style-name="ce15" table:number-columns-repeated="9"/>
          <table:table-cell table:style-name="ce22" office:value-type="string">
            <text:p>5 and 6...</text:p>
          </table:table-cell>
          <table:table-cell table:style-name="ce21" table:number-columns-repeated="9"/>
          <table:table-cell table:style-name="ce23" office:value-type="string">
            <text:p>5 and 7...</text:p>
          </table:table-cell>
          <table:table-cell table:style-name="ce15" table:number-columns-repeated="9"/>
          <table:table-cell table:style-name="ce22" office:value-type="string">
            <text:p>4 only</text:p>
          </table:table-cell>
          <table:table-cell table:style-name="ce21" table:number-columns-repeated="3"/>
          <table:table-cell table:style-name="ce23" office:value-type="string">
            <text:p>5 only</text:p>
          </table:table-cell>
          <table:table-cell table:style-name="ce15" table:number-columns-repeated="3"/>
          <table:table-cell table:style-name="ce22" office:value-type="string">
            <text:p>6 only</text:p>
          </table:table-cell>
          <table:table-cell table:style-name="ce21" table:number-columns-repeated="3"/>
          <table:table-cell table:style-name="ce23" office:value-type="string">
            <text:p>7 only</text:p>
          </table:table-cell>
          <table:table-cell table:style-name="ce15" table:number-columns-repeated="3"/>
          <table:table-cell table:style-name="ce32" office:value-type="string">
            <text:p>Test</text:p>
          </table:table-cell>
          <table:table-cell table:style-name="ce35" office:value-type="string">
            <text:p>pitchArticulation-rhythm</text:p>
          </table:table-cell>
          <table:table-cell table:style-name="ce37" table:number-columns-repeated="3"/>
          <table:table-cell table:style-name="ce32" office:value-type="string">
            <text:p>rhythm-pitch</text:p>
          </table:table-cell>
          <table:table-cell table:style-name="ce33" table:number-columns-repeated="3"/>
          <table:table-cell table:style-name="ce35" office:value-type="string">
            <text:p>all-all</text:p>
          </table:table-cell>
          <table:table-cell table:style-name="ce37" table:number-columns-repeated="3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number-columns-repeated="2"/>
          <table:table-cell table:style-name="ce7" office:value-type="string">
            <text:p>Test 1 – synth</text:p>
          </table:table-cell>
          <table:table-cell table:style-name="ce6"/>
          <table:table-cell table:style-name="ce9" office:value-type="string">
            <text:p>Question 1 – Pink Floyd</text:p>
          </table:table-cell>
          <table:table-cell table:style-name="ce11"/>
          <table:table-cell table:style-name="ce7" office:value-type="string">
            <text:p>Question 2 – Usher</text:p>
          </table:table-cell>
          <table:table-cell/>
          <table:table-cell table:style-name="ce9" office:value-type="string">
            <text:p>Question 3 – Moodoid</text:p>
          </table:table-cell>
          <table:table-cell table:style-name="ce11"/>
          <table:table-cell table:style-name="ce7" office:value-type="string">
            <text:p>Question 4 – Phish</text:p>
          </table:table-cell>
          <table:table-cell/>
          <table:table-cell table:style-name="ce12" office:value-type="string">
            <text:p>Question 5 – 4</text:p>
          </table:table-cell>
          <table:table-cell table:style-name="ce13"/>
          <table:table-cell table:style-name="ce7" office:value-type="string">
            <text:p>Question 6 – 5</text:p>
          </table:table-cell>
          <table:table-cell table:style-name="ce6"/>
          <table:table-cell table:style-name="ce12" office:value-type="string">
            <text:p>Question 7 – 6</text:p>
          </table:table-cell>
          <table:table-cell table:style-name="ce13"/>
          <table:table-cell table:style-name="ce7" office:value-type="string">
            <text:p>Question 8 – 7</text:p>
          </table:table-cell>
          <table:table-cell/>
          <table:table-cell table:style-name="ce16" office:value-type="string">
            <text:p>Test 1 – rhythm-pitch</text:p>
          </table:table-cell>
          <table:table-cell table:style-name="ce17"/>
          <table:table-cell table:style-name="ce23" office:value-type="string">
            <text:p>pitch-pitch</text:p>
          </table:table-cell>
          <table:table-cell table:style-name="ce15"/>
          <table:table-cell table:style-name="ce25" office:value-type="string">
            <text:p>pitchArticulation-rhythm</text:p>
          </table:table-cell>
          <table:table-cell table:style-name="ce12"/>
          <table:table-cell table:style-name="ce26" office:value-type="string">
            <text:p>rhythm-pitch</text:p>
          </table:table-cell>
          <table:table-cell table:style-name="ce15"/>
          <table:table-cell table:style-name="ce27" office:value-type="string">
            <text:p>rhythm-rhythm</text:p>
          </table:table-cell>
          <table:table-cell table:style-name="ce13"/>
          <table:table-cell table:style-name="ce28" office:value-type="string">
            <text:p>all-all</text:p>
          </table:table-cell>
          <table:table-cell table:style-name="ce15"/>
          <table:table-cell table:style-name="ce12" office:value-type="string">
            <text:p>pitch-pitch</text:p>
          </table:table-cell>
          <table:table-cell table:style-name="ce13"/>
          <table:table-cell table:style-name="ce29" office:value-type="string">
            <text:p>pitchArticulation-rhythm</text:p>
          </table:table-cell>
          <table:table-cell table:style-name="ce23"/>
          <table:table-cell table:style-name="ce27" office:value-type="string">
            <text:p>rhythm-pitch</text:p>
          </table:table-cell>
          <table:table-cell table:style-name="ce13"/>
          <table:table-cell table:style-name="ce26" office:value-type="string">
            <text:p>rhythm-rhythm</text:p>
          </table:table-cell>
          <table:table-cell table:style-name="ce15"/>
          <table:table-cell table:style-name="ce30" office:value-type="string">
            <text:p>all-all</text:p>
          </table:table-cell>
          <table:table-cell table:style-name="ce13"/>
          <table:table-cell table:style-name="ce23" office:value-type="string">
            <text:p>pitch-pitch</text:p>
          </table:table-cell>
          <table:table-cell table:style-name="ce15"/>
          <table:table-cell table:style-name="ce25" office:value-type="string">
            <text:p>pitchArticulation-rhythm</text:p>
          </table:table-cell>
          <table:table-cell table:style-name="ce12"/>
          <table:table-cell table:style-name="ce26" office:value-type="string">
            <text:p>rhythm-pitch</text:p>
          </table:table-cell>
          <table:table-cell table:style-name="ce15"/>
          <table:table-cell table:style-name="ce27" office:value-type="string">
            <text:p>rhythm-rhythm</text:p>
          </table:table-cell>
          <table:table-cell table:style-name="ce13"/>
          <table:table-cell table:style-name="ce28" office:value-type="string">
            <text:p>all-all</text:p>
          </table:table-cell>
          <table:table-cell table:style-name="ce15"/>
          <table:table-cell table:style-name="ce12" office:value-type="string">
            <text:p>pitch-pitch</text:p>
          </table:table-cell>
          <table:table-cell table:style-name="ce13"/>
          <table:table-cell table:style-name="ce29" office:value-type="string">
            <text:p>pitchArticulation-rhythm</text:p>
          </table:table-cell>
          <table:table-cell table:style-name="ce23"/>
          <table:table-cell table:style-name="ce27" office:value-type="string">
            <text:p>rhythm-pitch</text:p>
          </table:table-cell>
          <table:table-cell table:style-name="ce13"/>
          <table:table-cell table:style-name="ce26" office:value-type="string">
            <text:p>rhythm-rhythm</text:p>
          </table:table-cell>
          <table:table-cell table:style-name="ce15"/>
          <table:table-cell table:style-name="ce30" office:value-type="string">
            <text:p>all-all</text:p>
          </table:table-cell>
          <table:table-cell table:style-name="ce13"/>
          <table:table-cell table:style-name="ce23" office:value-type="string">
            <text:p>pitchArticulation-rhythm</text:p>
          </table:table-cell>
          <table:table-cell table:style-name="ce15"/>
          <table:table-cell table:style-name="ce12" office:value-type="string">
            <text:p>rhythm_pitch</text:p>
          </table:table-cell>
          <table:table-cell table:style-name="ce13"/>
          <table:table-cell table:style-name="ce23" office:value-type="string">
            <text:p>pitchArticulation-rhythm</text:p>
          </table:table-cell>
          <table:table-cell table:style-name="ce15"/>
          <table:table-cell table:style-name="ce12" office:value-type="string">
            <text:p>rhythm_pitch</text:p>
          </table:table-cell>
          <table:table-cell table:style-name="ce13"/>
          <table:table-cell table:style-name="ce23" office:value-type="string">
            <text:p>pitchArticulation-rhythm</text:p>
          </table:table-cell>
          <table:table-cell table:style-name="ce15"/>
          <table:table-cell table:style-name="ce12" office:value-type="string">
            <text:p>rhythm_pitch</text:p>
          </table:table-cell>
          <table:table-cell table:style-name="ce13"/>
          <table:table-cell table:style-name="ce23" office:value-type="string">
            <text:p>pitchArticulation-rhythm</text:p>
          </table:table-cell>
          <table:table-cell table:style-name="ce15"/>
          <table:table-cell table:style-name="ce12" office:value-type="string">
            <text:p>rhythm_pitch</text:p>
          </table:table-cell>
          <table:table-cell table:style-name="ce13"/>
          <table:table-cell table:style-name="ce32" office:value-type="string">
            <text:p>4 and 7</text:p>
          </table:table-cell>
          <table:table-cell table:style-name="ce12" office:value-type="string">
            <text:p>4 and 7</text:p>
          </table:table-cell>
          <table:table-cell table:style-name="ce13"/>
          <table:table-cell table:style-name="ce32" office:value-type="string">
            <text:p>5 and 6</text:p>
          </table:table-cell>
          <table:table-cell table:style-name="ce33"/>
          <table:table-cell table:style-name="ce12" office:value-type="string">
            <text:p>4 and 7</text:p>
          </table:table-cell>
          <table:table-cell table:style-name="ce13"/>
          <table:table-cell table:style-name="ce32" office:value-type="string">
            <text:p>5 and 6</text:p>
          </table:table-cell>
          <table:table-cell table:style-name="ce33"/>
          <table:table-cell table:style-name="ce12" office:value-type="string">
            <text:p>4 and 7</text:p>
          </table:table-cell>
          <table:table-cell table:style-name="ce13"/>
          <table:table-cell table:style-name="ce32" office:value-type="string">
            <text:p>5 and 6</text:p>
          </table:table-cell>
          <table:table-cell table:style-name="ce33"/>
          <table:table-cell table:style-name="ce2"/>
          <table:table-cell table:style-name="ce12" office:value-type="string">
            <text:p>difficult sections...</text:p>
          </table:table-cell>
          <table:table-cell table:style-name="ce13" table:number-columns-repeated="2"/>
        </table:table-row>
        <table:table-row table:style-name="ro4">
          <table:table-cell table:style-name="ce2"/>
          <table:table-cell table:style-name="ce2" office:value-type="string">
            <text:p>Years</text:p>
          </table:table-cell>
          <table:table-cell office:value-type="string">
            <text:p>Instrument</text:p>
          </table:table-cell>
          <table:table-cell office:value-type="string">
            <text:p>Gengres</text:p>
          </table:table-cell>
          <table:table-cell table:style-name="ce6" office:value-type="string">
            <text:p>T1 – 4</text:p>
          </table:table-cell>
          <table:table-cell table:style-name="ce6" office:value-type="string">
            <text:p>T1 – correct</text:p>
          </table:table-cell>
          <table:table-cell table:style-name="ce10" office:value-type="string">
            <text:p>Q1 – 7</text:p>
          </table:table-cell>
          <table:table-cell table:style-name="ce11" office:value-type="string">
            <text:p>Q1 – correct</text:p>
          </table:table-cell>
          <table:table-cell office:value-type="string">
            <text:p>Q2 – 4</text:p>
          </table:table-cell>
          <table:table-cell office:value-type="string">
            <text:p>Q2 – correct</text:p>
          </table:table-cell>
          <table:table-cell table:style-name="ce10" office:value-type="string">
            <text:p>Q3 – 5</text:p>
          </table:table-cell>
          <table:table-cell table:style-name="ce11" office:value-type="string">
            <text:p>Q3 – correct</text:p>
          </table:table-cell>
          <table:table-cell office:value-type="string">
            <text:p>Q4 – 6</text:p>
          </table:table-cell>
          <table:table-cell office:value-type="string">
            <text:p>Q4 – correct</text:p>
          </table:table-cell>
          <table:table-cell table:style-name="ce13" office:value-type="string">
            <text:p>Q5 – 4</text:p>
          </table:table-cell>
          <table:table-cell table:style-name="ce13" office:value-type="string">
            <text:p>Q5 – correct</text:p>
          </table:table-cell>
          <table:table-cell table:style-name="ce6" office:value-type="string">
            <text:p>Q6 – 5</text:p>
          </table:table-cell>
          <table:table-cell table:style-name="ce6" office:value-type="string">
            <text:p>Q6 – correct</text:p>
          </table:table-cell>
          <table:table-cell table:style-name="ce13" office:value-type="string">
            <text:p>Q7 – 6</text:p>
          </table:table-cell>
          <table:table-cell table:style-name="ce13" office:value-type="string">
            <text:p>Q7 – correct</text:p>
          </table:table-cell>
          <table:table-cell table:style-name="ce6" office:value-type="string">
            <text:p>Q8 – 7</text:p>
          </table:table-cell>
          <table:table-cell office:value-type="string">
            <text:p>Q8 – correct</text:p>
          </table:table-cell>
          <table:table-cell table:style-name="ce17" office:value-type="string">
            <text:p>T1 – 4</text:p>
          </table:table-cell>
          <table:table-cell table:style-name="ce19" office:value-type="string">
            <text:p>T1 – 7</text:p>
          </table:table-cell>
          <table:table-cell table:style-name="ce15" office:value-type="string">
            <text:p>Q1 – 4</text:p>
          </table:table-cell>
          <table:table-cell table:style-name="ce24" office:value-type="string">
            <text:p>Q1 – 7</text:p>
          </table:table-cell>
          <table:table-cell table:style-name="ce13" office:value-type="string">
            <text:p>Q2 – 4</text:p>
          </table:table-cell>
          <table:table-cell table:style-name="ce19" office:value-type="string">
            <text:p>Q2 – 7</text:p>
          </table:table-cell>
          <table:table-cell table:style-name="ce15" office:value-type="string">
            <text:p>Q3 – 4</text:p>
          </table:table-cell>
          <table:table-cell table:style-name="ce15" office:value-type="string">
            <text:p>Q3 – 7</text:p>
          </table:table-cell>
          <table:table-cell table:style-name="ce13" office:value-type="string">
            <text:p>Q4 – 4</text:p>
          </table:table-cell>
          <table:table-cell table:style-name="ce13" office:value-type="string">
            <text:p>Q4 – 7</text:p>
          </table:table-cell>
          <table:table-cell table:style-name="ce15" office:value-type="string">
            <text:p>Q5 – 4</text:p>
          </table:table-cell>
          <table:table-cell table:style-name="ce15" office:value-type="string">
            <text:p>Q5 – 7</text:p>
          </table:table-cell>
          <table:table-cell table:style-name="ce13" office:value-type="string">
            <text:p>Q1 – 4</text:p>
          </table:table-cell>
          <table:table-cell table:style-name="ce19" office:value-type="string">
            <text:p>Q1 – 6</text:p>
          </table:table-cell>
          <table:table-cell table:style-name="ce15" office:value-type="string">
            <text:p>Q2 – 4</text:p>
          </table:table-cell>
          <table:table-cell table:style-name="ce24" office:value-type="string">
            <text:p>Q2 – 6</text:p>
          </table:table-cell>
          <table:table-cell table:style-name="ce13" office:value-type="string">
            <text:p>Q3 – 4</text:p>
          </table:table-cell>
          <table:table-cell table:style-name="ce13" office:value-type="string">
            <text:p>Q3 – 6</text:p>
          </table:table-cell>
          <table:table-cell table:style-name="ce15" office:value-type="string">
            <text:p>Q4 – 4</text:p>
          </table:table-cell>
          <table:table-cell table:style-name="ce15" office:value-type="string">
            <text:p>Q4 – 6</text:p>
          </table:table-cell>
          <table:table-cell table:style-name="ce13" office:value-type="string">
            <text:p>Q5 – 4</text:p>
          </table:table-cell>
          <table:table-cell table:style-name="ce13" office:value-type="string">
            <text:p>Q5 – 6</text:p>
          </table:table-cell>
          <table:table-cell table:style-name="ce15" office:value-type="string">
            <text:p>Q1 – 5</text:p>
          </table:table-cell>
          <table:table-cell table:style-name="ce24" office:value-type="string">
            <text:p>Q1 – 6</text:p>
          </table:table-cell>
          <table:table-cell table:style-name="ce13" office:value-type="string">
            <text:p>Q2 – 5</text:p>
          </table:table-cell>
          <table:table-cell table:style-name="ce19" office:value-type="string">
            <text:p>Q2 – 6</text:p>
          </table:table-cell>
          <table:table-cell table:style-name="ce15" office:value-type="string">
            <text:p>Q3 – 5</text:p>
          </table:table-cell>
          <table:table-cell table:style-name="ce15" office:value-type="string">
            <text:p>Q3 – 6</text:p>
          </table:table-cell>
          <table:table-cell table:style-name="ce13" office:value-type="string">
            <text:p>Q4 – 5</text:p>
          </table:table-cell>
          <table:table-cell table:style-name="ce13" office:value-type="string">
            <text:p>Q4 – 6</text:p>
          </table:table-cell>
          <table:table-cell table:style-name="ce15" office:value-type="string">
            <text:p>Q5 – 5</text:p>
          </table:table-cell>
          <table:table-cell table:style-name="ce15" office:value-type="string">
            <text:p>Q5 – 6</text:p>
          </table:table-cell>
          <table:table-cell table:style-name="ce13" office:value-type="string">
            <text:p>Q1 – 5</text:p>
          </table:table-cell>
          <table:table-cell table:style-name="ce19" office:value-type="string">
            <text:p>Q1 – 7</text:p>
          </table:table-cell>
          <table:table-cell table:style-name="ce15" office:value-type="string">
            <text:p>Q2 – 5</text:p>
          </table:table-cell>
          <table:table-cell table:style-name="ce24" office:value-type="string">
            <text:p>Q2 – 7</text:p>
          </table:table-cell>
          <table:table-cell table:style-name="ce13" office:value-type="string">
            <text:p>Q3 – 5</text:p>
          </table:table-cell>
          <table:table-cell table:style-name="ce13" office:value-type="string">
            <text:p>Q3 – 7</text:p>
          </table:table-cell>
          <table:table-cell table:style-name="ce15" office:value-type="string">
            <text:p>Q4 – 5</text:p>
          </table:table-cell>
          <table:table-cell table:style-name="ce15" office:value-type="string">
            <text:p>Q4 – 7</text:p>
          </table:table-cell>
          <table:table-cell table:style-name="ce13" office:value-type="string">
            <text:p>Q5 – 5</text:p>
          </table:table-cell>
          <table:table-cell table:style-name="ce13" office:value-type="string">
            <text:p>Q5 – 7</text:p>
          </table:table-cell>
          <table:table-cell table:style-name="ce15" office:value-type="string">
            <text:p>Q1 – 4</text:p>
          </table:table-cell>
          <table:table-cell table:style-name="ce15" office:value-type="string">
            <text:p>Q1 - other</text:p>
          </table:table-cell>
          <table:table-cell table:style-name="ce13" office:value-type="string">
            <text:p>Q2 – 4</text:p>
          </table:table-cell>
          <table:table-cell table:style-name="ce13" office:value-type="string">
            <text:p>Q2 - other</text:p>
          </table:table-cell>
          <table:table-cell table:style-name="ce15" office:value-type="string">
            <text:p>Q1 – 5</text:p>
          </table:table-cell>
          <table:table-cell table:style-name="ce15" office:value-type="string">
            <text:p>Q1 - other</text:p>
          </table:table-cell>
          <table:table-cell table:style-name="ce13" office:value-type="string">
            <text:p>Q2 – 5</text:p>
          </table:table-cell>
          <table:table-cell table:style-name="ce13" office:value-type="string">
            <text:p>Q2 - other</text:p>
          </table:table-cell>
          <table:table-cell table:style-name="ce15" office:value-type="string">
            <text:p>Q1 – 6</text:p>
          </table:table-cell>
          <table:table-cell table:style-name="ce15" office:value-type="string">
            <text:p>Q1 - other</text:p>
          </table:table-cell>
          <table:table-cell table:style-name="ce13" office:value-type="string">
            <text:p>Q2 – 6</text:p>
          </table:table-cell>
          <table:table-cell table:style-name="ce13" office:value-type="string">
            <text:p>Q2 - other</text:p>
          </table:table-cell>
          <table:table-cell table:style-name="ce15" office:value-type="string">
            <text:p>Q1 – 7</text:p>
          </table:table-cell>
          <table:table-cell table:style-name="ce15" office:value-type="string">
            <text:p>Q1 - other</text:p>
          </table:table-cell>
          <table:table-cell table:style-name="ce13" office:value-type="string">
            <text:p>Q2 – 7</text:p>
          </table:table-cell>
          <table:table-cell table:style-name="ce13" office:value-type="string">
            <text:p>Q2 - other</text:p>
          </table:table-cell>
          <table:table-cell table:style-name="ce33" office:value-type="string">
            <text:p>change</text:p>
          </table:table-cell>
          <table:table-cell table:style-name="ce36" office:value-type="string">
            <text:p>change</text:p>
          </table:table-cell>
          <table:table-cell table:style-name="ce33" office:value-type="string">
            <text:p>stay</text:p>
          </table:table-cell>
          <table:table-cell table:style-name="ce36" office:value-type="string">
            <text:p>change</text:p>
          </table:table-cell>
          <table:table-cell table:style-name="ce33" office:value-type="string">
            <text:p>stay</text:p>
          </table:table-cell>
          <table:table-cell table:style-name="ce36" office:value-type="string">
            <text:p>change</text:p>
          </table:table-cell>
          <table:table-cell table:style-name="ce33" office:value-type="string">
            <text:p>stay</text:p>
          </table:table-cell>
          <table:table-cell table:style-name="ce36" office:value-type="string">
            <text:p>change</text:p>
          </table:table-cell>
          <table:table-cell table:style-name="ce33" office:value-type="string">
            <text:p>stay</text:p>
          </table:table-cell>
          <table:table-cell table:style-name="ce36" office:value-type="string">
            <text:p>change</text:p>
          </table:table-cell>
          <table:table-cell table:style-name="ce33" office:value-type="string">
            <text:p>stay</text:p>
          </table:table-cell>
          <table:table-cell table:style-name="ce36" office:value-type="string">
            <text:p>change</text:p>
          </table:table-cell>
          <table:table-cell table:style-name="ce33" office:value-type="string">
            <text:p>stay</text:p>
          </table:table-cell>
          <table:table-cell table:style-name="ce39" office:value-type="string">
            <text:p>easiest param</text:p>
          </table:table-cell>
          <table:table-cell table:style-name="ce39" office:value-type="string">
            <text:p>section 1</text:p>
          </table:table-cell>
          <table:table-cell table:style-name="ce39" office:value-type="string">
            <text:p>section 2</text:p>
          </table:table-cell>
          <table:table-cell table:style-name="ce39" office:value-type="string">
            <text:p>section 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guitar</text:p>
          </table:table-cell>
          <table:table-cell office:value-type="string">
            <text:p>rock jazz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string">
            <text:p>rhyth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guitar</text:p>
          </table:table-cell>
          <table:table-cell office:value-type="string">
            <text:p>rock jazz 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ticul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vocal</text:p>
          </table:table-cell>
          <table:table-cell office:value-type="string">
            <text:p>rock bollywoo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elody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piano</text:p>
          </table:table-cell>
          <table:table-cell office:value-type="string">
            <text:p>classic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lod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drums</text:p>
          </table:table-cell>
          <table:table-cell office:value-type="string">
            <text:p>rock 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iano</text:p>
          </table:table-cell>
          <table:table-cell table:style-name="ce4" office:value-type="string">
            <text:p>jazz classical 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melod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bass guitar</text:p>
          </table:table-cell>
          <table:table-cell office:value-type="string">
            <text:p>rock jazz experimental 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office:value-type="string">
            <text:p>guitar</text:p>
          </table:table-cell>
          <table:table-cell office:value-type="string">
            <text:p>rock experimental 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elod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piano</text:p>
          </table:table-cell>
          <table:table-cell office:value-type="string">
            <text:p>rock classic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elod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piano</text:p>
          </table:table-cell>
          <table:table-cell office:value-type="string">
            <text:p>rock jazz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string">
            <text:p>melody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office:value-type="string">
            <text:p>composer</text:p>
          </table:table-cell>
          <table:table-cell office:value-type="string">
            <text:p>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melod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piano</text:p>
          </table:table-cell>
          <table:table-cell table:style-name="ce4" office:value-type="string">
            <text:p>jazz classical 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guitar</text:p>
          </table:table-cell>
          <table:table-cell office:value-type="string">
            <text:p>rock experimental 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keyboard</text:p>
          </table:table-cell>
          <table:table-cell table:style-name="ce4" office:value-type="string">
            <text:p>jazz classical 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melod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guitar</text:p>
          </table:table-cell>
          <table:table-cell office:value-type="string">
            <text:p>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piano</text:p>
          </table:table-cell>
          <table:table-cell office:value-type="string">
            <text:p>rock jazz classic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hythm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violin</text:p>
          </table:table-cell>
          <table:table-cell office:value-type="string">
            <text:p>rock experimental classical 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elod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vocal</text:p>
          </table:table-cell>
          <table:table-cell office:value-type="string">
            <text:p>classic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lody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3" office:value-type="string">
            <text:p>vocal</text:p>
          </table:table-cell>
          <table:table-cell office:value-type="string">
            <text:p>bollywoo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no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guitar</text:p>
          </table:table-cell>
          <table:table-cell office:value-type="string">
            <text:p>rock experimental electron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hyth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guitar</text:p>
          </table:table-cell>
          <table:table-cell office:value-type="string">
            <text:p>roc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elod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3" office:value-type="string">
            <text:p>piano</text:p>
          </table:table-cell>
          <table:table-cell office:value-type="string">
            <text:p>classical 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melod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guitar</text:p>
          </table:table-cell>
          <table:table-cell office:value-type="string">
            <text:p>rock jazz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melod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rums</text:p>
          </table:table-cell>
          <table:table-cell office:value-type="string">
            <text:p>rock classic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string">
            <text:p>melody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flute</text:p>
          </table:table-cell>
          <table:table-cell table:style-name="ce4" office:value-type="string">
            <text:p>jazz bollywood experimental classical 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larinet</text:p>
          </table:table-cell>
          <table:table-cell office:value-type="string">
            <text:p>experimental 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elod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guitar</text:p>
          </table:table-cell>
          <table:table-cell office:value-type="string">
            <text:p>rock jazz electron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string">
            <text:p>melody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Default" table:number-columns-repeated="92"/>
          <table:table-cell table:style-name="Default" office:value-type="string">
            <text:p>melody</text:p>
          </table:table-cell>
          <table:table-cell table:style-name="Default" table:formula="of:=COUNTIF([.CP7:.CP33];[.CO34])" office:value-type="float" office:value="16">
            <text:p>16</text:p>
          </table:table-cell>
          <table:table-cell table:style-name="Default" table:formula="of:=SUM([.CQ7:.CQ33])" office:value-type="float" office:value="2">
            <text:p>2</text:p>
          </table:table-cell>
          <table:table-cell table:style-name="Default" table:formula="of:=SUM([.CR7:.CR33])" office:value-type="float" office:value="15">
            <text:p>15</text:p>
          </table:table-cell>
          <table:table-cell table:style-name="Default" table:formula="of:=SUM([.CS7:.CS33])" office:value-type="float" office:value="5">
            <text:p>5</text:p>
          </table:table-cell>
        </table:table-row>
        <table:table-row table:style-name="ro1">
          <table:table-cell table:style-name="Default" table:number-columns-repeated="92"/>
          <table:table-cell table:style-name="Default" office:value-type="string">
            <text:p>no</text:p>
          </table:table-cell>
          <table:table-cell table:style-name="Default" table:formula="of:=COUNTIF([.CP7:.CP32];[.CO35])" office:value-type="float" office:value="7">
            <text:p>7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92"/>
          <table:table-cell table:style-name="Default" office:value-type="string">
            <text:p>rhythm</text:p>
          </table:table-cell>
          <table:table-cell table:style-name="Default" table:formula="of:=COUNTIF([.CP7:.CP31];[.CO36])" office:value-type="float" office:value="3">
            <text:p>3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92"/>
          <table:table-cell table:style-name="ce38" office:value-type="string">
            <text:p>articulation</text:p>
          </table:table-cell>
          <table:table-cell table:style-name="Default" table:formula="of:=COUNTIF([.CP7:.CP30];[.CO37])" office:value-type="float" office:value="1">
            <text:p>1</text:p>
          </table:table-cell>
          <table:table-cell table:style-name="Default" table:number-columns-repeated="3"/>
        </table:table-row>
      </table:table>
      <table:table table:name="section 1" table:style-name="ta1" table:print="false">
        <table:table-column table:style-name="co2" table:number-columns-repeated="3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8" table:default-cell-style-name="ce6"/>
        <table:table-column table:style-name="co8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9" table:default-cell-style-name="Default"/>
        <table:table-column table:style-name="co2" table:number-columns-repeated="7" table:default-cell-style-name="Default"/>
        <table:table-column table:style-name="co10" table:default-cell-style-name="Default"/>
        <table:table-column table:style-name="co2" table:number-columns-repeated="6" table:default-cell-style-name="Default"/>
        <table:table-row table:style-name="ro2">
          <table:table-cell table:style-name="ce5" office:value-type="string">
            <text:p>SECTION 1</text:p>
          </table:table-cell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5"/>
          <table:table-cell/>
          <table:table-cell table:style-name="ce6"/>
          <table:table-cell table:number-columns-repeated="16"/>
        </table:table-row>
        <table:table-row table:style-name="ro1">
          <table:table-cell table:style-name="ce6"/>
          <table:table-cell table:style-name="ce2" office:value-type="string">
            <text:p>REAL SONGS...</text:p>
          </table:table-cell>
          <table:table-cell table:style-name="ce2" table:number-columns-repeated="8"/>
          <table:table-cell table:style-name="ce6" office:value-type="string">
            <text:p>SYNTH SONGS...</text:p>
          </table:table-cell>
          <table:table-cell table:style-name="ce6" table:number-columns-repeated="4"/>
          <table:table-cell/>
          <table:table-cell table:style-name="ce6"/>
          <table:table-cell table:number-columns-repeated="16"/>
        </table:table-row>
        <table:table-row table:style-name="ro1">
          <table:table-cell table:style-name="ce7" office:value-type="string">
            <text:p>Test 1 – synth</text:p>
          </table:table-cell>
          <table:table-cell table:style-name="ce6"/>
          <table:table-cell table:style-name="ce9" office:value-type="string">
            <text:p>Question 1 – Pink Floyd</text:p>
          </table:table-cell>
          <table:table-cell table:style-name="ce11"/>
          <table:table-cell table:style-name="ce7" office:value-type="string">
            <text:p>Question 2 – Usher</text:p>
          </table:table-cell>
          <table:table-cell/>
          <table:table-cell table:style-name="ce9" office:value-type="string">
            <text:p>Question 3 – Moodoid</text:p>
          </table:table-cell>
          <table:table-cell table:style-name="ce11"/>
          <table:table-cell table:style-name="ce7" office:value-type="string">
            <text:p>Question 4 – Phish</text:p>
          </table:table-cell>
          <table:table-cell/>
          <table:table-cell table:style-name="ce12" office:value-type="string">
            <text:p>Question 5 – 4</text:p>
          </table:table-cell>
          <table:table-cell table:style-name="ce13"/>
          <table:table-cell table:style-name="ce7" office:value-type="string">
            <text:p>Question 6 – 5</text:p>
          </table:table-cell>
          <table:table-cell table:style-name="ce6"/>
          <table:table-cell table:style-name="ce12" office:value-type="string">
            <text:p>Question 7 – 6</text:p>
          </table:table-cell>
          <table:table-cell table:style-name="ce13"/>
          <table:table-cell table:style-name="ce7" office:value-type="string">
            <text:p>Question 8 – 7</text:p>
          </table:table-cell>
          <table:table-cell/>
          <table:table-cell office:value-type="string">
            <text:p>accuracy</text:p>
          </table:table-cell>
          <table:table-cell table:number-columns-repeated="14"/>
        </table:table-row>
        <table:table-row table:style-name="ro1">
          <table:table-cell table:style-name="ce6" office:value-type="string">
            <text:p>T1 – 4</text:p>
          </table:table-cell>
          <table:table-cell table:style-name="ce6" office:value-type="string">
            <text:p>T1 – correct</text:p>
          </table:table-cell>
          <table:table-cell table:style-name="ce10" office:value-type="string">
            <text:p>Q1 – 7</text:p>
          </table:table-cell>
          <table:table-cell table:style-name="ce11" office:value-type="string">
            <text:p>Q1 – correct</text:p>
          </table:table-cell>
          <table:table-cell office:value-type="string">
            <text:p>Q2 – 4</text:p>
          </table:table-cell>
          <table:table-cell office:value-type="string">
            <text:p>Q2 – correct</text:p>
          </table:table-cell>
          <table:table-cell table:style-name="ce10" office:value-type="string">
            <text:p>Q3 – 5</text:p>
          </table:table-cell>
          <table:table-cell table:style-name="ce11" office:value-type="string">
            <text:p>Q3 – correct</text:p>
          </table:table-cell>
          <table:table-cell office:value-type="string">
            <text:p>Q4 – 6</text:p>
          </table:table-cell>
          <table:table-cell office:value-type="string">
            <text:p>Q4 – correct</text:p>
          </table:table-cell>
          <table:table-cell table:style-name="ce13" office:value-type="string">
            <text:p>Q5 – 4</text:p>
          </table:table-cell>
          <table:table-cell table:style-name="ce13" office:value-type="string">
            <text:p>Q5 – correct</text:p>
          </table:table-cell>
          <table:table-cell table:style-name="ce6" office:value-type="string">
            <text:p>Q6 – 5</text:p>
          </table:table-cell>
          <table:table-cell table:style-name="ce6" office:value-type="string">
            <text:p>Q6 – correct</text:p>
          </table:table-cell>
          <table:table-cell table:style-name="ce13" office:value-type="string">
            <text:p>Q7 – 6</text:p>
          </table:table-cell>
          <table:table-cell table:style-name="ce13" office:value-type="string">
            <text:p>Q7 – correct</text:p>
          </table:table-cell>
          <table:table-cell table:style-name="ce6" office:value-type="string">
            <text:p>Q8 – 7</text:p>
          </table:table-cell>
          <table:table-cell office:value-type="string">
            <text:p>Q8 – correct</text:p>
          </table:table-cell>
          <table:table-cell office:value-type="string">
            <text:p>all</text:p>
          </table:table-cell>
          <table:table-cell table:style-name="ce48" office:value-type="string">
            <text:p>REAL</text:p>
          </table:table-cell>
          <table:table-cell table:style-name="ce48" office:value-type="string">
            <text:p>SYNTH</text:p>
          </table:table-cell>
          <table:table-cell table:style-name="ce48" office:value-type="string">
            <text:p>4 meter</text:p>
          </table:table-cell>
          <table:table-cell table:style-name="ce48" office:value-type="string">
            <text:p>5 meter</text:p>
          </table:table-cell>
          <table:table-cell table:style-name="ce48" office:value-type="string">
            <text:p>6 meter</text:p>
          </table:table-cell>
          <table:table-cell table:style-name="ce48" office:value-type="string">
            <text:p>7 meter</text:p>
          </table:table-cell>
          <table:table-cell table:number-columns-repeated="2"/>
          <table:table-cell office:value-type="string">
            <text:p>years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5];[.D5];[.F5];[.H5];[.J5];[.L5];[.N5];[.P5];[.R5])" office:value-type="float" office:value="1">
            <text:p>1</text:p>
          </table:table-cell>
          <table:table-cell table:formula="of:=AVERAGE([.D5];[.F5];[.H5];[.J5])" office:value-type="float" office:value="1">
            <text:p>1</text:p>
          </table:table-cell>
          <table:table-cell table:formula="of:=AVERAGE([.L5];[.N5];[.P5];[.R5])" office:value-type="float" office:value="1">
            <text:p>1</text:p>
          </table:table-cell>
          <table:table-cell table:formula="of:=AVERAGE([.F5];[.L5])" office:value-type="float" office:value="1">
            <text:p>1</text:p>
          </table:table-cell>
          <table:table-cell table:formula="of:=AVERAGE([.H5];[.N5])" office:value-type="float" office:value="1">
            <text:p>1</text:p>
          </table:table-cell>
          <table:table-cell table:formula="of:=AVERAGE([.J5];[.P5])" office:value-type="float" office:value="1">
            <text:p>1</text:p>
          </table:table-cell>
          <table:table-cell table:formula="of:=AVERAGE([.D5];[.R5])" office:value-type="float" office:value="1">
            <text:p>1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formula="of:=AVERAGE([.D5];[.F5];[.H5];[.J5];[.L5];[.N5];[.P5];[.R5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6];[.D6];[.F6];[.H6];[.J6];[.L6];[.N6];[.P6];[.R6])" office:value-type="float" office:value="1">
            <text:p>1</text:p>
          </table:table-cell>
          <table:table-cell table:formula="of:=AVERAGE([.D6];[.F6];[.H6];[.J6])" office:value-type="float" office:value="1">
            <text:p>1</text:p>
          </table:table-cell>
          <table:table-cell table:formula="of:=AVERAGE([.L6];[.N6];[.P6];[.R6])" office:value-type="float" office:value="1">
            <text:p>1</text:p>
          </table:table-cell>
          <table:table-cell table:formula="of:=AVERAGE([.F6];[.L6])" office:value-type="float" office:value="1">
            <text:p>1</text:p>
          </table:table-cell>
          <table:table-cell table:formula="of:=AVERAGE([.H6];[.N6])" office:value-type="float" office:value="1">
            <text:p>1</text:p>
          </table:table-cell>
          <table:table-cell table:formula="of:=AVERAGE([.J6];[.P6])" office:value-type="float" office:value="1">
            <text:p>1</text:p>
          </table:table-cell>
          <table:table-cell table:formula="of:=AVERAGE([.D6];[.R6])" office:value-type="float" office:value="1">
            <text:p>1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formula="of:=AVERAGE([.D6];[.F6];[.H6];[.J6];[.L6];[.N6];[.P6];[.R6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7];[.D7];[.F7];[.H7];[.J7];[.L7];[.N7];[.P7];[.R7])" office:value-type="float" office:value="1">
            <text:p>1</text:p>
          </table:table-cell>
          <table:table-cell table:formula="of:=AVERAGE([.D7];[.F7];[.H7];[.J7])" office:value-type="float" office:value="1">
            <text:p>1</text:p>
          </table:table-cell>
          <table:table-cell table:formula="of:=AVERAGE([.L7];[.N7];[.P7];[.R7])" office:value-type="float" office:value="1">
            <text:p>1</text:p>
          </table:table-cell>
          <table:table-cell table:formula="of:=AVERAGE([.F7];[.L7])" office:value-type="float" office:value="1">
            <text:p>1</text:p>
          </table:table-cell>
          <table:table-cell table:formula="of:=AVERAGE([.H7];[.N7])" office:value-type="float" office:value="1">
            <text:p>1</text:p>
          </table:table-cell>
          <table:table-cell table:formula="of:=AVERAGE([.J7];[.P7])" office:value-type="float" office:value="1">
            <text:p>1</text:p>
          </table:table-cell>
          <table:table-cell table:formula="of:=AVERAGE([.D7];[.R7])" office:value-type="float" office:value="1">
            <text:p>1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formula="of:=AVERAGE([.D7];[.F7];[.H7];[.J7];[.L7];[.N7];[.P7];[.R7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8];[.D8];[.F8];[.H8];[.J8];[.L8];[.N8];[.P8];[.R8])" office:value-type="float" office:value="1">
            <text:p>1</text:p>
          </table:table-cell>
          <table:table-cell table:formula="of:=AVERAGE([.D8];[.F8];[.H8];[.J8])" office:value-type="float" office:value="1">
            <text:p>1</text:p>
          </table:table-cell>
          <table:table-cell table:formula="of:=AVERAGE([.L8];[.N8];[.P8];[.R8])" office:value-type="float" office:value="1">
            <text:p>1</text:p>
          </table:table-cell>
          <table:table-cell table:formula="of:=AVERAGE([.F8];[.L8])" office:value-type="float" office:value="1">
            <text:p>1</text:p>
          </table:table-cell>
          <table:table-cell table:formula="of:=AVERAGE([.H8];[.N8])" office:value-type="float" office:value="1">
            <text:p>1</text:p>
          </table:table-cell>
          <table:table-cell table:formula="of:=AVERAGE([.J8];[.P8])" office:value-type="float" office:value="1">
            <text:p>1</text:p>
          </table:table-cell>
          <table:table-cell table:formula="of:=AVERAGE([.D8];[.R8])" office:value-type="float" office:value="1">
            <text:p>1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formula="of:=AVERAGE([.D8];[.F8];[.H8];[.J8];[.L8];[.N8];[.P8];[.R8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9];[.D9];[.F9];[.H9];[.J9];[.L9];[.N9];[.P9];[.R9])" office:value-type="float" office:value="1">
            <text:p>1</text:p>
          </table:table-cell>
          <table:table-cell table:formula="of:=AVERAGE([.D9];[.F9];[.H9];[.J9])" office:value-type="float" office:value="1">
            <text:p>1</text:p>
          </table:table-cell>
          <table:table-cell table:formula="of:=AVERAGE([.L9];[.N9];[.P9];[.R9])" office:value-type="float" office:value="1">
            <text:p>1</text:p>
          </table:table-cell>
          <table:table-cell table:formula="of:=AVERAGE([.F9];[.L9])" office:value-type="float" office:value="1">
            <text:p>1</text:p>
          </table:table-cell>
          <table:table-cell table:formula="of:=AVERAGE([.H9];[.N9])" office:value-type="float" office:value="1">
            <text:p>1</text:p>
          </table:table-cell>
          <table:table-cell table:formula="of:=AVERAGE([.J9];[.P9])" office:value-type="float" office:value="1">
            <text:p>1</text:p>
          </table:table-cell>
          <table:table-cell table:formula="of:=AVERAGE([.D9];[.R9])" office:value-type="float" office:value="1">
            <text:p>1</text:p>
          </table:table-cell>
          <table:table-cell table:number-columns-repeated="2"/>
          <table:table-cell table:style-name="ce3" office:value-type="float" office:value="19">
            <text:p>19</text:p>
          </table:table-cell>
          <table:table-cell table:formula="of:=AVERAGE([.D9];[.F9];[.H9];[.J9];[.L9];[.N9];[.P9];[.R9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10];[.D10];[.F10];[.H10];[.J10];[.L10];[.N10];[.P10];[.R10])" office:value-type="float" office:value="0.777777777777778">
            <text:p>0.7777777778</text:p>
          </table:table-cell>
          <table:table-cell table:formula="of:=AVERAGE([.D10];[.F10];[.H10];[.J10])" office:value-type="float" office:value="0.5">
            <text:p>0.5</text:p>
          </table:table-cell>
          <table:table-cell table:formula="of:=AVERAGE([.L10];[.N10];[.P10];[.R10])" office:value-type="float" office:value="1">
            <text:p>1</text:p>
          </table:table-cell>
          <table:table-cell table:formula="of:=AVERAGE([.F10];[.L10])" office:value-type="float" office:value="1">
            <text:p>1</text:p>
          </table:table-cell>
          <table:table-cell table:formula="of:=AVERAGE([.H10];[.N10])" office:value-type="float" office:value="0.5">
            <text:p>0.5</text:p>
          </table:table-cell>
          <table:table-cell table:formula="of:=AVERAGE([.J10];[.P10])" office:value-type="float" office:value="1">
            <text:p>1</text:p>
          </table:table-cell>
          <table:table-cell table:formula="of:=AVERAGE([.D10];[.R10])" office:value-type="float" office:value="0.5">
            <text:p>0.5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formula="of:=AVERAGE([.D10];[.F10];[.H10];[.J10];[.L10];[.N10];[.P10];[.R10])"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11];[.D11];[.F11];[.H11];[.J11];[.L11];[.N11];[.P11];[.R11])" office:value-type="float" office:value="1">
            <text:p>1</text:p>
          </table:table-cell>
          <table:table-cell table:formula="of:=AVERAGE([.D11];[.F11];[.H11];[.J11])" office:value-type="float" office:value="1">
            <text:p>1</text:p>
          </table:table-cell>
          <table:table-cell table:formula="of:=AVERAGE([.L11];[.N11];[.P11];[.R11])" office:value-type="float" office:value="1">
            <text:p>1</text:p>
          </table:table-cell>
          <table:table-cell table:formula="of:=AVERAGE([.F11];[.L11])" office:value-type="float" office:value="1">
            <text:p>1</text:p>
          </table:table-cell>
          <table:table-cell table:formula="of:=AVERAGE([.H11];[.N11])" office:value-type="float" office:value="1">
            <text:p>1</text:p>
          </table:table-cell>
          <table:table-cell table:formula="of:=AVERAGE([.J11];[.P11])" office:value-type="float" office:value="1">
            <text:p>1</text:p>
          </table:table-cell>
          <table:table-cell table:formula="of:=AVERAGE([.D11];[.R11])" office:value-type="float" office:value="1">
            <text:p>1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formula="of:=AVERAGE([.D11];[.F11];[.H11];[.J11];[.L11];[.N11];[.P11];[.R11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AVERAGE([.B12];[.D12];[.F12];[.H12];[.J12];[.L12];[.N12];[.P12];[.R12])" office:value-type="float" office:value="0.888888888888889">
            <text:p>0.8888888889</text:p>
          </table:table-cell>
          <table:table-cell table:formula="of:=AVERAGE([.D12];[.F12];[.H12];[.J12])" office:value-type="float" office:value="1">
            <text:p>1</text:p>
          </table:table-cell>
          <table:table-cell table:formula="of:=AVERAGE([.L12];[.N12];[.P12];[.R12])" office:value-type="float" office:value="0.75">
            <text:p>0.75</text:p>
          </table:table-cell>
          <table:table-cell table:formula="of:=AVERAGE([.F12];[.L12])" office:value-type="float" office:value="1">
            <text:p>1</text:p>
          </table:table-cell>
          <table:table-cell table:formula="of:=AVERAGE([.H12];[.N12])" office:value-type="float" office:value="1">
            <text:p>1</text:p>
          </table:table-cell>
          <table:table-cell table:formula="of:=AVERAGE([.J12];[.P12])" office:value-type="float" office:value="1">
            <text:p>1</text:p>
          </table:table-cell>
          <table:table-cell table:formula="of:=AVERAGE([.D12];[.R12])" office:value-type="float" office:value="0.5">
            <text:p>0.5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formula="of:=AVERAGE([.D12];[.F12];[.H12];[.J12];[.L12];[.N12];[.P12];[.R12])" office:value-type="float" office:value="0.875">
            <text:p>0.87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13];[.D13];[.F13];[.H13];[.J13];[.L13];[.N13];[.P13];[.R13])" office:value-type="float" office:value="0.888888888888889">
            <text:p>0.8888888889</text:p>
          </table:table-cell>
          <table:table-cell table:formula="of:=AVERAGE([.D13];[.F13];[.H13];[.J13])" office:value-type="float" office:value="1">
            <text:p>1</text:p>
          </table:table-cell>
          <table:table-cell table:formula="of:=AVERAGE([.L13];[.N13];[.P13];[.R13])" office:value-type="float" office:value="0.75">
            <text:p>0.75</text:p>
          </table:table-cell>
          <table:table-cell table:formula="of:=AVERAGE([.F13];[.L13])" office:value-type="float" office:value="1">
            <text:p>1</text:p>
          </table:table-cell>
          <table:table-cell table:formula="of:=AVERAGE([.H13];[.N13])" office:value-type="float" office:value="1">
            <text:p>1</text:p>
          </table:table-cell>
          <table:table-cell table:formula="of:=AVERAGE([.J13];[.P13])" office:value-type="float" office:value="0.5">
            <text:p>0.5</text:p>
          </table:table-cell>
          <table:table-cell table:formula="of:=AVERAGE([.D13];[.R13])" office:value-type="float" office:value="1">
            <text:p>1</text:p>
          </table:table-cell>
          <table:table-cell table:number-columns-repeated="2"/>
          <table:table-cell table:style-name="ce3" office:value-type="float" office:value="18">
            <text:p>18</text:p>
          </table:table-cell>
          <table:table-cell table:formula="of:=AVERAGE([.D13];[.F13];[.H13];[.J13];[.L13];[.N13];[.P13];[.R13])" office:value-type="float" office:value="0.875">
            <text:p>0.87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14];[.D14];[.F14];[.H14];[.J14];[.L14];[.N14];[.P14];[.R14])" office:value-type="float" office:value="1">
            <text:p>1</text:p>
          </table:table-cell>
          <table:table-cell table:formula="of:=AVERAGE([.D14];[.F14];[.H14];[.J14])" office:value-type="float" office:value="1">
            <text:p>1</text:p>
          </table:table-cell>
          <table:table-cell table:formula="of:=AVERAGE([.L14];[.N14];[.P14];[.R14])" office:value-type="float" office:value="1">
            <text:p>1</text:p>
          </table:table-cell>
          <table:table-cell table:formula="of:=AVERAGE([.F14];[.L14])" office:value-type="float" office:value="1">
            <text:p>1</text:p>
          </table:table-cell>
          <table:table-cell table:formula="of:=AVERAGE([.H14];[.N14])" office:value-type="float" office:value="1">
            <text:p>1</text:p>
          </table:table-cell>
          <table:table-cell table:formula="of:=AVERAGE([.J14];[.P14])" office:value-type="float" office:value="1">
            <text:p>1</text:p>
          </table:table-cell>
          <table:table-cell table:formula="of:=AVERAGE([.D14];[.R14])" office:value-type="float" office:value="1">
            <text:p>1</text:p>
          </table:table-cell>
          <table:table-cell table:number-columns-repeated="2"/>
          <table:table-cell table:style-name="ce3" office:value-type="float" office:value="19">
            <text:p>19</text:p>
          </table:table-cell>
          <table:table-cell table:formula="of:=AVERAGE([.D14];[.F14];[.H14];[.J14];[.L14];[.N14];[.P14];[.R14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15];[.D15];[.F15];[.H15];[.J15];[.L15];[.N15];[.P15];[.R15])" office:value-type="float" office:value="1">
            <text:p>1</text:p>
          </table:table-cell>
          <table:table-cell table:formula="of:=AVERAGE([.D15];[.F15];[.H15];[.J15])" office:value-type="float" office:value="1">
            <text:p>1</text:p>
          </table:table-cell>
          <table:table-cell table:formula="of:=AVERAGE([.L15];[.N15];[.P15];[.R15])" office:value-type="float" office:value="1">
            <text:p>1</text:p>
          </table:table-cell>
          <table:table-cell table:formula="of:=AVERAGE([.F15];[.L15])" office:value-type="float" office:value="1">
            <text:p>1</text:p>
          </table:table-cell>
          <table:table-cell table:formula="of:=AVERAGE([.H15];[.N15])" office:value-type="float" office:value="1">
            <text:p>1</text:p>
          </table:table-cell>
          <table:table-cell table:formula="of:=AVERAGE([.J15];[.P15])" office:value-type="float" office:value="1">
            <text:p>1</text:p>
          </table:table-cell>
          <table:table-cell table:formula="of:=AVERAGE([.D15];[.R15])" office:value-type="float" office:value="1">
            <text:p>1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formula="of:=AVERAGE([.D15];[.F15];[.H15];[.J15];[.L15];[.N15];[.P15];[.R15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AVERAGE([.B16];[.D16];[.F16];[.H16];[.J16];[.L16];[.N16];[.P16];[.R16])" office:value-type="float" office:value="0.777777777777778">
            <text:p>0.7777777778</text:p>
          </table:table-cell>
          <table:table-cell table:formula="of:=AVERAGE([.D16];[.F16];[.H16];[.J16])" office:value-type="float" office:value="1">
            <text:p>1</text:p>
          </table:table-cell>
          <table:table-cell table:formula="of:=AVERAGE([.L16];[.N16];[.P16];[.R16])" office:value-type="float" office:value="0.5">
            <text:p>0.5</text:p>
          </table:table-cell>
          <table:table-cell table:formula="of:=AVERAGE([.F16];[.L16])" office:value-type="float" office:value="1">
            <text:p>1</text:p>
          </table:table-cell>
          <table:table-cell table:formula="of:=AVERAGE([.H16];[.N16])" office:value-type="float" office:value="0.5">
            <text:p>0.5</text:p>
          </table:table-cell>
          <table:table-cell table:formula="of:=AVERAGE([.J16];[.P16])" office:value-type="float" office:value="1">
            <text:p>1</text:p>
          </table:table-cell>
          <table:table-cell table:formula="of:=AVERAGE([.D16];[.R16])" office:value-type="float" office:value="0.5">
            <text:p>0.5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formula="of:=AVERAGE([.D16];[.F16];[.H16];[.J16];[.L16];[.N16];[.P16];[.R16])"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17];[.D17];[.F17];[.H17];[.J17];[.L17];[.N17];[.P17];[.R17])" office:value-type="float" office:value="1">
            <text:p>1</text:p>
          </table:table-cell>
          <table:table-cell table:formula="of:=AVERAGE([.D17];[.F17];[.H17];[.J17])" office:value-type="float" office:value="1">
            <text:p>1</text:p>
          </table:table-cell>
          <table:table-cell table:formula="of:=AVERAGE([.L17];[.N17];[.P17];[.R17])" office:value-type="float" office:value="1">
            <text:p>1</text:p>
          </table:table-cell>
          <table:table-cell table:formula="of:=AVERAGE([.F17];[.L17])" office:value-type="float" office:value="1">
            <text:p>1</text:p>
          </table:table-cell>
          <table:table-cell table:formula="of:=AVERAGE([.H17];[.N17])" office:value-type="float" office:value="1">
            <text:p>1</text:p>
          </table:table-cell>
          <table:table-cell table:formula="of:=AVERAGE([.J17];[.P17])" office:value-type="float" office:value="1">
            <text:p>1</text:p>
          </table:table-cell>
          <table:table-cell table:formula="of:=AVERAGE([.D17];[.R17])" office:value-type="float" office:value="1">
            <text:p>1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formula="of:=AVERAGE([.D17];[.F17];[.H17];[.J17];[.L17];[.N17];[.P17];[.R17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18];[.D18];[.F18];[.H18];[.J18];[.L18];[.N18];[.P18];[.R18])" office:value-type="float" office:value="1">
            <text:p>1</text:p>
          </table:table-cell>
          <table:table-cell table:formula="of:=AVERAGE([.D18];[.F18];[.H18];[.J18])" office:value-type="float" office:value="1">
            <text:p>1</text:p>
          </table:table-cell>
          <table:table-cell table:formula="of:=AVERAGE([.L18];[.N18];[.P18];[.R18])" office:value-type="float" office:value="1">
            <text:p>1</text:p>
          </table:table-cell>
          <table:table-cell table:formula="of:=AVERAGE([.F18];[.L18])" office:value-type="float" office:value="1">
            <text:p>1</text:p>
          </table:table-cell>
          <table:table-cell table:formula="of:=AVERAGE([.H18];[.N18])" office:value-type="float" office:value="1">
            <text:p>1</text:p>
          </table:table-cell>
          <table:table-cell table:formula="of:=AVERAGE([.J18];[.P18])" office:value-type="float" office:value="1">
            <text:p>1</text:p>
          </table:table-cell>
          <table:table-cell table:formula="of:=AVERAGE([.D18];[.R18])" office:value-type="float" office:value="1">
            <text:p>1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formula="of:=AVERAGE([.D18];[.F18];[.H18];[.J18];[.L18];[.N18];[.P18];[.R18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19];[.D19];[.F19];[.H19];[.J19];[.L19];[.N19];[.P19];[.R19])" office:value-type="float" office:value="0.888888888888889">
            <text:p>0.8888888889</text:p>
          </table:table-cell>
          <table:table-cell table:formula="of:=AVERAGE([.D19];[.F19];[.H19];[.J19])" office:value-type="float" office:value="1">
            <text:p>1</text:p>
          </table:table-cell>
          <table:table-cell table:formula="of:=AVERAGE([.L19];[.N19];[.P19];[.R19])" office:value-type="float" office:value="0.75">
            <text:p>0.75</text:p>
          </table:table-cell>
          <table:table-cell table:formula="of:=AVERAGE([.F19];[.L19])" office:value-type="float" office:value="1">
            <text:p>1</text:p>
          </table:table-cell>
          <table:table-cell table:formula="of:=AVERAGE([.H19];[.N19])" office:value-type="float" office:value="0.5">
            <text:p>0.5</text:p>
          </table:table-cell>
          <table:table-cell table:formula="of:=AVERAGE([.J19];[.P19])" office:value-type="float" office:value="1">
            <text:p>1</text:p>
          </table:table-cell>
          <table:table-cell table:formula="of:=AVERAGE([.D19];[.R19])" office:value-type="float" office:value="1">
            <text:p>1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formula="of:=AVERAGE([.D19];[.F19];[.H19];[.J19];[.L19];[.N19];[.P19];[.R19])" office:value-type="float" office:value="0.875">
            <text:p>0.87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20];[.D20];[.F20];[.H20];[.J20];[.L20];[.N20];[.P20];[.R20])" office:value-type="float" office:value="1">
            <text:p>1</text:p>
          </table:table-cell>
          <table:table-cell table:formula="of:=AVERAGE([.D20];[.F20];[.H20];[.J20])" office:value-type="float" office:value="1">
            <text:p>1</text:p>
          </table:table-cell>
          <table:table-cell table:formula="of:=AVERAGE([.L20];[.N20];[.P20];[.R20])" office:value-type="float" office:value="1">
            <text:p>1</text:p>
          </table:table-cell>
          <table:table-cell table:formula="of:=AVERAGE([.F20];[.L20])" office:value-type="float" office:value="1">
            <text:p>1</text:p>
          </table:table-cell>
          <table:table-cell table:formula="of:=AVERAGE([.H20];[.N20])" office:value-type="float" office:value="1">
            <text:p>1</text:p>
          </table:table-cell>
          <table:table-cell table:formula="of:=AVERAGE([.J20];[.P20])" office:value-type="float" office:value="1">
            <text:p>1</text:p>
          </table:table-cell>
          <table:table-cell table:formula="of:=AVERAGE([.D20];[.R20])" office:value-type="float" office:value="1">
            <text:p>1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formula="of:=AVERAGE([.D20];[.F20];[.H20];[.J20];[.L20];[.N20];[.P20];[.R20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21];[.D21];[.F21];[.H21];[.J21];[.L21];[.N21];[.P21];[.R21])" office:value-type="float" office:value="1">
            <text:p>1</text:p>
          </table:table-cell>
          <table:table-cell table:formula="of:=AVERAGE([.D21];[.F21];[.H21];[.J21])" office:value-type="float" office:value="1">
            <text:p>1</text:p>
          </table:table-cell>
          <table:table-cell table:formula="of:=AVERAGE([.L21];[.N21];[.P21];[.R21])" office:value-type="float" office:value="1">
            <text:p>1</text:p>
          </table:table-cell>
          <table:table-cell table:formula="of:=AVERAGE([.F21];[.L21])" office:value-type="float" office:value="1">
            <text:p>1</text:p>
          </table:table-cell>
          <table:table-cell table:formula="of:=AVERAGE([.H21];[.N21])" office:value-type="float" office:value="1">
            <text:p>1</text:p>
          </table:table-cell>
          <table:table-cell table:formula="of:=AVERAGE([.J21];[.P21])" office:value-type="float" office:value="1">
            <text:p>1</text:p>
          </table:table-cell>
          <table:table-cell table:formula="of:=AVERAGE([.D21];[.R21])" office:value-type="float" office:value="1">
            <text:p>1</text:p>
          </table:table-cell>
          <table:table-cell table:number-columns-repeated="2"/>
          <table:table-cell table:style-name="ce3" office:value-type="float" office:value="11">
            <text:p>11</text:p>
          </table:table-cell>
          <table:table-cell table:formula="of:=AVERAGE([.D21];[.F21];[.H21];[.J21];[.L21];[.N21];[.P21];[.R21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22];[.D22];[.F22];[.H22];[.J22];[.L22];[.N22];[.P22];[.R22])" office:value-type="float" office:value="1">
            <text:p>1</text:p>
          </table:table-cell>
          <table:table-cell table:formula="of:=AVERAGE([.D22];[.F22];[.H22];[.J22])" office:value-type="float" office:value="1">
            <text:p>1</text:p>
          </table:table-cell>
          <table:table-cell table:formula="of:=AVERAGE([.L22];[.N22];[.P22];[.R22])" office:value-type="float" office:value="1">
            <text:p>1</text:p>
          </table:table-cell>
          <table:table-cell table:formula="of:=AVERAGE([.F22];[.L22])" office:value-type="float" office:value="1">
            <text:p>1</text:p>
          </table:table-cell>
          <table:table-cell table:formula="of:=AVERAGE([.H22];[.N22])" office:value-type="float" office:value="1">
            <text:p>1</text:p>
          </table:table-cell>
          <table:table-cell table:formula="of:=AVERAGE([.J22];[.P22])" office:value-type="float" office:value="1">
            <text:p>1</text:p>
          </table:table-cell>
          <table:table-cell table:formula="of:=AVERAGE([.D22];[.R22])" office:value-type="float" office:value="1">
            <text:p>1</text:p>
          </table:table-cell>
          <table:table-cell table:number-columns-repeated="2"/>
          <table:table-cell table:style-name="ce3" office:value-type="float" office:value="17">
            <text:p>17</text:p>
          </table:table-cell>
          <table:table-cell table:formula="of:=AVERAGE([.D22];[.F22];[.H22];[.J22];[.L22];[.N22];[.P22];[.R2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23];[.D23];[.F23];[.H23];[.J23];[.L23];[.N23];[.P23];[.R23])" office:value-type="float" office:value="0.777777777777778">
            <text:p>0.7777777778</text:p>
          </table:table-cell>
          <table:table-cell table:formula="of:=AVERAGE([.D23];[.F23];[.H23];[.J23])" office:value-type="float" office:value="0.5">
            <text:p>0.5</text:p>
          </table:table-cell>
          <table:table-cell table:formula="of:=AVERAGE([.L23];[.N23];[.P23];[.R23])" office:value-type="float" office:value="1">
            <text:p>1</text:p>
          </table:table-cell>
          <table:table-cell table:formula="of:=AVERAGE([.F23];[.L23])" office:value-type="float" office:value="0.5">
            <text:p>0.5</text:p>
          </table:table-cell>
          <table:table-cell table:formula="of:=AVERAGE([.H23];[.N23])" office:value-type="float" office:value="0.5">
            <text:p>0.5</text:p>
          </table:table-cell>
          <table:table-cell table:formula="of:=AVERAGE([.J23];[.P23])" office:value-type="float" office:value="1">
            <text:p>1</text:p>
          </table:table-cell>
          <table:table-cell table:formula="of:=AVERAGE([.D23];[.R23])" office:value-type="float" office:value="1">
            <text:p>1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formula="of:=AVERAGE([.D23];[.F23];[.H23];[.J23];[.L23];[.N23];[.P23];[.R23])"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AVERAGE([.B24];[.D24];[.F24];[.H24];[.J24];[.L24];[.N24];[.P24];[.R24])" office:value-type="float" office:value="0.666666666666667">
            <text:p>0.6666666667</text:p>
          </table:table-cell>
          <table:table-cell table:formula="of:=AVERAGE([.D24];[.F24];[.H24];[.J24])" office:value-type="float" office:value="1">
            <text:p>1</text:p>
          </table:table-cell>
          <table:table-cell table:formula="of:=AVERAGE([.L24];[.N24];[.P24];[.R24])" office:value-type="float" office:value="0.5">
            <text:p>0.5</text:p>
          </table:table-cell>
          <table:table-cell table:formula="of:=AVERAGE([.F24];[.L24])" office:value-type="float" office:value="1">
            <text:p>1</text:p>
          </table:table-cell>
          <table:table-cell table:formula="of:=AVERAGE([.H24];[.N24])" office:value-type="float" office:value="1">
            <text:p>1</text:p>
          </table:table-cell>
          <table:table-cell table:formula="of:=AVERAGE([.J24];[.P24])" office:value-type="float" office:value="0.5">
            <text:p>0.5</text:p>
          </table:table-cell>
          <table:table-cell table:formula="of:=AVERAGE([.D24];[.R24])" office:value-type="float" office:value="0.5">
            <text:p>0.5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formula="of:=AVERAGE([.D24];[.F24];[.H24];[.J24];[.L24];[.N24];[.P24];[.R24])"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25];[.D25];[.F25];[.H25];[.J25];[.L25];[.N25];[.P25];[.R25])" office:value-type="float" office:value="0.777777777777778">
            <text:p>0.7777777778</text:p>
          </table:table-cell>
          <table:table-cell table:formula="of:=AVERAGE([.D25];[.F25];[.H25];[.J25])" office:value-type="float" office:value="0.5">
            <text:p>0.5</text:p>
          </table:table-cell>
          <table:table-cell table:formula="of:=AVERAGE([.L25];[.N25];[.P25];[.R25])" office:value-type="float" office:value="1">
            <text:p>1</text:p>
          </table:table-cell>
          <table:table-cell table:formula="of:=AVERAGE([.F25];[.L25])" office:value-type="float" office:value="1">
            <text:p>1</text:p>
          </table:table-cell>
          <table:table-cell table:formula="of:=AVERAGE([.H25];[.N25])" office:value-type="float" office:value="0.5">
            <text:p>0.5</text:p>
          </table:table-cell>
          <table:table-cell table:formula="of:=AVERAGE([.J25];[.P25])" office:value-type="float" office:value="1">
            <text:p>1</text:p>
          </table:table-cell>
          <table:table-cell table:formula="of:=AVERAGE([.D25];[.R25])" office:value-type="float" office:value="0.5">
            <text:p>0.5</text:p>
          </table:table-cell>
          <table:table-cell table:number-columns-repeated="2"/>
          <table:table-cell table:style-name="ce3" office:value-type="float" office:value="46">
            <text:p>46</text:p>
          </table:table-cell>
          <table:table-cell table:formula="of:=AVERAGE([.D25];[.F25];[.H25];[.J25];[.L25];[.N25];[.P25];[.R25])"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26];[.D26];[.F26];[.H26];[.J26];[.L26];[.N26];[.P26];[.R26])" office:value-type="float" office:value="1">
            <text:p>1</text:p>
          </table:table-cell>
          <table:table-cell table:formula="of:=AVERAGE([.D26];[.F26];[.H26];[.J26])" office:value-type="float" office:value="1">
            <text:p>1</text:p>
          </table:table-cell>
          <table:table-cell table:formula="of:=AVERAGE([.L26];[.N26];[.P26];[.R26])" office:value-type="float" office:value="1">
            <text:p>1</text:p>
          </table:table-cell>
          <table:table-cell table:formula="of:=AVERAGE([.F26];[.L26])" office:value-type="float" office:value="1">
            <text:p>1</text:p>
          </table:table-cell>
          <table:table-cell table:formula="of:=AVERAGE([.H26];[.N26])" office:value-type="float" office:value="1">
            <text:p>1</text:p>
          </table:table-cell>
          <table:table-cell table:formula="of:=AVERAGE([.J26];[.P26])" office:value-type="float" office:value="1">
            <text:p>1</text:p>
          </table:table-cell>
          <table:table-cell table:formula="of:=AVERAGE([.D26];[.R26])" office:value-type="float" office:value="1">
            <text:p>1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formula="of:=AVERAGE([.D26];[.F26];[.H26];[.J26];[.L26];[.N26];[.P26];[.R26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27];[.D27];[.F27];[.H27];[.J27];[.L27];[.N27];[.P27];[.R27])" office:value-type="float" office:value="1">
            <text:p>1</text:p>
          </table:table-cell>
          <table:table-cell table:formula="of:=AVERAGE([.D27];[.F27];[.H27];[.J27])" office:value-type="float" office:value="1">
            <text:p>1</text:p>
          </table:table-cell>
          <table:table-cell table:formula="of:=AVERAGE([.L27];[.N27];[.P27];[.R27])" office:value-type="float" office:value="1">
            <text:p>1</text:p>
          </table:table-cell>
          <table:table-cell table:formula="of:=AVERAGE([.F27];[.L27])" office:value-type="float" office:value="1">
            <text:p>1</text:p>
          </table:table-cell>
          <table:table-cell table:formula="of:=AVERAGE([.H27];[.N27])" office:value-type="float" office:value="1">
            <text:p>1</text:p>
          </table:table-cell>
          <table:table-cell table:formula="of:=AVERAGE([.J27];[.P27])" office:value-type="float" office:value="1">
            <text:p>1</text:p>
          </table:table-cell>
          <table:table-cell table:formula="of:=AVERAGE([.D27];[.R27])" office:value-type="float" office:value="1">
            <text:p>1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formula="of:=AVERAGE([.D27];[.F27];[.H27];[.J27];[.L27];[.N27];[.P27];[.R27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28];[.D28];[.F28];[.H28];[.J28];[.L28];[.N28];[.P28];[.R28])" office:value-type="float" office:value="1">
            <text:p>1</text:p>
          </table:table-cell>
          <table:table-cell table:formula="of:=AVERAGE([.D28];[.F28];[.H28];[.J28])" office:value-type="float" office:value="1">
            <text:p>1</text:p>
          </table:table-cell>
          <table:table-cell table:formula="of:=AVERAGE([.L28];[.N28];[.P28];[.R28])" office:value-type="float" office:value="1">
            <text:p>1</text:p>
          </table:table-cell>
          <table:table-cell table:formula="of:=AVERAGE([.F28];[.L28])" office:value-type="float" office:value="1">
            <text:p>1</text:p>
          </table:table-cell>
          <table:table-cell table:formula="of:=AVERAGE([.H28];[.N28])" office:value-type="float" office:value="1">
            <text:p>1</text:p>
          </table:table-cell>
          <table:table-cell table:formula="of:=AVERAGE([.J28];[.P28])" office:value-type="float" office:value="1">
            <text:p>1</text:p>
          </table:table-cell>
          <table:table-cell table:formula="of:=AVERAGE([.D28];[.R28])" office:value-type="float" office:value="1">
            <text:p>1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formula="of:=AVERAGE([.D28];[.F28];[.H28];[.J28];[.L28];[.N28];[.P28];[.R28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29];[.D29];[.F29];[.H29];[.J29];[.L29];[.N29];[.P29];[.R29])" office:value-type="float" office:value="1">
            <text:p>1</text:p>
          </table:table-cell>
          <table:table-cell table:formula="of:=AVERAGE([.D29];[.F29];[.H29];[.J29])" office:value-type="float" office:value="1">
            <text:p>1</text:p>
          </table:table-cell>
          <table:table-cell table:formula="of:=AVERAGE([.L29];[.N29];[.P29];[.R29])" office:value-type="float" office:value="1">
            <text:p>1</text:p>
          </table:table-cell>
          <table:table-cell table:formula="of:=AVERAGE([.F29];[.L29])" office:value-type="float" office:value="1">
            <text:p>1</text:p>
          </table:table-cell>
          <table:table-cell table:formula="of:=AVERAGE([.H29];[.N29])" office:value-type="float" office:value="1">
            <text:p>1</text:p>
          </table:table-cell>
          <table:table-cell table:formula="of:=AVERAGE([.J29];[.P29])" office:value-type="float" office:value="1">
            <text:p>1</text:p>
          </table:table-cell>
          <table:table-cell table:formula="of:=AVERAGE([.D29];[.R29])" office:value-type="float" office:value="1">
            <text:p>1</text:p>
          </table:table-cell>
          <table:table-cell table:number-columns-repeated="2"/>
          <table:table-cell table:style-name="ce3" office:value-type="float" office:value="18">
            <text:p>18</text:p>
          </table:table-cell>
          <table:table-cell table:formula="of:=AVERAGE([.D29];[.F29];[.H29];[.J29];[.L29];[.N29];[.P29];[.R29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30];[.D30];[.F30];[.H30];[.J30];[.L30];[.N30];[.P30];[.R30])" office:value-type="float" office:value="1">
            <text:p>1</text:p>
          </table:table-cell>
          <table:table-cell table:formula="of:=AVERAGE([.D30];[.F30];[.H30];[.J30])" office:value-type="float" office:value="1">
            <text:p>1</text:p>
          </table:table-cell>
          <table:table-cell table:formula="of:=AVERAGE([.L30];[.N30];[.P30];[.R30])" office:value-type="float" office:value="1">
            <text:p>1</text:p>
          </table:table-cell>
          <table:table-cell table:formula="of:=AVERAGE([.F30];[.L30])" office:value-type="float" office:value="1">
            <text:p>1</text:p>
          </table:table-cell>
          <table:table-cell table:formula="of:=AVERAGE([.H30];[.N30])" office:value-type="float" office:value="1">
            <text:p>1</text:p>
          </table:table-cell>
          <table:table-cell table:formula="of:=AVERAGE([.J30];[.P30])" office:value-type="float" office:value="1">
            <text:p>1</text:p>
          </table:table-cell>
          <table:table-cell table:formula="of:=AVERAGE([.D30];[.R30])" office:value-type="float" office:value="1">
            <text:p>1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formula="of:=AVERAGE([.D30];[.F30];[.H30];[.J30];[.L30];[.N30];[.P30];[.R30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31];[.D31];[.F31];[.H31];[.J31];[.L31];[.N31];[.P31];[.R31])" office:value-type="float" office:value="1">
            <text:p>1</text:p>
          </table:table-cell>
          <table:table-cell table:formula="of:=AVERAGE([.D31];[.F31];[.H31];[.J31])" office:value-type="float" office:value="1">
            <text:p>1</text:p>
          </table:table-cell>
          <table:table-cell table:formula="of:=AVERAGE([.L31];[.N31];[.P31];[.R31])" office:value-type="float" office:value="1">
            <text:p>1</text:p>
          </table:table-cell>
          <table:table-cell table:formula="of:=AVERAGE([.F31];[.L31])" office:value-type="float" office:value="1">
            <text:p>1</text:p>
          </table:table-cell>
          <table:table-cell table:formula="of:=AVERAGE([.H31];[.N31])" office:value-type="float" office:value="1">
            <text:p>1</text:p>
          </table:table-cell>
          <table:table-cell table:formula="of:=AVERAGE([.J31];[.P31])" office:value-type="float" office:value="1">
            <text:p>1</text:p>
          </table:table-cell>
          <table:table-cell table:formula="of:=AVERAGE([.D31];[.R31])" office:value-type="float" office:value="1">
            <text:p>1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formula="of:=AVERAGE([.D31];[.F31];[.H31];[.J31];[.L31];[.N31];[.P31];[.R31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40"/>
          <table:table-cell table:style-name="Default" table:number-columns-repeated="2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formula="of:=AVERAGE([.S5:.S31])" office:value-type="float" office:value="0.94238683127572">
            <text:p>0.9423868313</text:p>
          </table:table-cell>
          <table:table-cell table:formula="of:=AVERAGE([.T5:.T31])" office:value-type="float" office:value="0.944444444444444">
            <text:p>0.9444444444</text:p>
          </table:table-cell>
          <table:table-cell table:formula="of:=AVERAGE([.U5:.U31])" office:value-type="float" office:value="0.935185185185185">
            <text:p>0.9351851852</text:p>
          </table:table-cell>
          <table:table-cell table:formula="of:=AVERAGE([.V5:.V31])" office:value-type="float" office:value="0.981481481481482">
            <text:p>0.9814814815</text:p>
          </table:table-cell>
          <table:table-cell table:formula="of:=AVERAGE([.W5:.W31])" office:value-type="float" office:value="0.907407407407407">
            <text:p>0.9074074074</text:p>
          </table:table-cell>
          <table:table-cell table:formula="of:=AVERAGE([.X5:.X31])" office:value-type="float" office:value="0.962962962962963">
            <text:p>0.962962963</text:p>
          </table:table-cell>
          <table:table-cell table:formula="of:=AVERAGE([.Y5:.Y31])" office:value-type="float" office:value="0.907407407407407">
            <text:p>0.9074074074</text:p>
          </table:table-cell>
          <table:table-cell office:value-type="string">
            <text:p>mean</text:p>
          </table:table-cell>
          <table:table-cell/>
          <table:table-cell table:formula="of:=AVERAGE([.AB5:.AB31])" office:value-type="float" office:value="12.3703703703704">
            <text:p>12.3703703704</text:p>
          </table:table-cell>
          <table:table-cell/>
          <table:table-cell table:formula="of:=AVERAGE([.AB5:.AB24];[.AB26:.AB31])" office:value-type="float" office:value="11.0769230769231">
            <text:p>11.0769230769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5" table:formula="of:=STDEV([.S5:.S31])" office:value-type="float" office:value="0.0992391299343828">
            <text:p>0.0992391299</text:p>
          </table:table-cell>
          <table:table-cell table:style-name="ce45" table:formula="of:=STDEV([.T5:.T31])" office:value-type="float" office:value="0.160128153805087">
            <text:p>0.1601281538</text:p>
          </table:table-cell>
          <table:table-cell table:style-name="ce45" table:formula="of:=STDEV([.U5:.U31])" office:value-type="float" office:value="0.148592638040288">
            <text:p>0.148592638</text:p>
          </table:table-cell>
          <table:table-cell table:style-name="ce45" table:formula="of:=STDEV([.V5:.V31])" office:value-type="float" office:value="0.0962250448649376">
            <text:p>0.0962250449</text:p>
          </table:table-cell>
          <table:table-cell table:style-name="ce45" table:formula="of:=STDEV([.W5:.W31])" office:value-type="float" office:value="0.197923695331785">
            <text:p>0.1979236953</text:p>
          </table:table-cell>
          <table:table-cell table:style-name="ce45" table:formula="of:=STDEV([.X5:.X31])" office:value-type="float" office:value="0.133440128170906">
            <text:p>0.1334401282</text:p>
          </table:table-cell>
          <table:table-cell table:style-name="ce45" table:formula="of:=STDEV([.Y5:.Y31])" office:value-type="float" office:value="0.197923695331785">
            <text:p>0.1979236953</text:p>
          </table:table-cell>
          <table:table-cell table:style-name="ce45" office:value-type="string">
            <text:p>std dev</text:p>
          </table:table-cell>
          <table:table-cell/>
          <table:table-cell table:formula="of:=STDEV([.AB5:.AB31])" office:value-type="float" office:value="8.58956499367848">
            <text:p>8.5895649937</text:p>
          </table:table-cell>
          <table:table-cell/>
          <table:table-cell table:formula="of:=STDEV([.AB5:.AB24];[.AB26:.AB31])" office:value-type="float" office:value="5.45470862226812">
            <text:p>5.4547086223</text:p>
          </table:table-cell>
          <table:table-cell table:number-columns-repeated="3"/>
        </table:table-row>
        <table:table-row table:style-name="ro2">
          <table:table-cell table:style-name="ce41"/>
          <table:table-cell table:style-name="ce43" table:number-columns-repeated="8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formula="of:=COUNT([.S5:.S31])" office:value-type="float" office:value="27">
            <text:p>27</text:p>
          </table:table-cell>
          <table:table-cell table:formula="of:=COUNT([.T5:.T31])" office:value-type="float" office:value="27">
            <text:p>27</text:p>
          </table:table-cell>
          <table:table-cell table:formula="of:=COUNT([.U5:.U31])" office:value-type="float" office:value="27">
            <text:p>27</text:p>
          </table:table-cell>
          <table:table-cell table:formula="of:=COUNT([.V5:.V31])" office:value-type="float" office:value="27">
            <text:p>27</text:p>
          </table:table-cell>
          <table:table-cell table:formula="of:=COUNT([.W5:.W31])" office:value-type="float" office:value="27">
            <text:p>27</text:p>
          </table:table-cell>
          <table:table-cell table:formula="of:=COUNT([.X5:.X31])" office:value-type="float" office:value="27">
            <text:p>27</text:p>
          </table:table-cell>
          <table:table-cell table:formula="of:=COUNT([.Y5:.Y31])" office:value-type="float" office:value="27">
            <text:p>27</text:p>
          </table:table-cell>
          <table:table-cell table:style-name="ce45" office:value-type="string">
            <text:p>N</text:p>
          </table:table-cell>
          <table:table-cell office:value-type="string">
            <text:p>Z-score of 46 years</text:p>
          </table:table-cell>
          <table:table-cell table:formula="of:=([.AB25]-[.AB32])/[.AB33]" office:value-type="float" office:value="3.91517261402405">
            <text:p>3.915172614</text:p>
          </table:table-cell>
          <table:table-cell office:value-type="string">
            <text:p>&lt;&lt;outlier</text:p>
          </table:table-cell>
          <table:table-cell table:number-columns-repeated="4"/>
        </table:table-row>
        <table:table-row table:style-name="ro1">
          <table:table-cell table:style-name="ce42"/>
          <table:table-cell table:style-name="ce43" table:number-columns-repeated="2"/>
          <table:table-cell table:style-name="ce42"/>
          <table:table-cell table:style-name="ce43" table:number-columns-repeated="2"/>
          <table:table-cell table:style-name="ce42"/>
          <table:table-cell table:style-name="ce43"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43"/>
          <table:table-cell table:style-name="ce44"/>
          <table:table-cell table:style-name="ce43" table:number-columns-repeated="7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43"/>
          <table:table-cell table:style-name="ce44"/>
          <table:table-cell table:style-name="ce43" table:number-columns-repeated="2"/>
          <table:table-cell table:style-name="ce44"/>
          <table:table-cell table:style-name="ce43" table:number-columns-repeated="2"/>
          <table:table-cell table:style-name="ce44"/>
          <table:table-cell table:style-name="ce4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6" office:value-type="string">
            <text:p>SYNTH VS REAL</text:p>
          </table:table-cell>
          <table:table-cell table:style-name="ce36" table:number-columns-repeated="3"/>
          <table:table-cell table:number-columns-repeated="11"/>
        </table:table-row>
        <table:table-row table:style-name="ro1">
          <table:table-cell table:style-name="ce43" table:number-columns-repeated="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6" office:value-type="string">
            <text:p>t</text:p>
          </table:table-cell>
          <table:table-cell table:style-name="ce47" office:value-type="float" office:value="0.2202">
            <text:p>0.2202</text:p>
          </table:table-cell>
          <table:table-cell table:style-name="ce36" table:number-columns-repeated="2"/>
          <table:table-cell table:number-columns-repeated="11"/>
        </table:table-row>
        <table:table-row table:style-name="ro1">
          <table:table-cell table:style-name="ce43" table:number-columns-repeated="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6" office:value-type="string">
            <text:p>P value</text:p>
          </table:table-cell>
          <table:table-cell table:style-name="ce47" office:value-type="float" office:value="0.8265">
            <text:p>0.8265</text:p>
          </table:table-cell>
          <table:table-cell table:style-name="ce36" office:value-type="string">
            <text:p>not significant</text:p>
          </table:table-cell>
          <table:table-cell table:style-name="ce36"/>
          <table:table-cell table:number-columns-repeated="11"/>
        </table:table-row>
        <table:table-row table:style-name="ro1">
          <table:table-cell table:style-name="ce43" table:number-columns-repeated="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7" office:value-type="string">
            <text:p>standard error</text:p>
          </table:table-cell>
          <table:table-cell table:style-name="ce47" office:value-type="float" office:value="0.042">
            <text:p>0.042</text:p>
          </table:table-cell>
          <table:table-cell table:style-name="ce36" table:number-columns-repeated="2"/>
          <table:table-cell table:number-columns-repeated="3"/>
          <table:table-cell>
            <draw:frame table:end-cell-address="'section 1'.AF65" table:end-x="0.8276in" table:end-y="0.0071in" draw:z-index="0" draw:name="Accuracy vs Year Experience " draw:style-name="gr1" draw:text-style-name="P1" svg:width="5.85in" svg:height="4.0028in" svg:x="0.672in" svg:y="0.1205in">
              <draw:object draw:notify-on-update-of-ranges="'section 1'.AB5:'section 1'.AB31 'section 1'.AC5:'section 1'.AC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'section 1'.AM65" table:end-x="0.813in" table:end-y="0.1378in" draw:z-index="1" draw:name="Accuracy vs Year Experience " draw:style-name="gr1" draw:text-style-name="P1" svg:width="5.8028in" svg:height="4.15in" svg:x="0.3441in" svg:y="0.1039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43" table:number-columns-repeated="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7" office:value-type="string">
            <text:p>confidence</text:p>
          </table:table-cell>
          <table:table-cell table:style-name="ce36" office:value-type="float" office:value="0.95">
            <text:p>0.95</text:p>
          </table:table-cell>
          <table:table-cell table:style-name="ce36" table:number-columns-repeated="2"/>
          <table:table-cell table:number-columns-repeated="11"/>
        </table:table-row>
        <table:table-row table:style-name="ro1">
          <table:table-cell table:style-name="ce42"/>
          <table:table-cell table:style-name="ce43" table:number-columns-repeated="2"/>
          <table:table-cell table:style-name="ce42"/>
          <table:table-cell table:style-name="ce43" table:number-columns-repeated="2"/>
          <table:table-cell table:style-name="ce42"/>
          <table:table-cell table:style-name="ce43"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6" office:value-type="string">
            <text:p>confidence interval</text:p>
          </table:table-cell>
          <table:table-cell table:style-name="ce36" office:value-type="string">
            <text:p>-0.075101974947 to 0.093620493347</text:p>
          </table:table-cell>
          <table:table-cell table:style-name="ce36" table:number-columns-repeated="2"/>
          <table:table-cell table:number-columns-repeated="11"/>
        </table:table-row>
        <table:table-row table:style-name="ro1">
          <table:table-cell table:style-name="ce43" table:number-columns-repeated="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43" table:number-columns-repeated="4"/>
          <table:table-cell table:number-columns-repeated="12"/>
        </table:table-row>
        <table:table-row table:style-name="ro1">
          <table:table-cell table:style-name="ce43"/>
          <table:table-cell table:style-name="ce44"/>
          <table:table-cell table:style-name="ce43" table:number-columns-repeated="2"/>
          <table:table-cell table:style-name="ce44"/>
          <table:table-cell table:style-name="ce43" table:number-columns-repeated="2"/>
          <table:table-cell table:style-name="ce44"/>
          <table:table-cell table:style-name="ce4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43"/>
          <table:table-cell table:style-name="ce46" office:value-type="string">
            <text:p>4 VS 5</text:p>
          </table:table-cell>
          <table:table-cell table:style-name="ce36" table:number-columns-repeated="3"/>
          <table:table-cell table:number-columns-repeated="11"/>
        </table:table-row>
        <table:table-row table:style-name="ro1">
          <table:table-cell table:style-name="ce43" table:number-columns-repeated="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43"/>
          <table:table-cell table:style-name="ce36" office:value-type="string">
            <text:p>t</text:p>
          </table:table-cell>
          <table:table-cell table:style-name="ce47" office:value-type="float" office:value="1.7489">
            <text:p>1.7489</text:p>
          </table:table-cell>
          <table:table-cell table:style-name="ce36" table:number-columns-repeated="2"/>
          <table:table-cell table:number-columns-repeated="11"/>
        </table:table-row>
        <table:table-row table:style-name="ro1">
          <table:table-cell table:style-name="ce43" table:number-columns-repeated="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43"/>
          <table:table-cell table:style-name="ce36" office:value-type="string">
            <text:p>P value</text:p>
          </table:table-cell>
          <table:table-cell table:style-name="ce47" office:value-type="float" office:value="0.0862">
            <text:p>0.0862</text:p>
          </table:table-cell>
          <table:table-cell table:style-name="ce36" office:value-type="string">
            <text:p>not significant</text:p>
          </table:table-cell>
          <table:table-cell table:style-name="ce36"/>
          <table:table-cell table:number-columns-repeated="11"/>
        </table:table-row>
        <table:table-row table:style-name="ro1">
          <table:table-cell table:style-name="ce43" table:number-columns-repeated="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43"/>
          <table:table-cell table:style-name="ce47" office:value-type="string">
            <text:p>standard error</text:p>
          </table:table-cell>
          <table:table-cell table:style-name="ce47" office:value-type="float" office:value="0.042">
            <text:p>0.042</text:p>
          </table:table-cell>
          <table:table-cell table:style-name="ce36" table:number-columns-repeated="2"/>
          <table:table-cell table:number-columns-repeated="11"/>
        </table:table-row>
        <table:table-row table:style-name="ro1">
          <table:table-cell table:style-name="ce43" table:number-columns-repeated="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7" office:value-type="string">
            <text:p>confidence</text:p>
          </table:table-cell>
          <table:table-cell table:style-name="ce36" office:value-type="float" office:value="0.95">
            <text:p>0.95</text:p>
          </table:table-cell>
          <table:table-cell table:style-name="ce36" table:number-columns-repeated="2"/>
          <table:table-cell table:number-columns-repeated="11"/>
        </table:table-row>
        <table:table-row table:style-name="ro1">
          <table:table-cell table:style-name="ce43" table:number-columns-repeated="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6" office:value-type="string">
            <text:p>confidence interval</text:p>
          </table:table-cell>
          <table:table-cell table:style-name="ce36" office:value-type="string">
            <text:p>-0.010914389761 to 0.159062537961</text:p>
          </table:table-cell>
          <table:table-cell table:style-name="ce36" table:number-columns-repeated="2"/>
          <table:table-cell table:number-columns-repeated="11"/>
        </table:table-row>
        <table:table-row table:style-name="ro1" table:number-rows-repeated="4">
          <table:table-cell table:style-name="ce43" table:number-columns-repeated="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42"/>
          <table:table-cell table:style-name="ce43" table:number-columns-repeated="8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43" table:number-columns-repeated="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43"/>
          <table:table-cell table:style-name="ce44"/>
          <table:table-cell table:style-name="ce43" table:number-columns-repeated="7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 table:number-rows-repeated="2">
          <table:table-cell table:style-name="ce43" table:number-columns-repeated="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43" table:number-columns-repeated="9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</table:table>
      <table:table table:name="section 2" table:style-name="ta1" table:print="false">
        <table:table-column table:style-name="co2" table:number-columns-repeated="57" table:default-cell-style-name="Default"/>
        <table:table-column table:style-name="co2" table:default-cell-style-name="ce18"/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2"/>
          <table:table-cell table:style-name="ce20" table:number-columns-repeated="40"/>
          <table:table-cell table:style-name="ce15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20" office:value-type="string">
            <text:p>POLY</text:p>
          </table:table-cell>
          <table:table-cell table:style-name="ce20" table:number-columns-repeated="39"/>
          <table:table-cell table:style-name="ce15" office:value-type="string">
            <text:p>MONO</text:p>
          </table:table-cell>
          <table:table-cell table:style-name="ce15" table:number-columns-repeated="15"/>
          <table:table-cell table:number-columns-repeated="30"/>
        </table:table-row>
        <table:table-row table:style-name="ro2">
          <table:table-cell table:style-name="ce14" office:value-type="string">
            <text:p>SECTION 2</text:p>
          </table:table-cell>
          <table:table-cell table:style-name="ce15"/>
          <table:table-cell table:style-name="ce21" table:number-columns-repeated="10"/>
          <table:table-cell table:style-name="ce15" table:number-columns-repeated="10"/>
          <table:table-cell table:style-name="ce21" table:number-columns-repeated="10"/>
          <table:table-cell table:style-name="ce15" table:number-columns-repeated="10"/>
          <table:table-cell table:style-name="ce21" table:number-columns-repeated="4"/>
          <table:table-cell table:style-name="ce15" table:number-columns-repeated="4"/>
          <table:table-cell table:style-name="ce21" table:number-columns-repeated="4"/>
          <table:table-cell table:style-name="ce15" table:number-columns-repeated="4"/>
          <table:table-cell table:number-columns-repeated="30"/>
        </table:table-row>
        <table:table-row table:style-name="ro1">
          <table:table-cell table:style-name="ce15" table:number-columns-repeated="2"/>
          <table:table-cell table:style-name="ce22" office:value-type="string">
            <text:p>4 and 7...</text:p>
          </table:table-cell>
          <table:table-cell table:style-name="ce21" table:number-columns-repeated="9"/>
          <table:table-cell table:style-name="ce23" office:value-type="string">
            <text:p>4 and 6...</text:p>
          </table:table-cell>
          <table:table-cell table:style-name="ce15" table:number-columns-repeated="9"/>
          <table:table-cell table:style-name="ce22" office:value-type="string">
            <text:p>5 and 6...</text:p>
          </table:table-cell>
          <table:table-cell table:style-name="ce21" table:number-columns-repeated="9"/>
          <table:table-cell table:style-name="ce23" office:value-type="string">
            <text:p>5 and 7...</text:p>
          </table:table-cell>
          <table:table-cell table:style-name="ce15" table:number-columns-repeated="9"/>
          <table:table-cell table:style-name="ce22" office:value-type="string">
            <text:p>4 only</text:p>
          </table:table-cell>
          <table:table-cell table:style-name="ce21" table:number-columns-repeated="3"/>
          <table:table-cell table:style-name="ce23" office:value-type="string">
            <text:p>5 only</text:p>
          </table:table-cell>
          <table:table-cell table:style-name="ce15" table:number-columns-repeated="3"/>
          <table:table-cell table:style-name="ce22" office:value-type="string">
            <text:p>6 only</text:p>
          </table:table-cell>
          <table:table-cell table:style-name="ce21" table:number-columns-repeated="3"/>
          <table:table-cell table:style-name="ce23" office:value-type="string">
            <text:p>7 only</text:p>
          </table:table-cell>
          <table:table-cell table:style-name="ce15" table:number-columns-repeated="3"/>
          <table:table-cell table:number-columns-repeated="30"/>
        </table:table-row>
        <table:table-row table:style-name="ro1">
          <table:table-cell table:style-name="ce16" office:value-type="string">
            <text:p>Test 1 – rhythm-pitch</text:p>
          </table:table-cell>
          <table:table-cell table:style-name="ce17"/>
          <table:table-cell table:style-name="ce23" office:value-type="string">
            <text:p>pitch-pitch</text:p>
          </table:table-cell>
          <table:table-cell table:style-name="ce15"/>
          <table:table-cell table:style-name="ce25" office:value-type="string">
            <text:p>pitchArticulation-rhythm</text:p>
          </table:table-cell>
          <table:table-cell table:style-name="ce12"/>
          <table:table-cell table:style-name="ce26" office:value-type="string">
            <text:p>rhythm-pitch</text:p>
          </table:table-cell>
          <table:table-cell table:style-name="ce15"/>
          <table:table-cell table:style-name="ce27" office:value-type="string">
            <text:p>rhythm-rhythm</text:p>
          </table:table-cell>
          <table:table-cell table:style-name="ce13"/>
          <table:table-cell table:style-name="ce28" office:value-type="string">
            <text:p>all-all</text:p>
          </table:table-cell>
          <table:table-cell table:style-name="ce15"/>
          <table:table-cell table:style-name="ce12" office:value-type="string">
            <text:p>pitch-pitch</text:p>
          </table:table-cell>
          <table:table-cell table:style-name="ce13"/>
          <table:table-cell table:style-name="ce29" office:value-type="string">
            <text:p>pitchArticulation-rhythm</text:p>
          </table:table-cell>
          <table:table-cell table:style-name="ce23"/>
          <table:table-cell table:style-name="ce27" office:value-type="string">
            <text:p>rhythm-pitch</text:p>
          </table:table-cell>
          <table:table-cell table:style-name="ce13"/>
          <table:table-cell table:style-name="ce26" office:value-type="string">
            <text:p>rhythm-rhythm</text:p>
          </table:table-cell>
          <table:table-cell table:style-name="ce15"/>
          <table:table-cell table:style-name="ce30" office:value-type="string">
            <text:p>all-all</text:p>
          </table:table-cell>
          <table:table-cell table:style-name="ce13"/>
          <table:table-cell table:style-name="ce23" office:value-type="string">
            <text:p>pitch-pitch</text:p>
          </table:table-cell>
          <table:table-cell table:style-name="ce15"/>
          <table:table-cell table:style-name="ce25" office:value-type="string">
            <text:p>pitchArticulation-rhythm</text:p>
          </table:table-cell>
          <table:table-cell table:style-name="ce12"/>
          <table:table-cell table:style-name="ce26" office:value-type="string">
            <text:p>rhythm-pitch</text:p>
          </table:table-cell>
          <table:table-cell table:style-name="ce15"/>
          <table:table-cell table:style-name="ce27" office:value-type="string">
            <text:p>rhythm-rhythm</text:p>
          </table:table-cell>
          <table:table-cell table:style-name="ce13"/>
          <table:table-cell table:style-name="ce28" office:value-type="string">
            <text:p>all-all</text:p>
          </table:table-cell>
          <table:table-cell table:style-name="ce15"/>
          <table:table-cell table:style-name="ce12" office:value-type="string">
            <text:p>pitch-pitch</text:p>
          </table:table-cell>
          <table:table-cell table:style-name="ce13"/>
          <table:table-cell table:style-name="ce29" office:value-type="string">
            <text:p>pitchArticulation-rhythm</text:p>
          </table:table-cell>
          <table:table-cell table:style-name="ce23"/>
          <table:table-cell table:style-name="ce27" office:value-type="string">
            <text:p>rhythm-pitch</text:p>
          </table:table-cell>
          <table:table-cell table:style-name="ce13"/>
          <table:table-cell table:style-name="ce26" office:value-type="string">
            <text:p>rhythm-rhythm</text:p>
          </table:table-cell>
          <table:table-cell table:style-name="ce15"/>
          <table:table-cell table:style-name="ce30" office:value-type="string">
            <text:p>all-all</text:p>
          </table:table-cell>
          <table:table-cell table:style-name="ce13"/>
          <table:table-cell table:style-name="ce23" office:value-type="string">
            <text:p>pitchArticulation-rhythm</text:p>
          </table:table-cell>
          <table:table-cell table:style-name="ce15"/>
          <table:table-cell table:style-name="ce12" office:value-type="string">
            <text:p>rhythm_pitch</text:p>
          </table:table-cell>
          <table:table-cell table:style-name="ce13"/>
          <table:table-cell table:style-name="ce23" office:value-type="string">
            <text:p>pitchArticulation-rhythm</text:p>
          </table:table-cell>
          <table:table-cell table:style-name="ce15"/>
          <table:table-cell table:style-name="ce12" office:value-type="string">
            <text:p>rhythm_pitch</text:p>
          </table:table-cell>
          <table:table-cell table:style-name="ce13"/>
          <table:table-cell table:style-name="ce23" office:value-type="string">
            <text:p>pitchArticulation-rhythm</text:p>
          </table:table-cell>
          <table:table-cell table:style-name="ce15"/>
          <table:table-cell table:style-name="ce12" office:value-type="string">
            <text:p>rhythm_pitch</text:p>
          </table:table-cell>
          <table:table-cell table:style-name="ce13"/>
          <table:table-cell table:style-name="ce23" office:value-type="string">
            <text:p>pitchArticulation-rhythm</text:p>
          </table:table-cell>
          <table:table-cell table:style-name="ce15"/>
          <table:table-cell table:style-name="ce12" office:value-type="string">
            <text:p>rhythm_pitch</text:p>
          </table:table-cell>
          <table:table-cell table:style-name="ce13"/>
          <table:table-cell table:style-name="ce49" office:value-type="string">
            <text:p>accuracy</text:p>
          </table:table-cell>
          <table:table-cell table:number-columns-repeated="29"/>
        </table:table-row>
        <table:table-row table:style-name="ro1">
          <table:table-cell table:style-name="ce17" office:value-type="string">
            <text:p>T1 – 4</text:p>
          </table:table-cell>
          <table:table-cell table:style-name="ce19" office:value-type="string">
            <text:p>T1 – 7</text:p>
          </table:table-cell>
          <table:table-cell table:style-name="ce15" office:value-type="string">
            <text:p>Q1 – 4</text:p>
          </table:table-cell>
          <table:table-cell table:style-name="ce24" office:value-type="string">
            <text:p>Q1 – 7</text:p>
          </table:table-cell>
          <table:table-cell table:style-name="ce13" office:value-type="string">
            <text:p>Q2 – 4</text:p>
          </table:table-cell>
          <table:table-cell table:style-name="ce19" office:value-type="string">
            <text:p>Q2 – 7</text:p>
          </table:table-cell>
          <table:table-cell table:style-name="ce15" office:value-type="string">
            <text:p>Q3 – 4</text:p>
          </table:table-cell>
          <table:table-cell table:style-name="ce15" office:value-type="string">
            <text:p>Q3 – 7</text:p>
          </table:table-cell>
          <table:table-cell table:style-name="ce13" office:value-type="string">
            <text:p>Q4 – 4</text:p>
          </table:table-cell>
          <table:table-cell table:style-name="ce13" office:value-type="string">
            <text:p>Q4 – 7</text:p>
          </table:table-cell>
          <table:table-cell table:style-name="ce15" office:value-type="string">
            <text:p>Q5 – 4</text:p>
          </table:table-cell>
          <table:table-cell table:style-name="ce15" office:value-type="string">
            <text:p>Q5 – 7</text:p>
          </table:table-cell>
          <table:table-cell table:style-name="ce13" office:value-type="string">
            <text:p>Q1 – 4</text:p>
          </table:table-cell>
          <table:table-cell table:style-name="ce19" office:value-type="string">
            <text:p>Q1 – 6</text:p>
          </table:table-cell>
          <table:table-cell table:style-name="ce15" office:value-type="string">
            <text:p>Q2 – 4</text:p>
          </table:table-cell>
          <table:table-cell table:style-name="ce24" office:value-type="string">
            <text:p>Q2 – 6</text:p>
          </table:table-cell>
          <table:table-cell table:style-name="ce13" office:value-type="string">
            <text:p>Q3 – 4</text:p>
          </table:table-cell>
          <table:table-cell table:style-name="ce13" office:value-type="string">
            <text:p>Q3 – 6</text:p>
          </table:table-cell>
          <table:table-cell table:style-name="ce15" office:value-type="string">
            <text:p>Q4 – 4</text:p>
          </table:table-cell>
          <table:table-cell table:style-name="ce15" office:value-type="string">
            <text:p>Q4 – 6</text:p>
          </table:table-cell>
          <table:table-cell table:style-name="ce13" office:value-type="string">
            <text:p>Q5 – 4</text:p>
          </table:table-cell>
          <table:table-cell table:style-name="ce13" office:value-type="string">
            <text:p>Q5 – 6</text:p>
          </table:table-cell>
          <table:table-cell table:style-name="ce15" office:value-type="string">
            <text:p>Q1 – 5</text:p>
          </table:table-cell>
          <table:table-cell table:style-name="ce24" office:value-type="string">
            <text:p>Q1 – 6</text:p>
          </table:table-cell>
          <table:table-cell table:style-name="ce13" office:value-type="string">
            <text:p>Q2 – 5</text:p>
          </table:table-cell>
          <table:table-cell table:style-name="ce19" office:value-type="string">
            <text:p>Q2 – 6</text:p>
          </table:table-cell>
          <table:table-cell table:style-name="ce15" office:value-type="string">
            <text:p>Q3 – 5</text:p>
          </table:table-cell>
          <table:table-cell table:style-name="ce15" office:value-type="string">
            <text:p>Q3 – 6</text:p>
          </table:table-cell>
          <table:table-cell table:style-name="ce13" office:value-type="string">
            <text:p>Q4 – 5</text:p>
          </table:table-cell>
          <table:table-cell table:style-name="ce13" office:value-type="string">
            <text:p>Q4 – 6</text:p>
          </table:table-cell>
          <table:table-cell table:style-name="ce15" office:value-type="string">
            <text:p>Q5 – 5</text:p>
          </table:table-cell>
          <table:table-cell table:style-name="ce15" office:value-type="string">
            <text:p>Q5 – 6</text:p>
          </table:table-cell>
          <table:table-cell table:style-name="ce13" office:value-type="string">
            <text:p>Q1 – 5</text:p>
          </table:table-cell>
          <table:table-cell table:style-name="ce19" office:value-type="string">
            <text:p>Q1 – 7</text:p>
          </table:table-cell>
          <table:table-cell table:style-name="ce15" office:value-type="string">
            <text:p>Q2 – 5</text:p>
          </table:table-cell>
          <table:table-cell table:style-name="ce24" office:value-type="string">
            <text:p>Q2 – 7</text:p>
          </table:table-cell>
          <table:table-cell table:style-name="ce13" office:value-type="string">
            <text:p>Q3 – 5</text:p>
          </table:table-cell>
          <table:table-cell table:style-name="ce13" office:value-type="string">
            <text:p>Q3 – 7</text:p>
          </table:table-cell>
          <table:table-cell table:style-name="ce15" office:value-type="string">
            <text:p>Q4 – 5</text:p>
          </table:table-cell>
          <table:table-cell table:style-name="ce15" office:value-type="string">
            <text:p>Q4 – 7</text:p>
          </table:table-cell>
          <table:table-cell table:style-name="ce13" office:value-type="string">
            <text:p>Q5 – 5</text:p>
          </table:table-cell>
          <table:table-cell table:style-name="ce13" office:value-type="string">
            <text:p>Q5 – 7</text:p>
          </table:table-cell>
          <table:table-cell table:style-name="ce15" office:value-type="string">
            <text:p>Q1 – 4</text:p>
          </table:table-cell>
          <table:table-cell table:style-name="ce15" office:value-type="string">
            <text:p>Q1 - other</text:p>
          </table:table-cell>
          <table:table-cell table:style-name="ce13" office:value-type="string">
            <text:p>Q2 – 4</text:p>
          </table:table-cell>
          <table:table-cell table:style-name="ce13" office:value-type="string">
            <text:p>Q2 - other</text:p>
          </table:table-cell>
          <table:table-cell table:style-name="ce15" office:value-type="string">
            <text:p>Q1 – 5</text:p>
          </table:table-cell>
          <table:table-cell table:style-name="ce15" office:value-type="string">
            <text:p>Q1 - other</text:p>
          </table:table-cell>
          <table:table-cell table:style-name="ce13" office:value-type="string">
            <text:p>Q2 – 5</text:p>
          </table:table-cell>
          <table:table-cell table:style-name="ce13" office:value-type="string">
            <text:p>Q2 - other</text:p>
          </table:table-cell>
          <table:table-cell table:style-name="ce15" office:value-type="string">
            <text:p>Q1 – 6</text:p>
          </table:table-cell>
          <table:table-cell table:style-name="ce15" office:value-type="string">
            <text:p>Q1 - other</text:p>
          </table:table-cell>
          <table:table-cell table:style-name="ce13" office:value-type="string">
            <text:p>Q2 – 6</text:p>
          </table:table-cell>
          <table:table-cell table:style-name="ce13" office:value-type="string">
            <text:p>Q2 - other</text:p>
          </table:table-cell>
          <table:table-cell table:style-name="ce15" office:value-type="string">
            <text:p>Q1 – 7</text:p>
          </table:table-cell>
          <table:table-cell table:style-name="ce15" office:value-type="string">
            <text:p>Q1 - other</text:p>
          </table:table-cell>
          <table:table-cell table:style-name="ce13" office:value-type="string">
            <text:p>Q2 – 7</text:p>
          </table:table-cell>
          <table:table-cell table:style-name="ce13" office:value-type="string">
            <text:p>Q2 - other</text:p>
          </table:table-cell>
          <table:table-cell office:value-type="string">
            <text:p>all</text:p>
          </table:table-cell>
          <table:table-cell table:style-name="ce51" office:value-type="string">
            <text:p>4 and 7</text:p>
          </table:table-cell>
          <table:table-cell table:style-name="ce52" office:value-type="string">
            <text:p>4 and 6</text:p>
          </table:table-cell>
          <table:table-cell table:style-name="ce52" office:value-type="string">
            <text:p>5 and 6</text:p>
          </table:table-cell>
          <table:table-cell table:style-name="ce52" office:value-type="string">
            <text:p>5 and 7</text:p>
          </table:table-cell>
          <table:table-cell table:style-name="ce53" office:value-type="string">
            <text:p>Pitch-pitch</text:p>
          </table:table-cell>
          <table:table-cell/>
          <table:table-cell table:style-name="ce53" office:value-type="string">
            <text:p>PitchArticulation-rhythm</text:p>
          </table:table-cell>
          <table:table-cell/>
          <table:table-cell table:style-name="ce54" office:value-type="string">
            <text:p>rhythm-pitch</text:p>
          </table:table-cell>
          <table:table-cell/>
          <table:table-cell table:style-name="ce54" office:value-type="string">
            <text:p>rhythm-rhythm</text:p>
          </table:table-cell>
          <table:table-cell/>
          <table:table-cell office:value-type="string">
            <text:p>All-all</text:p>
          </table:table-cell>
          <table:table-cell office:value-type="string">
            <text:p>years</text:p>
          </table:table-cell>
          <table:table-cell table:number-columns-repeated="13"/>
          <table:table-cell office:value-type="string">
            <text:p>melody</text:p>
          </table:table-cell>
          <table:table-cell office:value-type="string">
            <text:p>without melody</text:p>
          </table:table-cell>
        </table:table-row>
        <table:table-row table:style-name="ro1">
          <table:table-cell table:number-columns-repeated="6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9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0" table:formula="of:=SUM([.C7:.AP7];[.AQ7];-[.AR7];[.AS7];-[.AT7];[.AU7];-[.AV7];[.AW7];-[.AX7];[.AY7];-[.AZ7];[.BA7];-[.BB7];[.BC7];-[.BD7];[.BE7];-[.BF7])/COUNT([.C7:.AP7];[.AQ7];[.AS7];[.AU7];[.AW7];[.AY7];[.BA7];[.BC7];[.BE7])" office:value-type="float" office:value="0.916666666666667">
            <text:p>0.9166666667</text:p>
          </table:table-cell>
          <table:table-cell table:style-name="ce50" table:formula="of:=AVERAGE([.C7:.L7])" office:value-type="float" office:value="0.9">
            <text:p>0.9</text:p>
          </table:table-cell>
          <table:table-cell table:style-name="ce50" table:formula="of:=AVERAGE([.M7:.V7])" office:value-type="float" office:value="0.8">
            <text:p>0.8</text:p>
          </table:table-cell>
          <table:table-cell table:style-name="ce50" table:formula="of:=AVERAGE([.W7:.AF7])" office:value-type="float" office:value="0.9">
            <text:p>0.9</text:p>
          </table:table-cell>
          <table:table-cell table:style-name="ce50" table:formula="of:=AVERAGE([.AG7:.AP7])" office:value-type="float" office:value="1">
            <text:p>1</text:p>
          </table:table-cell>
          <table:table-cell table:style-name="ce50" table:formula="of:=AVERAGE([.C7];[.D7];[.M7];[.N7];[.W7];[.X7];[.AG7];[.AH7])" office:value-type="float" office:value="1">
            <text:p>1</text:p>
          </table:table-cell>
          <table:table-cell table:style-name="ce50"/>
          <table:table-cell table:style-name="ce50" table:formula="of:=AVERAGE([.E7];[.F7];[.O7];[.P7];[.Y7];[.Z7];[.AI7];[.AJ7])" office:value-type="float" office:value="1">
            <text:p>1</text:p>
          </table:table-cell>
          <table:table-cell table:style-name="ce50"/>
          <table:table-cell table:style-name="ce50" table:formula="of:=AVERAGE([.G7];[.H7];[.Q7];[.R7];[.AA7];[.AB7];[.AK7];[.AL7])" office:value-type="float" office:value="0.75">
            <text:p>0.75</text:p>
          </table:table-cell>
          <table:table-cell table:style-name="ce50"/>
          <table:table-cell table:style-name="ce50" table:formula="of:=AVERAGE([.I7];[.J7];[.S7];[.T7];[.AC7];[.AD7];[.AM7];[.AN7])" office:value-type="float" office:value="0.875">
            <text:p>0.875</text:p>
          </table:table-cell>
          <table:table-cell table:style-name="ce50"/>
          <table:table-cell table:style-name="ce50" table:formula="of:=AVERAGE([.K7];[.L7];[.U7];[.V7];[.AE7];[.AF7];[.AO7];[.AP7])" office:value-type="float" office:value="0.875">
            <text:p>0.875</text:p>
          </table:table-cell>
          <table:table-cell table:style-name="ce55" office:value-type="float" office:value="6">
            <text:p>6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table:formula="of:=AVERAGE([.C7:.AP7])" office:value-type="float" office:value="0.9">
            <text:p>0.9</text:p>
          </table:table-cell>
          <table:table-cell>
            <draw:frame table:end-cell-address="'section 2'.CH28" table:end-x="0.1157in" table:end-y="0.1244in" draw:z-index="0" draw:style-name="gr1" draw:text-style-name="P1" svg:width="6.2988in" svg:height="3.5429in" svg:x="0.0402in" svg:y="0.0394in">
              <draw:object draw:notify-on-update-of-ranges="'section 2'.BY7:'section 2'.BY33 'section 2'.BZ7:'section 2'.BZ3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 table:formula="of:=AVERAGE([.C7];[.D7];[.E7];[.H7];[.K7];[.L7];[.M7];[.N7];[.O7];[.R7];[.U7];[.V7];[.W7];[.X7];[.Y7];[.AB7];[.AG7];[.AH7];[.AI7];[.AL7];[.AO7];[.AP7])" office:value-type="float" office:value="1">
            <text:p>1</text:p>
          </table:table-cell>
          <table:table-cell table:formula="of:=AVERAGE([.F7];[.G7];[.I7];[.J7];[.P7];[.Q7];[.S7];[.T7];[.Z7];[.AA7];[.AC7];[.AD7];[.AJ7];[.AK7];[.AM7];[.AN7])" office:value-type="float" office:value="0.8125">
            <text:p>0.812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0" table:formula="of:=SUM([.C8:.AP8];[.AQ8];-[.AR8];[.AS8];-[.AT8];[.AU8];-[.AV8];[.AW8];-[.AX8];[.AY8];-[.AZ8];[.BA8];-[.BB8];[.BC8];-[.BD8];[.BE8];-[.BF8])/COUNT([.C8:.AP8];[.AQ8];[.AS8];[.AU8];[.AW8];[.AY8];[.BA8];[.BC8];[.BE8])" office:value-type="float" office:value="0.5625">
            <text:p>0.5625</text:p>
          </table:table-cell>
          <table:table-cell table:style-name="ce50" table:formula="of:=AVERAGE([.C8:.L8])" office:value-type="float" office:value="0.4">
            <text:p>0.4</text:p>
          </table:table-cell>
          <table:table-cell table:style-name="ce50" table:formula="of:=AVERAGE([.M8:.V8])" office:value-type="float" office:value="0.5">
            <text:p>0.5</text:p>
          </table:table-cell>
          <table:table-cell table:style-name="ce50" table:formula="of:=AVERAGE([.W8:.AF8])" office:value-type="float" office:value="0.5">
            <text:p>0.5</text:p>
          </table:table-cell>
          <table:table-cell table:style-name="ce50" table:formula="of:=AVERAGE([.AG8:.AP8])" office:value-type="float" office:value="0.5">
            <text:p>0.5</text:p>
          </table:table-cell>
          <table:table-cell table:style-name="ce50" table:formula="of:=AVERAGE([.C8];[.D8];[.M8];[.N8];[.W8];[.X8];[.AG8];[.AH8])" office:value-type="float" office:value="0.5">
            <text:p>0.5</text:p>
          </table:table-cell>
          <table:table-cell table:style-name="ce50"/>
          <table:table-cell table:style-name="ce50" table:formula="of:=AVERAGE([.E8];[.F8];[.O8];[.P8];[.Y8];[.Z8];[.AI8];[.AJ8])" office:value-type="float" office:value="0.5">
            <text:p>0.5</text:p>
          </table:table-cell>
          <table:table-cell table:style-name="ce50"/>
          <table:table-cell table:style-name="ce50" table:formula="of:=AVERAGE([.G8];[.H8];[.Q8];[.R8];[.AA8];[.AB8];[.AK8];[.AL8])" office:value-type="float" office:value="0.5">
            <text:p>0.5</text:p>
          </table:table-cell>
          <table:table-cell table:style-name="ce50"/>
          <table:table-cell table:style-name="ce50" table:formula="of:=AVERAGE([.I8];[.J8];[.S8];[.T8];[.AC8];[.AD8];[.AM8];[.AN8])" office:value-type="float" office:value="0.375">
            <text:p>0.375</text:p>
          </table:table-cell>
          <table:table-cell table:style-name="ce50"/>
          <table:table-cell table:style-name="ce50" table:formula="of:=AVERAGE([.K8];[.L8];[.U8];[.V8];[.AE8];[.AF8];[.AO8];[.AP8])" office:value-type="float" office:value="0.5">
            <text:p>0.5</text:p>
          </table:table-cell>
          <table:table-cell table:style-name="ce55" office:value-type="float" office:value="10">
            <text:p>10</text:p>
          </table:table-cell>
          <table:table-cell table:number-columns-repeated="3"/>
          <table:table-cell table:style-name="ce3" office:value-type="float" office:value="10">
            <text:p>10</text:p>
          </table:table-cell>
          <table:table-cell table:formula="of:=AVERAGE([.C8:.AP8])" office:value-type="float" office:value="0.475">
            <text:p>0.475</text:p>
          </table:table-cell>
          <table:table-cell table:number-columns-repeated="8"/>
          <table:table-cell table:formula="of:=AVERAGE([.C8];[.D8];[.E8];[.H8];[.K8];[.L8];[.M8];[.N8];[.O8];[.R8];[.U8];[.V8];[.W8];[.X8];[.Y8];[.AB8];[.AG8];[.AH8];[.AI8];[.AL8];[.AO8];[.AP8])" office:value-type="float" office:value="0.636363636363636">
            <text:p>0.6363636364</text:p>
          </table:table-cell>
          <table:table-cell table:formula="of:=AVERAGE([.F8];[.G8];[.I8];[.J8];[.P8];[.Q8];[.S8];[.T8];[.Z8];[.AA8];[.AC8];[.AD8];[.AJ8];[.AK8];[.AM8];[.AN8])" office:value-type="float" office:value="0.25">
            <text:p>0.2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7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0" table:formula="of:=SUM([.C9:.AP9];[.AQ9];-[.AR9];[.AS9];-[.AT9];[.AU9];-[.AV9];[.AW9];-[.AX9];[.AY9];-[.AZ9];[.BA9];-[.BB9];[.BC9];-[.BD9];[.BE9];-[.BF9])/COUNT([.C9:.AP9];[.AQ9];[.AS9];[.AU9];[.AW9];[.AY9];[.BA9];[.BC9];[.BE9])" office:value-type="float" office:value="0.6875">
            <text:p>0.6875</text:p>
          </table:table-cell>
          <table:table-cell table:style-name="ce50" table:formula="of:=AVERAGE([.C9:.L9])" office:value-type="float" office:value="0.5">
            <text:p>0.5</text:p>
          </table:table-cell>
          <table:table-cell table:style-name="ce50" table:formula="of:=AVERAGE([.M9:.V9])" office:value-type="float" office:value="0.8">
            <text:p>0.8</text:p>
          </table:table-cell>
          <table:table-cell table:style-name="ce50" table:formula="of:=AVERAGE([.W9:.AF9])" office:value-type="float" office:value="0.6">
            <text:p>0.6</text:p>
          </table:table-cell>
          <table:table-cell table:style-name="ce50" table:formula="of:=AVERAGE([.AG9:.AP9])" office:value-type="float" office:value="0.6">
            <text:p>0.6</text:p>
          </table:table-cell>
          <table:table-cell table:style-name="ce50" table:formula="of:=AVERAGE([.C9];[.D9];[.M9];[.N9];[.W9];[.X9];[.AG9];[.AH9])" office:value-type="float" office:value="0.875">
            <text:p>0.875</text:p>
          </table:table-cell>
          <table:table-cell table:style-name="ce50"/>
          <table:table-cell table:style-name="ce50" table:formula="of:=AVERAGE([.E9];[.F9];[.O9];[.P9];[.Y9];[.Z9];[.AI9];[.AJ9])" office:value-type="float" office:value="0.75">
            <text:p>0.75</text:p>
          </table:table-cell>
          <table:table-cell table:style-name="ce50"/>
          <table:table-cell table:style-name="ce50" table:formula="of:=AVERAGE([.G9];[.H9];[.Q9];[.R9];[.AA9];[.AB9];[.AK9];[.AL9])" office:value-type="float" office:value="0.75">
            <text:p>0.75</text:p>
          </table:table-cell>
          <table:table-cell table:style-name="ce50"/>
          <table:table-cell table:style-name="ce50" table:formula="of:=AVERAGE([.I9];[.J9];[.S9];[.T9];[.AC9];[.AD9];[.AM9];[.AN9])" office:value-type="float" office:value="0.125">
            <text:p>0.125</text:p>
          </table:table-cell>
          <table:table-cell table:style-name="ce50"/>
          <table:table-cell table:style-name="ce50" table:formula="of:=AVERAGE([.K9];[.L9];[.U9];[.V9];[.AE9];[.AF9];[.AO9];[.AP9])" office:value-type="float" office:value="0.625">
            <text:p>0.625</text:p>
          </table:table-cell>
          <table:table-cell table:style-name="ce55" office:value-type="float" office:value="6">
            <text:p>6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table:formula="of:=AVERAGE([.C9:.AP9])" office:value-type="float" office:value="0.625">
            <text:p>0.625</text:p>
          </table:table-cell>
          <table:table-cell table:number-columns-repeated="8"/>
          <table:table-cell table:formula="of:=AVERAGE([.C9];[.D9];[.E9];[.H9];[.K9];[.L9];[.M9];[.N9];[.O9];[.R9];[.U9];[.V9];[.W9];[.X9];[.Y9];[.AB9];[.AG9];[.AH9];[.AI9];[.AL9];[.AO9];[.AP9])" office:value-type="float" office:value="0.818181818181818">
            <text:p>0.8181818182</text:p>
          </table:table-cell>
          <table:table-cell table:formula="of:=AVERAGE([.F9];[.G9];[.I9];[.J9];[.P9];[.Q9];[.S9];[.T9];[.Z9];[.AA9];[.AC9];[.AD9];[.AJ9];[.AK9];[.AM9];[.AN9])" office:value-type="float" office:value="0.3125">
            <text:p>0.312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5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0:.AP10];[.AQ10];-[.AR10];[.AS10];-[.AT10];[.AU10];-[.AV10];[.AW10];-[.AX10];[.AY10];-[.AZ10];[.BA10];-[.BB10];[.BC10];-[.BD10];[.BE10];-[.BF10])/COUNT([.C10:.AP10];[.AQ10];[.AS10];[.AU10];[.AW10];[.AY10];[.BA10];[.BC10];[.BE10])" office:value-type="float" office:value="0.645833333333333">
            <text:p>0.6458333333</text:p>
          </table:table-cell>
          <table:table-cell table:formula="of:=AVERAGE([.C10:.L10])" office:value-type="float" office:value="0.5">
            <text:p>0.5</text:p>
          </table:table-cell>
          <table:table-cell table:formula="of:=AVERAGE([.M10:.V10])" office:value-type="float" office:value="0.6">
            <text:p>0.6</text:p>
          </table:table-cell>
          <table:table-cell table:formula="of:=AVERAGE([.W10:.AF10])" office:value-type="float" office:value="0.5">
            <text:p>0.5</text:p>
          </table:table-cell>
          <table:table-cell table:formula="of:=AVERAGE([.AG10:.AP10])" office:value-type="float" office:value="0.7">
            <text:p>0.7</text:p>
          </table:table-cell>
          <table:table-cell table:formula="of:=AVERAGE([.C10];[.D10];[.M10];[.N10];[.W10];[.X10];[.AG10];[.AH10])" office:value-type="float" office:value="0.875">
            <text:p>0.875</text:p>
          </table:table-cell>
          <table:table-cell/>
          <table:table-cell table:formula="of:=AVERAGE([.E10];[.F10];[.O10];[.P10];[.Y10];[.Z10];[.AI10];[.AJ10])" office:value-type="float" office:value="0.5">
            <text:p>0.5</text:p>
          </table:table-cell>
          <table:table-cell/>
          <table:table-cell table:formula="of:=AVERAGE([.G10];[.H10];[.Q10];[.R10];[.AA10];[.AB10];[.AK10];[.AL10])" office:value-type="float" office:value="0.5">
            <text:p>0.5</text:p>
          </table:table-cell>
          <table:table-cell/>
          <table:table-cell table:formula="of:=AVERAGE([.I10];[.J10];[.S10];[.T10];[.AC10];[.AD10];[.AM10];[.AN10])" office:value-type="float" office:value="0.25">
            <text:p>0.25</text:p>
          </table:table-cell>
          <table:table-cell/>
          <table:table-cell table:formula="of:=AVERAGE([.K10];[.L10];[.U10];[.V10];[.AE10];[.AF10];[.AO10];[.AP10])" office:value-type="float" office:value="0.75">
            <text:p>0.75</text:p>
          </table:table-cell>
          <table:table-cell table:style-name="ce3" office:value-type="float" office:value="14">
            <text:p>14</text:p>
          </table:table-cell>
          <table:table-cell table:number-columns-repeated="3"/>
          <table:table-cell table:style-name="ce3" office:value-type="float" office:value="14">
            <text:p>14</text:p>
          </table:table-cell>
          <table:table-cell table:formula="of:=AVERAGE([.C10:.AP10])" office:value-type="float" office:value="0.575">
            <text:p>0.575</text:p>
          </table:table-cell>
          <table:table-cell table:number-columns-repeated="8"/>
          <table:table-cell table:formula="of:=AVERAGE([.C10];[.D10];[.E10];[.H10];[.K10];[.L10];[.M10];[.N10];[.O10];[.R10];[.U10];[.V10];[.W10];[.X10];[.Y10];[.AB10];[.AG10];[.AH10];[.AI10];[.AL10];[.AO10];[.AP10])" office:value-type="float" office:value="0.909090909090909">
            <text:p>0.9090909091</text:p>
          </table:table-cell>
          <table:table-cell table:formula="of:=AVERAGE([.F10];[.G10];[.I10];[.J10];[.P10];[.Q10];[.S10];[.T10];[.Z10];[.AA10];[.AC10];[.AD10];[.AJ10];[.AK10];[.AM10];[.AN10])" office:value-type="float" office:value="0.125">
            <text:p>0.125</text:p>
          </table:table-cell>
        </table:table-row>
        <table:table-row table:style-name="ro1">
          <table:table-cell table:number-columns-repeated="8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9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6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6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1:.AP11];[.AQ11];-[.AR11];[.AS11];-[.AT11];[.AU11];-[.AV11];[.AW11];-[.AX11];[.AY11];-[.AZ11];[.BA11];-[.BB11];[.BC11];-[.BD11];[.BE11];-[.BF11])/COUNT([.C11:.AP11];[.AQ11];[.AS11];[.AU11];[.AW11];[.AY11];[.BA11];[.BC11];[.BE11])" office:value-type="float" office:value="0.833333333333333">
            <text:p>0.8333333333</text:p>
          </table:table-cell>
          <table:table-cell table:formula="of:=AVERAGE([.C11:.L11])" office:value-type="float" office:value="0.9">
            <text:p>0.9</text:p>
          </table:table-cell>
          <table:table-cell table:formula="of:=AVERAGE([.M11:.V11])" office:value-type="float" office:value="0.9">
            <text:p>0.9</text:p>
          </table:table-cell>
          <table:table-cell table:formula="of:=AVERAGE([.W11:.AF11])" office:value-type="float" office:value="0.8">
            <text:p>0.8</text:p>
          </table:table-cell>
          <table:table-cell table:formula="of:=AVERAGE([.AG11:.AP11])" office:value-type="float" office:value="0.6">
            <text:p>0.6</text:p>
          </table:table-cell>
          <table:table-cell table:formula="of:=AVERAGE([.C11];[.D11];[.M11];[.N11];[.W11];[.X11];[.AG11];[.AH11])" office:value-type="float" office:value="1">
            <text:p>1</text:p>
          </table:table-cell>
          <table:table-cell/>
          <table:table-cell table:formula="of:=AVERAGE([.E11];[.F11];[.O11];[.P11];[.Y11];[.Z11];[.AI11];[.AJ11])" office:value-type="float" office:value="0.75">
            <text:p>0.75</text:p>
          </table:table-cell>
          <table:table-cell/>
          <table:table-cell table:formula="of:=AVERAGE([.G11];[.H11];[.Q11];[.R11];[.AA11];[.AB11];[.AK11];[.AL11])" office:value-type="float" office:value="1">
            <text:p>1</text:p>
          </table:table-cell>
          <table:table-cell/>
          <table:table-cell table:formula="of:=AVERAGE([.I11];[.J11];[.S11];[.T11];[.AC11];[.AD11];[.AM11];[.AN11])" office:value-type="float" office:value="0.375">
            <text:p>0.375</text:p>
          </table:table-cell>
          <table:table-cell/>
          <table:table-cell table:formula="of:=AVERAGE([.K11];[.L11];[.U11];[.V11];[.AE11];[.AF11];[.AO11];[.AP11])" office:value-type="float" office:value="0.875">
            <text:p>0.875</text:p>
          </table:table-cell>
          <table:table-cell table:style-name="ce3" office:value-type="float" office:value="19">
            <text:p>19</text:p>
          </table:table-cell>
          <table:table-cell table:number-columns-repeated="3"/>
          <table:table-cell table:style-name="ce3" office:value-type="float" office:value="19">
            <text:p>19</text:p>
          </table:table-cell>
          <table:table-cell table:formula="of:=AVERAGE([.C11:.AP11])" office:value-type="float" office:value="0.8">
            <text:p>0.8</text:p>
          </table:table-cell>
          <table:table-cell table:number-columns-repeated="8"/>
          <table:table-cell table:formula="of:=AVERAGE([.C11];[.D11];[.E11];[.H11];[.K11];[.L11];[.M11];[.N11];[.O11];[.R11];[.U11];[.V11];[.W11];[.X11];[.Y11];[.AB11];[.AG11];[.AH11];[.AI11];[.AL11];[.AO11];[.AP11])" office:value-type="float" office:value="0.954545454545455">
            <text:p>0.9545454545</text:p>
          </table:table-cell>
          <table:table-cell table:formula="of:=AVERAGE([.F11];[.G11];[.I11];[.J11];[.P11];[.Q11];[.S11];[.T11];[.Z11];[.AA11];[.AC11];[.AD11];[.AJ11];[.AK11];[.AM11];[.AN11])" office:value-type="float" office:value="0.5625">
            <text:p>0.562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0" table:formula="of:=SUM([.C12:.AP12];[.AQ12];-[.AR12];[.AS12];-[.AT12];[.AU12];-[.AV12];[.AW12];-[.AX12];[.AY12];-[.AZ12];[.BA12];-[.BB12];[.BC12];-[.BD12];[.BE12];-[.BF12])/COUNT([.C12:.AP12];[.AQ12];[.AS12];[.AU12];[.AW12];[.AY12];[.BA12];[.BC12];[.BE12])" office:value-type="float" office:value="0.541666666666667">
            <text:p>0.5416666667</text:p>
          </table:table-cell>
          <table:table-cell table:style-name="ce50" table:formula="of:=AVERAGE([.C12:.L12])" office:value-type="float" office:value="0.5">
            <text:p>0.5</text:p>
          </table:table-cell>
          <table:table-cell table:style-name="ce50" table:formula="of:=AVERAGE([.M12:.V12])" office:value-type="float" office:value="0.5">
            <text:p>0.5</text:p>
          </table:table-cell>
          <table:table-cell table:style-name="ce50" table:formula="of:=AVERAGE([.W12:.AF12])" office:value-type="float" office:value="0.4">
            <text:p>0.4</text:p>
          </table:table-cell>
          <table:table-cell table:style-name="ce50" table:formula="of:=AVERAGE([.AG12:.AP12])" office:value-type="float" office:value="0.4">
            <text:p>0.4</text:p>
          </table:table-cell>
          <table:table-cell table:style-name="ce50" table:formula="of:=AVERAGE([.C12];[.D12];[.M12];[.N12];[.W12];[.X12];[.AG12];[.AH12])" office:value-type="float" office:value="0.5">
            <text:p>0.5</text:p>
          </table:table-cell>
          <table:table-cell table:style-name="ce50"/>
          <table:table-cell table:style-name="ce50" table:formula="of:=AVERAGE([.E12];[.F12];[.O12];[.P12];[.Y12];[.Z12];[.AI12];[.AJ12])" office:value-type="float" office:value="0.5">
            <text:p>0.5</text:p>
          </table:table-cell>
          <table:table-cell table:style-name="ce50"/>
          <table:table-cell table:style-name="ce50" table:formula="of:=AVERAGE([.G12];[.H12];[.Q12];[.R12];[.AA12];[.AB12];[.AK12];[.AL12])" office:value-type="float" office:value="0.5">
            <text:p>0.5</text:p>
          </table:table-cell>
          <table:table-cell table:style-name="ce50"/>
          <table:table-cell table:style-name="ce50" table:formula="of:=AVERAGE([.I12];[.J12];[.S12];[.T12];[.AC12];[.AD12];[.AM12];[.AN12])" office:value-type="float" office:value="0.25">
            <text:p>0.25</text:p>
          </table:table-cell>
          <table:table-cell table:style-name="ce50"/>
          <table:table-cell table:style-name="ce50" table:formula="of:=AVERAGE([.K12];[.L12];[.U12];[.V12];[.AE12];[.AF12];[.AO12];[.AP12])" office:value-type="float" office:value="0.5">
            <text:p>0.5</text:p>
          </table:table-cell>
          <table:table-cell table:style-name="ce55" office:value-type="float" office:value="5">
            <text:p>5</text:p>
          </table:table-cell>
          <table:table-cell table:number-columns-repeated="3"/>
          <table:table-cell table:style-name="ce3" office:value-type="float" office:value="5">
            <text:p>5</text:p>
          </table:table-cell>
          <table:table-cell table:formula="of:=AVERAGE([.C12:.AP12])" office:value-type="float" office:value="0.45">
            <text:p>0.45</text:p>
          </table:table-cell>
          <table:table-cell table:number-columns-repeated="8"/>
          <table:table-cell table:formula="of:=AVERAGE([.C12];[.D12];[.E12];[.H12];[.K12];[.L12];[.M12];[.N12];[.O12];[.R12];[.U12];[.V12];[.W12];[.X12];[.Y12];[.AB12];[.AG12];[.AH12];[.AI12];[.AL12];[.AO12];[.AP12])" office:value-type="float" office:value="0.681818181818182">
            <text:p>0.6818181818</text:p>
          </table:table-cell>
          <table:table-cell table:formula="of:=AVERAGE([.F12];[.G12];[.I12];[.J12];[.P12];[.Q12];[.S12];[.T12];[.Z12];[.AA12];[.AC12];[.AD12];[.AJ12];[.AK12];[.AM12];[.AN12])" office:value-type="float" office:value="0.125">
            <text:p>0.12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5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3:.AP13];[.AQ13];-[.AR13];[.AS13];-[.AT13];[.AU13];-[.AV13];[.AW13];-[.AX13];[.AY13];-[.AZ13];[.BA13];-[.BB13];[.BC13];-[.BD13];[.BE13];-[.BF13])/COUNT([.C13:.AP13];[.AQ13];[.AS13];[.AU13];[.AW13];[.AY13];[.BA13];[.BC13];[.BE13])" office:value-type="float" office:value="0.583333333333333">
            <text:p>0.5833333333</text:p>
          </table:table-cell>
          <table:table-cell table:formula="of:=AVERAGE([.C13:.L13])" office:value-type="float" office:value="0.4">
            <text:p>0.4</text:p>
          </table:table-cell>
          <table:table-cell table:formula="of:=AVERAGE([.M13:.V13])" office:value-type="float" office:value="0.8">
            <text:p>0.8</text:p>
          </table:table-cell>
          <table:table-cell table:formula="of:=AVERAGE([.W13:.AF13])" office:value-type="float" office:value="0.6">
            <text:p>0.6</text:p>
          </table:table-cell>
          <table:table-cell table:formula="of:=AVERAGE([.AG13:.AP13])" office:value-type="float" office:value="0.5">
            <text:p>0.5</text:p>
          </table:table-cell>
          <table:table-cell table:formula="of:=AVERAGE([.C13];[.D13];[.M13];[.N13];[.W13];[.X13];[.AG13];[.AH13])" office:value-type="float" office:value="0.625">
            <text:p>0.625</text:p>
          </table:table-cell>
          <table:table-cell/>
          <table:table-cell table:formula="of:=AVERAGE([.E13];[.F13];[.O13];[.P13];[.Y13];[.Z13];[.AI13];[.AJ13])" office:value-type="float" office:value="0.5">
            <text:p>0.5</text:p>
          </table:table-cell>
          <table:table-cell/>
          <table:table-cell table:formula="of:=AVERAGE([.G13];[.H13];[.Q13];[.R13];[.AA13];[.AB13];[.AK13];[.AL13])" office:value-type="float" office:value="0.375">
            <text:p>0.375</text:p>
          </table:table-cell>
          <table:table-cell/>
          <table:table-cell table:formula="of:=AVERAGE([.I13];[.J13];[.S13];[.T13];[.AC13];[.AD13];[.AM13];[.AN13])" office:value-type="float" office:value="0.625">
            <text:p>0.625</text:p>
          </table:table-cell>
          <table:table-cell/>
          <table:table-cell table:formula="of:=AVERAGE([.K13];[.L13];[.U13];[.V13];[.AE13];[.AF13];[.AO13];[.AP13])" office:value-type="float" office:value="0.75">
            <text:p>0.75</text:p>
          </table:table-cell>
          <table:table-cell table:style-name="ce3" office:value-type="float" office:value="15">
            <text:p>15</text:p>
          </table:table-cell>
          <table:table-cell table:number-columns-repeated="3"/>
          <table:table-cell table:style-name="ce3" office:value-type="float" office:value="15">
            <text:p>15</text:p>
          </table:table-cell>
          <table:table-cell table:formula="of:=AVERAGE([.C13:.AP13])" office:value-type="float" office:value="0.575">
            <text:p>0.575</text:p>
          </table:table-cell>
          <table:table-cell table:number-columns-repeated="8"/>
          <table:table-cell table:formula="of:=AVERAGE([.C13];[.D13];[.E13];[.H13];[.K13];[.L13];[.M13];[.N13];[.O13];[.R13];[.U13];[.V13];[.W13];[.X13];[.Y13];[.AB13];[.AG13];[.AH13];[.AI13];[.AL13];[.AO13];[.AP13])" office:value-type="float" office:value="0.727272727272727">
            <text:p>0.7272727273</text:p>
          </table:table-cell>
          <table:table-cell table:formula="of:=AVERAGE([.F13];[.G13];[.I13];[.J13];[.P13];[.Q13];[.S13];[.T13];[.Z13];[.AA13];[.AC13];[.AD13];[.AJ13];[.AK13];[.AM13];[.AN13])" office:value-type="float" office:value="0.3125">
            <text:p>0.312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7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0" table:formula="of:=SUM([.C14:.AP14];[.AQ14];-[.AR14];[.AS14];-[.AT14];[.AU14];-[.AV14];[.AW14];-[.AX14];[.AY14];-[.AZ14];[.BA14];-[.BB14];[.BC14];-[.BD14];[.BE14];-[.BF14])/COUNT([.C14:.AP14];[.AQ14];[.AS14];[.AU14];[.AW14];[.AY14];[.BA14];[.BC14];[.BE14])" office:value-type="float" office:value="0.645833333333333">
            <text:p>0.6458333333</text:p>
          </table:table-cell>
          <table:table-cell table:style-name="ce50" table:formula="of:=AVERAGE([.C14:.L14])" office:value-type="float" office:value="0.7">
            <text:p>0.7</text:p>
          </table:table-cell>
          <table:table-cell table:style-name="ce50" table:formula="of:=AVERAGE([.M14:.V14])" office:value-type="float" office:value="0.6">
            <text:p>0.6</text:p>
          </table:table-cell>
          <table:table-cell table:style-name="ce50" table:formula="of:=AVERAGE([.W14:.AF14])" office:value-type="float" office:value="0.8">
            <text:p>0.8</text:p>
          </table:table-cell>
          <table:table-cell table:style-name="ce50" table:formula="of:=AVERAGE([.AG14:.AP14])" office:value-type="float" office:value="0.7">
            <text:p>0.7</text:p>
          </table:table-cell>
          <table:table-cell table:style-name="ce50" table:formula="of:=AVERAGE([.C14];[.D14];[.M14];[.N14];[.W14];[.X14];[.AG14];[.AH14])" office:value-type="float" office:value="0.75">
            <text:p>0.75</text:p>
          </table:table-cell>
          <table:table-cell table:style-name="ce50"/>
          <table:table-cell table:style-name="ce50" table:formula="of:=AVERAGE([.E14];[.F14];[.O14];[.P14];[.Y14];[.Z14];[.AI14];[.AJ14])" office:value-type="float" office:value="0.75">
            <text:p>0.75</text:p>
          </table:table-cell>
          <table:table-cell table:style-name="ce50"/>
          <table:table-cell table:style-name="ce50" table:formula="of:=AVERAGE([.G14];[.H14];[.Q14];[.R14];[.AA14];[.AB14];[.AK14];[.AL14])" office:value-type="float" office:value="0.625">
            <text:p>0.625</text:p>
          </table:table-cell>
          <table:table-cell table:style-name="ce50"/>
          <table:table-cell table:style-name="ce50" table:formula="of:=AVERAGE([.I14];[.J14];[.S14];[.T14];[.AC14];[.AD14];[.AM14];[.AN14])" office:value-type="float" office:value="0.625">
            <text:p>0.625</text:p>
          </table:table-cell>
          <table:table-cell table:style-name="ce50"/>
          <table:table-cell table:style-name="ce50" table:formula="of:=AVERAGE([.K14];[.L14];[.U14];[.V14];[.AE14];[.AF14];[.AO14];[.AP14])" office:value-type="float" office:value="0.75">
            <text:p>0.75</text:p>
          </table:table-cell>
          <table:table-cell table:style-name="ce55" office:value-type="float" office:value="6">
            <text:p>6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table:formula="of:=AVERAGE([.C14:.AP14])" office:value-type="float" office:value="0.7">
            <text:p>0.7</text:p>
          </table:table-cell>
          <table:table-cell table:number-columns-repeated="8"/>
          <table:table-cell table:formula="of:=AVERAGE([.C14];[.D14];[.E14];[.H14];[.K14];[.L14];[.M14];[.N14];[.O14];[.R14];[.U14];[.V14];[.W14];[.X14];[.Y14];[.AB14];[.AG14];[.AH14];[.AI14];[.AL14];[.AO14];[.AP14])" office:value-type="float" office:value="0.727272727272727">
            <text:p>0.7272727273</text:p>
          </table:table-cell>
          <table:table-cell table:formula="of:=AVERAGE([.F14];[.G14];[.I14];[.J14];[.P14];[.Q14];[.S14];[.T14];[.Z14];[.AA14];[.AC14];[.AD14];[.AJ14];[.AK14];[.AM14];[.AN14])" office:value-type="float" office:value="0.625">
            <text:p>0.62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9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5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.C15:.AP15];[.AQ15];-[.AR15];[.AS15];-[.AT15];[.AU15];-[.AV15];[.AW15];-[.AX15];[.AY15];-[.AZ15];[.BA15];-[.BB15];[.BC15];-[.BD15];[.BE15];-[.BF15])/COUNT([.C15:.AP15];[.AQ15];[.AS15];[.AU15];[.AW15];[.AY15];[.BA15];[.BC15];[.BE15])" office:value-type="float" office:value="0.854166666666667">
            <text:p>0.8541666667</text:p>
          </table:table-cell>
          <table:table-cell table:formula="of:=AVERAGE([.C15:.L15])" office:value-type="float" office:value="0.9">
            <text:p>0.9</text:p>
          </table:table-cell>
          <table:table-cell table:formula="of:=AVERAGE([.M15:.V15])" office:value-type="float" office:value="0.7">
            <text:p>0.7</text:p>
          </table:table-cell>
          <table:table-cell table:formula="of:=AVERAGE([.W15:.AF15])" office:value-type="float" office:value="0.8">
            <text:p>0.8</text:p>
          </table:table-cell>
          <table:table-cell table:formula="of:=AVERAGE([.AG15:.AP15])" office:value-type="float" office:value="1">
            <text:p>1</text:p>
          </table:table-cell>
          <table:table-cell table:formula="of:=AVERAGE([.C15];[.D15];[.M15];[.N15];[.W15];[.X15];[.AG15];[.AH15])" office:value-type="float" office:value="1">
            <text:p>1</text:p>
          </table:table-cell>
          <table:table-cell/>
          <table:table-cell table:formula="of:=AVERAGE([.E15];[.F15];[.O15];[.P15];[.Y15];[.Z15];[.AI15];[.AJ15])" office:value-type="float" office:value="1">
            <text:p>1</text:p>
          </table:table-cell>
          <table:table-cell/>
          <table:table-cell table:formula="of:=AVERAGE([.G15];[.H15];[.Q15];[.R15];[.AA15];[.AB15];[.AK15];[.AL15])" office:value-type="float" office:value="0.75">
            <text:p>0.75</text:p>
          </table:table-cell>
          <table:table-cell/>
          <table:table-cell table:formula="of:=AVERAGE([.I15];[.J15];[.S15];[.T15];[.AC15];[.AD15];[.AM15];[.AN15])" office:value-type="float" office:value="0.75">
            <text:p>0.75</text:p>
          </table:table-cell>
          <table:table-cell/>
          <table:table-cell table:formula="of:=AVERAGE([.K15];[.L15];[.U15];[.V15];[.AE15];[.AF15];[.AO15];[.AP15])" office:value-type="float" office:value="0.75">
            <text:p>0.75</text:p>
          </table:table-cell>
          <table:table-cell table:style-name="ce3" office:value-type="float" office:value="18">
            <text:p>18</text:p>
          </table:table-cell>
          <table:table-cell table:number-columns-repeated="3"/>
          <table:table-cell table:style-name="ce3" office:value-type="float" office:value="18">
            <text:p>18</text:p>
          </table:table-cell>
          <table:table-cell table:formula="of:=AVERAGE([.C15:.AP15])" office:value-type="float" office:value="0.85">
            <text:p>0.85</text:p>
          </table:table-cell>
          <table:table-cell table:number-columns-repeated="8"/>
          <table:table-cell table:formula="of:=AVERAGE([.C15];[.D15];[.E15];[.H15];[.K15];[.L15];[.M15];[.N15];[.O15];[.R15];[.U15];[.V15];[.W15];[.X15];[.Y15];[.AB15];[.AG15];[.AH15];[.AI15];[.AL15];[.AO15];[.AP15])" office:value-type="float" office:value="0.909090909090909">
            <text:p>0.9090909091</text:p>
          </table:table-cell>
          <table:table-cell table:formula="of:=AVERAGE([.F15];[.G15];[.I15];[.J15];[.P15];[.Q15];[.S15];[.T15];[.Z15];[.AA15];[.AC15];[.AD15];[.AJ15];[.AK15];[.AM15];[.AN15])" office:value-type="float" office:value="0.75">
            <text:p>0.75</text:p>
          </table:table-cell>
        </table:table-row>
        <table:table-row table:style-name="ro1">
          <table:table-cell table:number-columns-repeated="4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6:.AP16];[.AQ16];-[.AR16];[.AS16];-[.AT16];[.AU16];-[.AV16];[.AW16];-[.AX16];[.AY16];-[.AZ16];[.BA16];-[.BB16];[.BC16];-[.BD16];[.BE16];-[.BF16])/COUNT([.C16:.AP16];[.AQ16];[.AS16];[.AU16];[.AW16];[.AY16];[.BA16];[.BC16];[.BE16])" office:value-type="float" office:value="0.979166666666667">
            <text:p>0.9791666667</text:p>
          </table:table-cell>
          <table:table-cell table:formula="of:=AVERAGE([.C16:.L16])" office:value-type="float" office:value="1">
            <text:p>1</text:p>
          </table:table-cell>
          <table:table-cell table:formula="of:=AVERAGE([.M16:.V16])" office:value-type="float" office:value="1">
            <text:p>1</text:p>
          </table:table-cell>
          <table:table-cell table:formula="of:=AVERAGE([.W16:.AF16])" office:value-type="float" office:value="1">
            <text:p>1</text:p>
          </table:table-cell>
          <table:table-cell table:formula="of:=AVERAGE([.AG16:.AP16])" office:value-type="float" office:value="1">
            <text:p>1</text:p>
          </table:table-cell>
          <table:table-cell table:formula="of:=AVERAGE([.C16];[.D16];[.M16];[.N16];[.W16];[.X16];[.AG16];[.AH16])" office:value-type="float" office:value="1">
            <text:p>1</text:p>
          </table:table-cell>
          <table:table-cell/>
          <table:table-cell table:formula="of:=AVERAGE([.E16];[.F16];[.O16];[.P16];[.Y16];[.Z16];[.AI16];[.AJ16])" office:value-type="float" office:value="1">
            <text:p>1</text:p>
          </table:table-cell>
          <table:table-cell/>
          <table:table-cell table:formula="of:=AVERAGE([.G16];[.H16];[.Q16];[.R16];[.AA16];[.AB16];[.AK16];[.AL16])" office:value-type="float" office:value="1">
            <text:p>1</text:p>
          </table:table-cell>
          <table:table-cell/>
          <table:table-cell table:formula="of:=AVERAGE([.I16];[.J16];[.S16];[.T16];[.AC16];[.AD16];[.AM16];[.AN16])" office:value-type="float" office:value="1">
            <text:p>1</text:p>
          </table:table-cell>
          <table:table-cell/>
          <table:table-cell table:formula="of:=AVERAGE([.K16];[.L16];[.U16];[.V16];[.AE16];[.AF16];[.AO16];[.AP16])" office:value-type="float" office:value="1">
            <text:p>1</text:p>
          </table:table-cell>
          <table:table-cell table:style-name="ce3" office:value-type="float" office:value="19">
            <text:p>19</text:p>
          </table:table-cell>
          <table:table-cell table:number-columns-repeated="3"/>
          <table:table-cell table:style-name="ce3" office:value-type="float" office:value="19">
            <text:p>19</text:p>
          </table:table-cell>
          <table:table-cell table:formula="of:=AVERAGE([.C16:.AP16])" office:value-type="float" office:value="1">
            <text:p>1</text:p>
          </table:table-cell>
          <table:table-cell table:number-columns-repeated="8"/>
          <table:table-cell table:formula="of:=AVERAGE([.C16];[.D16];[.E16];[.H16];[.K16];[.L16];[.M16];[.N16];[.O16];[.R16];[.U16];[.V16];[.W16];[.X16];[.Y16];[.AB16];[.AG16];[.AH16];[.AI16];[.AL16];[.AO16];[.AP16])" office:value-type="float" office:value="1">
            <text:p>1</text:p>
          </table:table-cell>
          <table:table-cell table:formula="of:=AVERAGE([.F16];[.G16];[.I16];[.J16];[.P16];[.Q16];[.S16];[.T16];[.Z16];[.AA16];[.AC16];[.AD16];[.AJ16];[.AK16];[.AM16];[.AN16])" office:value-type="float" office:value="1">
            <text:p>1</text:p>
          </table:table-cell>
        </table:table-row>
        <table:table-row table:style-name="ro1">
          <table:table-cell table:number-columns-repeated="5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5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0" table:formula="of:=SUM([.C17:.AP17];[.AQ17];-[.AR17];[.AS17];-[.AT17];[.AU17];-[.AV17];[.AW17];-[.AX17];[.AY17];-[.AZ17];[.BA17];-[.BB17];[.BC17];-[.BD17];[.BE17];-[.BF17])/COUNT([.C17:.AP17];[.AQ17];[.AS17];[.AU17];[.AW17];[.AY17];[.BA17];[.BC17];[.BE17])" office:value-type="float" office:value="0.604166666666667">
            <text:p>0.6041666667</text:p>
          </table:table-cell>
          <table:table-cell table:style-name="ce50" table:formula="of:=AVERAGE([.C17:.L17])" office:value-type="float" office:value="0.6">
            <text:p>0.6</text:p>
          </table:table-cell>
          <table:table-cell table:style-name="ce50" table:formula="of:=AVERAGE([.M17:.V17])" office:value-type="float" office:value="0.6">
            <text:p>0.6</text:p>
          </table:table-cell>
          <table:table-cell table:style-name="ce50" table:formula="of:=AVERAGE([.W17:.AF17])" office:value-type="float" office:value="0.4">
            <text:p>0.4</text:p>
          </table:table-cell>
          <table:table-cell table:style-name="ce50" table:formula="of:=AVERAGE([.AG17:.AP17])" office:value-type="float" office:value="0.5">
            <text:p>0.5</text:p>
          </table:table-cell>
          <table:table-cell table:style-name="ce50" table:formula="of:=AVERAGE([.C17];[.D17];[.M17];[.N17];[.W17];[.X17];[.AG17];[.AH17])" office:value-type="float" office:value="0.875">
            <text:p>0.875</text:p>
          </table:table-cell>
          <table:table-cell table:style-name="ce50"/>
          <table:table-cell table:style-name="ce50" table:formula="of:=AVERAGE([.E17];[.F17];[.O17];[.P17];[.Y17];[.Z17];[.AI17];[.AJ17])" office:value-type="float" office:value="0.625">
            <text:p>0.625</text:p>
          </table:table-cell>
          <table:table-cell table:style-name="ce50"/>
          <table:table-cell table:style-name="ce50" table:formula="of:=AVERAGE([.G17];[.H17];[.Q17];[.R17];[.AA17];[.AB17];[.AK17];[.AL17])" office:value-type="float" office:value="0.75">
            <text:p>0.75</text:p>
          </table:table-cell>
          <table:table-cell table:style-name="ce50"/>
          <table:table-cell table:style-name="ce50" table:formula="of:=AVERAGE([.I17];[.J17];[.S17];[.T17];[.AC17];[.AD17];[.AM17];[.AN17])" office:value-type="float" office:value="0">
            <text:p>0</text:p>
          </table:table-cell>
          <table:table-cell table:style-name="ce50"/>
          <table:table-cell table:style-name="ce50" table:formula="of:=AVERAGE([.K17];[.L17];[.U17];[.V17];[.AE17];[.AF17];[.AO17];[.AP17])" office:value-type="float" office:value="0.375">
            <text:p>0.375</text:p>
          </table:table-cell>
          <table:table-cell table:style-name="ce55" office:value-type="float" office:value="6">
            <text:p>6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table:formula="of:=AVERAGE([.C17:.AP17])" office:value-type="float" office:value="0.525">
            <text:p>0.525</text:p>
          </table:table-cell>
          <table:table-cell table:number-columns-repeated="8"/>
          <table:table-cell table:formula="of:=AVERAGE([.C17];[.D17];[.E17];[.H17];[.K17];[.L17];[.M17];[.N17];[.O17];[.R17];[.U17];[.V17];[.W17];[.X17];[.Y17];[.AB17];[.AG17];[.AH17];[.AI17];[.AL17];[.AO17];[.AP17])" office:value-type="float" office:value="0.818181818181818">
            <text:p>0.8181818182</text:p>
          </table:table-cell>
          <table:table-cell table:formula="of:=AVERAGE([.F17];[.G17];[.I17];[.J17];[.P17];[.Q17];[.S17];[.T17];[.Z17];[.AA17];[.AC17];[.AD17];[.AJ17];[.AK17];[.AM17];[.AN17])" office:value-type="float" office:value="0.1875">
            <text:p>0.187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50" table:formula="of:=SUM([.C18:.AP18];[.AQ18];-[.AR18];[.AS18];-[.AT18];[.AU18];-[.AV18];[.AW18];-[.AX18];[.AY18];-[.AZ18];[.BA18];-[.BB18];[.BC18];-[.BD18];[.BE18];-[.BF18])/COUNT([.C18:.AP18];[.AQ18];[.AS18];[.AU18];[.AW18];[.AY18];[.BA18];[.BC18];[.BE18])" office:value-type="float" office:value="0.520833333333333">
            <text:p>0.5208333333</text:p>
          </table:table-cell>
          <table:table-cell table:style-name="ce50" table:formula="of:=AVERAGE([.C18:.L18])" office:value-type="float" office:value="0.6">
            <text:p>0.6</text:p>
          </table:table-cell>
          <table:table-cell table:style-name="ce50" table:formula="of:=AVERAGE([.M18:.V18])" office:value-type="float" office:value="0.5">
            <text:p>0.5</text:p>
          </table:table-cell>
          <table:table-cell table:style-name="ce50" table:formula="of:=AVERAGE([.W18:.AF18])" office:value-type="float" office:value="0.5">
            <text:p>0.5</text:p>
          </table:table-cell>
          <table:table-cell table:style-name="ce50" table:formula="of:=AVERAGE([.AG18:.AP18])" office:value-type="float" office:value="0.4">
            <text:p>0.4</text:p>
          </table:table-cell>
          <table:table-cell table:style-name="ce50" table:formula="of:=AVERAGE([.C18];[.D18];[.M18];[.N18];[.W18];[.X18];[.AG18];[.AH18])" office:value-type="float" office:value="0.375">
            <text:p>0.375</text:p>
          </table:table-cell>
          <table:table-cell table:style-name="ce50"/>
          <table:table-cell table:style-name="ce50" table:formula="of:=AVERAGE([.E18];[.F18];[.O18];[.P18];[.Y18];[.Z18];[.AI18];[.AJ18])" office:value-type="float" office:value="0.5">
            <text:p>0.5</text:p>
          </table:table-cell>
          <table:table-cell table:style-name="ce50"/>
          <table:table-cell table:style-name="ce50" table:formula="of:=AVERAGE([.G18];[.H18];[.Q18];[.R18];[.AA18];[.AB18];[.AK18];[.AL18])" office:value-type="float" office:value="0.5">
            <text:p>0.5</text:p>
          </table:table-cell>
          <table:table-cell table:style-name="ce50"/>
          <table:table-cell table:style-name="ce50" table:formula="of:=AVERAGE([.I18];[.J18];[.S18];[.T18];[.AC18];[.AD18];[.AM18];[.AN18])" office:value-type="float" office:value="0.5">
            <text:p>0.5</text:p>
          </table:table-cell>
          <table:table-cell table:style-name="ce50"/>
          <table:table-cell table:style-name="ce50" table:formula="of:=AVERAGE([.K18];[.L18];[.U18];[.V18];[.AE18];[.AF18];[.AO18];[.AP18])" office:value-type="float" office:value="0.625">
            <text:p>0.625</text:p>
          </table:table-cell>
          <table:table-cell table:style-name="ce55" office:value-type="float" office:value="10">
            <text:p>10</text:p>
          </table:table-cell>
          <table:table-cell table:number-columns-repeated="3"/>
          <table:table-cell table:style-name="ce3" office:value-type="float" office:value="10">
            <text:p>10</text:p>
          </table:table-cell>
          <table:table-cell table:formula="of:=AVERAGE([.C18:.AP18])" office:value-type="float" office:value="0.5">
            <text:p>0.5</text:p>
          </table:table-cell>
          <table:table-cell table:number-columns-repeated="8"/>
          <table:table-cell table:formula="of:=AVERAGE([.C18];[.D18];[.E18];[.H18];[.K18];[.L18];[.M18];[.N18];[.O18];[.R18];[.U18];[.V18];[.W18];[.X18];[.Y18];[.AB18];[.AG18];[.AH18];[.AI18];[.AL18];[.AO18];[.AP18])" office:value-type="float" office:value="0.590909090909091">
            <text:p>0.5909090909</text:p>
          </table:table-cell>
          <table:table-cell table:formula="of:=AVERAGE([.F18];[.G18];[.I18];[.J18];[.P18];[.Q18];[.S18];[.T18];[.Z18];[.AA18];[.AC18];[.AD18];[.AJ18];[.AK18];[.AM18];[.AN18])" office:value-type="float" office:value="0.375">
            <text:p>0.37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0" table:formula="of:=SUM([.C19:.AP19];[.AQ19];-[.AR19];[.AS19];-[.AT19];[.AU19];-[.AV19];[.AW19];-[.AX19];[.AY19];-[.AZ19];[.BA19];-[.BB19];[.BC19];-[.BD19];[.BE19];-[.BF19])/COUNT([.C19:.AP19];[.AQ19];[.AS19];[.AU19];[.AW19];[.AY19];[.BA19];[.BC19];[.BE19])" office:value-type="float" office:value="0.583333333333333">
            <text:p>0.5833333333</text:p>
          </table:table-cell>
          <table:table-cell table:style-name="ce50" table:formula="of:=AVERAGE([.C19:.L19])" office:value-type="float" office:value="0.6">
            <text:p>0.6</text:p>
          </table:table-cell>
          <table:table-cell table:style-name="ce50" table:formula="of:=AVERAGE([.M19:.V19])" office:value-type="float" office:value="0.6">
            <text:p>0.6</text:p>
          </table:table-cell>
          <table:table-cell table:style-name="ce50" table:formula="of:=AVERAGE([.W19:.AF19])" office:value-type="float" office:value="0.5">
            <text:p>0.5</text:p>
          </table:table-cell>
          <table:table-cell table:style-name="ce50" table:formula="of:=AVERAGE([.AG19:.AP19])" office:value-type="float" office:value="0.3">
            <text:p>0.3</text:p>
          </table:table-cell>
          <table:table-cell table:style-name="ce50" table:formula="of:=AVERAGE([.C19];[.D19];[.M19];[.N19];[.W19];[.X19];[.AG19];[.AH19])" office:value-type="float" office:value="0.5">
            <text:p>0.5</text:p>
          </table:table-cell>
          <table:table-cell table:style-name="ce50"/>
          <table:table-cell table:style-name="ce50" table:formula="of:=AVERAGE([.E19];[.F19];[.O19];[.P19];[.Y19];[.Z19];[.AI19];[.AJ19])" office:value-type="float" office:value="0.75">
            <text:p>0.75</text:p>
          </table:table-cell>
          <table:table-cell table:style-name="ce50"/>
          <table:table-cell table:style-name="ce50" table:formula="of:=AVERAGE([.G19];[.H19];[.Q19];[.R19];[.AA19];[.AB19];[.AK19];[.AL19])" office:value-type="float" office:value="0.625">
            <text:p>0.625</text:p>
          </table:table-cell>
          <table:table-cell table:style-name="ce50"/>
          <table:table-cell table:style-name="ce50" table:formula="of:=AVERAGE([.I19];[.J19];[.S19];[.T19];[.AC19];[.AD19];[.AM19];[.AN19])" office:value-type="float" office:value="0.125">
            <text:p>0.125</text:p>
          </table:table-cell>
          <table:table-cell table:style-name="ce50"/>
          <table:table-cell table:style-name="ce50" table:formula="of:=AVERAGE([.K19];[.L19];[.U19];[.V19];[.AE19];[.AF19];[.AO19];[.AP19])" office:value-type="float" office:value="0.5">
            <text:p>0.5</text:p>
          </table:table-cell>
          <table:table-cell table:style-name="ce55" office:value-type="float" office:value="8">
            <text:p>8</text:p>
          </table:table-cell>
          <table:table-cell table:number-columns-repeated="3"/>
          <table:table-cell table:style-name="ce3" office:value-type="float" office:value="8">
            <text:p>8</text:p>
          </table:table-cell>
          <table:table-cell table:formula="of:=AVERAGE([.C19:.AP19])" office:value-type="float" office:value="0.5">
            <text:p>0.5</text:p>
          </table:table-cell>
          <table:table-cell table:number-columns-repeated="8"/>
          <table:table-cell table:formula="of:=AVERAGE([.C19];[.D19];[.E19];[.H19];[.K19];[.L19];[.M19];[.N19];[.O19];[.R19];[.U19];[.V19];[.W19];[.X19];[.Y19];[.AB19];[.AG19];[.AH19];[.AI19];[.AL19];[.AO19];[.AP19])" office:value-type="float" office:value="0.681818181818182">
            <text:p>0.6818181818</text:p>
          </table:table-cell>
          <table:table-cell table:formula="of:=AVERAGE([.F19];[.G19];[.I19];[.J19];[.P19];[.Q19];[.S19];[.T19];[.Z19];[.AA19];[.AC19];[.AD19];[.AJ19];[.AK19];[.AM19];[.AN19])" office:value-type="float" office:value="0.25">
            <text:p>0.2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18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6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6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5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20:.AP20];[.AQ20];-[.AR20];[.AS20];-[.AT20];[.AU20];-[.AV20];[.AW20];-[.AX20];[.AY20];-[.AZ20];[.BA20];-[.BB20];[.BC20];-[.BD20];[.BE20];-[.BF20])/COUNT([.C20:.AP20];[.AQ20];[.AS20];[.AU20];[.AW20];[.AY20];[.BA20];[.BC20];[.BE20])" office:value-type="float" office:value="0.833333333333333">
            <text:p>0.8333333333</text:p>
          </table:table-cell>
          <table:table-cell table:formula="of:=AVERAGE([.C20:.L20])" office:value-type="float" office:value="1">
            <text:p>1</text:p>
          </table:table-cell>
          <table:table-cell table:formula="of:=AVERAGE([.M20:.V20])" office:value-type="float" office:value="0.9">
            <text:p>0.9</text:p>
          </table:table-cell>
          <table:table-cell table:formula="of:=AVERAGE([.W20:.AF20])" office:value-type="float" office:value="0.8">
            <text:p>0.8</text:p>
          </table:table-cell>
          <table:table-cell table:formula="of:=AVERAGE([.AG20:.AP20])" office:value-type="float" office:value="0.6">
            <text:p>0.6</text:p>
          </table:table-cell>
          <table:table-cell table:formula="of:=AVERAGE([.C20];[.D20];[.M20];[.N20];[.W20];[.X20];[.AG20];[.AH20])" office:value-type="float" office:value="1">
            <text:p>1</text:p>
          </table:table-cell>
          <table:table-cell/>
          <table:table-cell table:formula="of:=AVERAGE([.E20];[.F20];[.O20];[.P20];[.Y20];[.Z20];[.AI20];[.AJ20])" office:value-type="float" office:value="0.875">
            <text:p>0.875</text:p>
          </table:table-cell>
          <table:table-cell/>
          <table:table-cell table:formula="of:=AVERAGE([.G20];[.H20];[.Q20];[.R20];[.AA20];[.AB20];[.AK20];[.AL20])" office:value-type="float" office:value="0.75">
            <text:p>0.75</text:p>
          </table:table-cell>
          <table:table-cell/>
          <table:table-cell table:formula="of:=AVERAGE([.I20];[.J20];[.S20];[.T20];[.AC20];[.AD20];[.AM20];[.AN20])" office:value-type="float" office:value="0.5">
            <text:p>0.5</text:p>
          </table:table-cell>
          <table:table-cell/>
          <table:table-cell table:formula="of:=AVERAGE([.K20];[.L20];[.U20];[.V20];[.AE20];[.AF20];[.AO20];[.AP20])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number-columns-repeated="3"/>
          <table:table-cell table:style-name="ce3" office:value-type="float" office:value="15">
            <text:p>15</text:p>
          </table:table-cell>
          <table:table-cell table:formula="of:=AVERAGE([.C20:.AP20])" office:value-type="float" office:value="0.825">
            <text:p>0.825</text:p>
          </table:table-cell>
          <table:table-cell table:number-columns-repeated="8"/>
          <table:table-cell table:formula="of:=AVERAGE([.C20];[.D20];[.E20];[.H20];[.K20];[.L20];[.M20];[.N20];[.O20];[.R20];[.U20];[.V20];[.W20];[.X20];[.Y20];[.AB20];[.AG20];[.AH20];[.AI20];[.AL20];[.AO20];[.AP20])" office:value-type="float" office:value="1">
            <text:p>1</text:p>
          </table:table-cell>
          <table:table-cell table:formula="of:=AVERAGE([.F20];[.G20];[.I20];[.J20];[.P20];[.Q20];[.S20];[.T20];[.Z20];[.AA20];[.AC20];[.AD20];[.AJ20];[.AK20];[.AM20];[.AN20])" office:value-type="float" office:value="0.5625">
            <text:p>0.5625</text:p>
          </table:table-cell>
        </table:table-row>
        <table:table-row table:style-name="ro1">
          <table:table-cell table:number-columns-repeated="10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6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0" table:formula="of:=SUM([.C21:.AP21];[.AQ21];-[.AR21];[.AS21];-[.AT21];[.AU21];-[.AV21];[.AW21];-[.AX21];[.AY21];-[.AZ21];[.BA21];-[.BB21];[.BC21];-[.BD21];[.BE21];-[.BF21])/COUNT([.C21:.AP21];[.AQ21];[.AS21];[.AU21];[.AW21];[.AY21];[.BA21];[.BC21];[.BE21])" office:value-type="float" office:value="0.291666666666667">
            <text:p>0.2916666667</text:p>
          </table:table-cell>
          <table:table-cell table:style-name="ce50" table:formula="of:=AVERAGE([.C21:.L21])" office:value-type="float" office:value="0.1">
            <text:p>0.1</text:p>
          </table:table-cell>
          <table:table-cell table:style-name="ce50" table:formula="of:=AVERAGE([.M21:.V21])" office:value-type="float" office:value="0.5">
            <text:p>0.5</text:p>
          </table:table-cell>
          <table:table-cell table:style-name="ce50" table:formula="of:=AVERAGE([.W21:.AF21])" office:value-type="float" office:value="0.2">
            <text:p>0.2</text:p>
          </table:table-cell>
          <table:table-cell table:style-name="ce50" table:formula="of:=AVERAGE([.AG21:.AP21])" office:value-type="float" office:value="0.4">
            <text:p>0.4</text:p>
          </table:table-cell>
          <table:table-cell table:style-name="ce50" table:formula="of:=AVERAGE([.C21];[.D21];[.M21];[.N21];[.W21];[.X21];[.AG21];[.AH21])" office:value-type="float" office:value="0.375">
            <text:p>0.375</text:p>
          </table:table-cell>
          <table:table-cell table:style-name="ce50"/>
          <table:table-cell table:style-name="ce50" table:formula="of:=AVERAGE([.E21];[.F21];[.O21];[.P21];[.Y21];[.Z21];[.AI21];[.AJ21])" office:value-type="float" office:value="0.375">
            <text:p>0.375</text:p>
          </table:table-cell>
          <table:table-cell table:style-name="ce50"/>
          <table:table-cell table:style-name="ce50" table:formula="of:=AVERAGE([.G21];[.H21];[.Q21];[.R21];[.AA21];[.AB21];[.AK21];[.AL21])" office:value-type="float" office:value="0.25">
            <text:p>0.25</text:p>
          </table:table-cell>
          <table:table-cell table:style-name="ce50"/>
          <table:table-cell table:style-name="ce50" table:formula="of:=AVERAGE([.I21];[.J21];[.S21];[.T21];[.AC21];[.AD21];[.AM21];[.AN21])" office:value-type="float" office:value="0.125">
            <text:p>0.125</text:p>
          </table:table-cell>
          <table:table-cell table:style-name="ce50"/>
          <table:table-cell table:style-name="ce50" table:formula="of:=AVERAGE([.K21];[.L21];[.U21];[.V21];[.AE21];[.AF21];[.AO21];[.AP21])" office:value-type="float" office:value="0.375">
            <text:p>0.375</text:p>
          </table:table-cell>
          <table:table-cell table:style-name="ce55" office:value-type="float" office:value="0">
            <text:p>0</text:p>
          </table:table-cell>
          <table:table-cell table:number-columns-repeated="3"/>
          <table:table-cell table:style-name="ce3" office:value-type="float" office:value="0">
            <text:p>0</text:p>
          </table:table-cell>
          <table:table-cell table:formula="of:=AVERAGE([.C21:.AP21])" office:value-type="float" office:value="0.3">
            <text:p>0.3</text:p>
          </table:table-cell>
          <table:table-cell table:number-columns-repeated="8"/>
          <table:table-cell table:formula="of:=AVERAGE([.C21];[.D21];[.E21];[.H21];[.K21];[.L21];[.M21];[.N21];[.O21];[.R21];[.U21];[.V21];[.W21];[.X21];[.Y21];[.AB21];[.AG21];[.AH21];[.AI21];[.AL21];[.AO21];[.AP21])" office:value-type="float" office:value="0.318181818181818">
            <text:p>0.3181818182</text:p>
          </table:table-cell>
          <table:table-cell table:formula="of:=AVERAGE([.F21];[.G21];[.I21];[.J21];[.P21];[.Q21];[.S21];[.T21];[.Z21];[.AA21];[.AC21];[.AD21];[.AJ21];[.AK21];[.AM21];[.AN21])" office:value-type="float" office:value="0.3125">
            <text:p>0.312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22:.AP22];[.AQ22];-[.AR22];[.AS22];-[.AT22];[.AU22];-[.AV22];[.AW22];-[.AX22];[.AY22];-[.AZ22];[.BA22];-[.BB22];[.BC22];-[.BD22];[.BE22];-[.BF22])/COUNT([.C22:.AP22];[.AQ22];[.AS22];[.AU22];[.AW22];[.AY22];[.BA22];[.BC22];[.BE22])" office:value-type="float" office:value="0.541666666666667">
            <text:p>0.5416666667</text:p>
          </table:table-cell>
          <table:table-cell table:formula="of:=AVERAGE([.C22:.L22])" office:value-type="float" office:value="0.5">
            <text:p>0.5</text:p>
          </table:table-cell>
          <table:table-cell table:formula="of:=AVERAGE([.M22:.V22])" office:value-type="float" office:value="0.5">
            <text:p>0.5</text:p>
          </table:table-cell>
          <table:table-cell table:formula="of:=AVERAGE([.W22:.AF22])" office:value-type="float" office:value="0.4">
            <text:p>0.4</text:p>
          </table:table-cell>
          <table:table-cell table:formula="of:=AVERAGE([.AG22:.AP22])" office:value-type="float" office:value="0.4">
            <text:p>0.4</text:p>
          </table:table-cell>
          <table:table-cell table:formula="of:=AVERAGE([.C22];[.D22];[.M22];[.N22];[.W22];[.X22];[.AG22];[.AH22])" office:value-type="float" office:value="0.5">
            <text:p>0.5</text:p>
          </table:table-cell>
          <table:table-cell/>
          <table:table-cell table:formula="of:=AVERAGE([.E22];[.F22];[.O22];[.P22];[.Y22];[.Z22];[.AI22];[.AJ22])" office:value-type="float" office:value="0.5">
            <text:p>0.5</text:p>
          </table:table-cell>
          <table:table-cell/>
          <table:table-cell table:formula="of:=AVERAGE([.G22];[.H22];[.Q22];[.R22];[.AA22];[.AB22];[.AK22];[.AL22])" office:value-type="float" office:value="0.5">
            <text:p>0.5</text:p>
          </table:table-cell>
          <table:table-cell/>
          <table:table-cell table:formula="of:=AVERAGE([.I22];[.J22];[.S22];[.T22];[.AC22];[.AD22];[.AM22];[.AN22])" office:value-type="float" office:value="0.25">
            <text:p>0.25</text:p>
          </table:table-cell>
          <table:table-cell/>
          <table:table-cell table:formula="of:=AVERAGE([.K22];[.L22];[.U22];[.V22];[.AE22];[.AF22];[.AO22];[.AP22])" office:value-type="float" office:value="0.5">
            <text:p>0.5</text:p>
          </table:table-cell>
          <table:table-cell table:style-name="ce3" office:value-type="float" office:value="15">
            <text:p>15</text:p>
          </table:table-cell>
          <table:table-cell table:number-columns-repeated="3"/>
          <table:table-cell table:style-name="ce3" office:value-type="float" office:value="15">
            <text:p>15</text:p>
          </table:table-cell>
          <table:table-cell table:formula="of:=AVERAGE([.C22:.AP22])" office:value-type="float" office:value="0.45">
            <text:p>0.45</text:p>
          </table:table-cell>
          <table:table-cell table:number-columns-repeated="8"/>
          <table:table-cell table:formula="of:=AVERAGE([.C22];[.D22];[.E22];[.H22];[.K22];[.L22];[.M22];[.N22];[.O22];[.R22];[.U22];[.V22];[.W22];[.X22];[.Y22];[.AB22];[.AG22];[.AH22];[.AI22];[.AL22];[.AO22];[.AP22])" office:value-type="float" office:value="0.681818181818182">
            <text:p>0.6818181818</text:p>
          </table:table-cell>
          <table:table-cell table:formula="of:=AVERAGE([.F22];[.G22];[.I22];[.J22];[.P22];[.Q22];[.S22];[.T22];[.Z22];[.AA22];[.AC22];[.AD22];[.AJ22];[.AK22];[.AM22];[.AN22])" office:value-type="float" office:value="0.125">
            <text:p>0.12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7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6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23:.AP23];[.AQ23];-[.AR23];[.AS23];-[.AT23];[.AU23];-[.AV23];[.AW23];-[.AX23];[.AY23];-[.AZ23];[.BA23];-[.BB23];[.BC23];-[.BD23];[.BE23];-[.BF23])/COUNT([.C23:.AP23];[.AQ23];[.AS23];[.AU23];[.AW23];[.AY23];[.BA23];[.BC23];[.BE23])" office:value-type="float" office:value="0.791666666666667">
            <text:p>0.7916666667</text:p>
          </table:table-cell>
          <table:table-cell table:formula="of:=AVERAGE([.C23:.L23])" office:value-type="float" office:value="0.8">
            <text:p>0.8</text:p>
          </table:table-cell>
          <table:table-cell table:formula="of:=AVERAGE([.M23:.V23])" office:value-type="float" office:value="0.8">
            <text:p>0.8</text:p>
          </table:table-cell>
          <table:table-cell table:formula="of:=AVERAGE([.W23:.AF23])" office:value-type="float" office:value="0.7">
            <text:p>0.7</text:p>
          </table:table-cell>
          <table:table-cell table:formula="of:=AVERAGE([.AG23:.AP23])" office:value-type="float" office:value="0.7">
            <text:p>0.7</text:p>
          </table:table-cell>
          <table:table-cell table:formula="of:=AVERAGE([.C23];[.D23];[.M23];[.N23];[.W23];[.X23];[.AG23];[.AH23])" office:value-type="float" office:value="0.875">
            <text:p>0.875</text:p>
          </table:table-cell>
          <table:table-cell/>
          <table:table-cell table:formula="of:=AVERAGE([.E23];[.F23];[.O23];[.P23];[.Y23];[.Z23];[.AI23];[.AJ23])" office:value-type="float" office:value="0.75">
            <text:p>0.75</text:p>
          </table:table-cell>
          <table:table-cell/>
          <table:table-cell table:formula="of:=AVERAGE([.G23];[.H23];[.Q23];[.R23];[.AA23];[.AB23];[.AK23];[.AL23])" office:value-type="float" office:value="0.625">
            <text:p>0.625</text:p>
          </table:table-cell>
          <table:table-cell/>
          <table:table-cell table:formula="of:=AVERAGE([.I23];[.J23];[.S23];[.T23];[.AC23];[.AD23];[.AM23];[.AN23])" office:value-type="float" office:value="0.5">
            <text:p>0.5</text:p>
          </table:table-cell>
          <table:table-cell/>
          <table:table-cell table:formula="of:=AVERAGE([.K23];[.L23];[.U23];[.V23];[.AE23];[.AF23];[.AO23];[.AP23])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number-columns-repeated="3"/>
          <table:table-cell table:style-name="ce3" office:value-type="float" office:value="11">
            <text:p>11</text:p>
          </table:table-cell>
          <table:table-cell table:formula="of:=AVERAGE([.C23:.AP23])" office:value-type="float" office:value="0.75">
            <text:p>0.75</text:p>
          </table:table-cell>
          <table:table-cell table:number-columns-repeated="8"/>
          <table:table-cell table:formula="of:=AVERAGE([.C23];[.D23];[.E23];[.H23];[.K23];[.L23];[.M23];[.N23];[.O23];[.R23];[.U23];[.V23];[.W23];[.X23];[.Y23];[.AB23];[.AG23];[.AH23];[.AI23];[.AL23];[.AO23];[.AP23])" office:value-type="float" office:value="0.954545454545455">
            <text:p>0.9545454545</text:p>
          </table:table-cell>
          <table:table-cell table:formula="of:=AVERAGE([.F23];[.G23];[.I23];[.J23];[.P23];[.Q23];[.S23];[.T23];[.Z23];[.AA23];[.AC23];[.AD23];[.AJ23];[.AK23];[.AM23];[.AN23])" office:value-type="float" office:value="0.4375">
            <text:p>0.437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24:.AP24];[.AQ24];-[.AR24];[.AS24];-[.AT24];[.AU24];-[.AV24];[.AW24];-[.AX24];[.AY24];-[.AZ24];[.BA24];-[.BB24];[.BC24];-[.BD24];[.BE24];-[.BF24])/COUNT([.C24:.AP24];[.AQ24];[.AS24];[.AU24];[.AW24];[.AY24];[.BA24];[.BC24];[.BE24])" office:value-type="float" office:value="0.770833333333333">
            <text:p>0.7708333333</text:p>
          </table:table-cell>
          <table:table-cell table:formula="of:=AVERAGE([.C24:.L24])" office:value-type="float" office:value="0.8">
            <text:p>0.8</text:p>
          </table:table-cell>
          <table:table-cell table:formula="of:=AVERAGE([.M24:.V24])" office:value-type="float" office:value="0.8">
            <text:p>0.8</text:p>
          </table:table-cell>
          <table:table-cell table:formula="of:=AVERAGE([.W24:.AF24])" office:value-type="float" office:value="0.7">
            <text:p>0.7</text:p>
          </table:table-cell>
          <table:table-cell table:formula="of:=AVERAGE([.AG24:.AP24])" office:value-type="float" office:value="0.6">
            <text:p>0.6</text:p>
          </table:table-cell>
          <table:table-cell table:formula="of:=AVERAGE([.C24];[.D24];[.M24];[.N24];[.W24];[.X24];[.AG24];[.AH24])" office:value-type="float" office:value="0.75">
            <text:p>0.75</text:p>
          </table:table-cell>
          <table:table-cell/>
          <table:table-cell table:formula="of:=AVERAGE([.E24];[.F24];[.O24];[.P24];[.Y24];[.Z24];[.AI24];[.AJ24])" office:value-type="float" office:value="0.75">
            <text:p>0.75</text:p>
          </table:table-cell>
          <table:table-cell/>
          <table:table-cell table:formula="of:=AVERAGE([.G24];[.H24];[.Q24];[.R24];[.AA24];[.AB24];[.AK24];[.AL24])" office:value-type="float" office:value="0.625">
            <text:p>0.625</text:p>
          </table:table-cell>
          <table:table-cell/>
          <table:table-cell table:formula="of:=AVERAGE([.I24];[.J24];[.S24];[.T24];[.AC24];[.AD24];[.AM24];[.AN24])" office:value-type="float" office:value="0.625">
            <text:p>0.625</text:p>
          </table:table-cell>
          <table:table-cell/>
          <table:table-cell table:formula="of:=AVERAGE([.K24];[.L24];[.U24];[.V24];[.AE24];[.AF24];[.AO24];[.AP24])" office:value-type="float" office:value="0.875">
            <text:p>0.875</text:p>
          </table:table-cell>
          <table:table-cell table:style-name="ce3" office:value-type="float" office:value="17">
            <text:p>17</text:p>
          </table:table-cell>
          <table:table-cell table:number-columns-repeated="3"/>
          <table:table-cell table:style-name="ce3" office:value-type="float" office:value="17">
            <text:p>17</text:p>
          </table:table-cell>
          <table:table-cell table:formula="of:=AVERAGE([.C24:.AP24])" office:value-type="float" office:value="0.725">
            <text:p>0.725</text:p>
          </table:table-cell>
          <table:table-cell table:number-columns-repeated="8"/>
          <table:table-cell table:formula="of:=AVERAGE([.C24];[.D24];[.E24];[.H24];[.K24];[.L24];[.M24];[.N24];[.O24];[.R24];[.U24];[.V24];[.W24];[.X24];[.Y24];[.AB24];[.AG24];[.AH24];[.AI24];[.AL24];[.AO24];[.AP24])" office:value-type="float" office:value="0.863636363636364">
            <text:p>0.8636363636</text:p>
          </table:table-cell>
          <table:table-cell table:formula="of:=AVERAGE([.F24];[.G24];[.I24];[.J24];[.P24];[.Q24];[.S24];[.T24];[.Z24];[.AA24];[.AC24];[.AD24];[.AJ24];[.AK24];[.AM24];[.AN24])" office:value-type="float" office:value="0.5">
            <text:p>0.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6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6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5"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50" table:formula="of:=SUM([.C25:.AP25];[.AQ25];-[.AR25];[.AS25];-[.AT25];[.AU25];-[.AV25];[.AW25];-[.AX25];[.AY25];-[.AZ25];[.BA25];-[.BB25];[.BC25];-[.BD25];[.BE25];-[.BF25])/COUNT([.C25:.AP25];[.AQ25];[.AS25];[.AU25];[.AW25];[.AY25];[.BA25];[.BC25];[.BE25])" office:value-type="float" office:value="0.541666666666667">
            <text:p>0.5416666667</text:p>
          </table:table-cell>
          <table:table-cell table:style-name="ce50" table:formula="of:=AVERAGE([.C25:.L25])" office:value-type="float" office:value="0.7">
            <text:p>0.7</text:p>
          </table:table-cell>
          <table:table-cell table:style-name="ce50" table:formula="of:=AVERAGE([.M25:.V25])" office:value-type="float" office:value="0.7">
            <text:p>0.7</text:p>
          </table:table-cell>
          <table:table-cell table:style-name="ce50" table:formula="of:=AVERAGE([.W25:.AF25])" office:value-type="float" office:value="0.7">
            <text:p>0.7</text:p>
          </table:table-cell>
          <table:table-cell table:style-name="ce50" table:formula="of:=AVERAGE([.AG25:.AP25])" office:value-type="float" office:value="0.5">
            <text:p>0.5</text:p>
          </table:table-cell>
          <table:table-cell table:style-name="ce50" table:formula="of:=AVERAGE([.C25];[.D25];[.M25];[.N25];[.W25];[.X25];[.AG25];[.AH25])" office:value-type="float" office:value="1">
            <text:p>1</text:p>
          </table:table-cell>
          <table:table-cell table:style-name="ce50"/>
          <table:table-cell table:style-name="ce50" table:formula="of:=AVERAGE([.E25];[.F25];[.O25];[.P25];[.Y25];[.Z25];[.AI25];[.AJ25])" office:value-type="float" office:value="0.5">
            <text:p>0.5</text:p>
          </table:table-cell>
          <table:table-cell table:style-name="ce50"/>
          <table:table-cell table:style-name="ce50" table:formula="of:=AVERAGE([.G25];[.H25];[.Q25];[.R25];[.AA25];[.AB25];[.AK25];[.AL25])" office:value-type="float" office:value="0.5">
            <text:p>0.5</text:p>
          </table:table-cell>
          <table:table-cell table:style-name="ce50"/>
          <table:table-cell table:style-name="ce50" table:formula="of:=AVERAGE([.I25];[.J25];[.S25];[.T25];[.AC25];[.AD25];[.AM25];[.AN25])" office:value-type="float" office:value="0.375">
            <text:p>0.375</text:p>
          </table:table-cell>
          <table:table-cell table:style-name="ce50"/>
          <table:table-cell table:style-name="ce50" table:formula="of:=AVERAGE([.K25];[.L25];[.U25];[.V25];[.AE25];[.AF25];[.AO25];[.AP25])" office:value-type="float" office:value="0.875">
            <text:p>0.875</text:p>
          </table:table-cell>
          <table:table-cell table:style-name="ce55" office:value-type="float" office:value="6">
            <text:p>6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table:formula="of:=AVERAGE([.C25:.AP25])" office:value-type="float" office:value="0.65">
            <text:p>0.65</text:p>
          </table:table-cell>
          <table:table-cell table:number-columns-repeated="8"/>
          <table:table-cell table:formula="of:=AVERAGE([.C25];[.D25];[.E25];[.H25];[.K25];[.L25];[.M25];[.N25];[.O25];[.R25];[.U25];[.V25];[.W25];[.X25];[.Y25];[.AB25];[.AG25];[.AH25];[.AI25];[.AL25];[.AO25];[.AP25])" office:value-type="float" office:value="0.954545454545455">
            <text:p>0.9545454545</text:p>
          </table:table-cell>
          <table:table-cell table:formula="of:=AVERAGE([.F25];[.G25];[.I25];[.J25];[.P25];[.Q25];[.S25];[.T25];[.Z25];[.AA25];[.AC25];[.AD25];[.AJ25];[.AK25];[.AM25];[.AN25])" office:value-type="float" office:value="0.1875">
            <text:p>0.187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9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0" table:formula="of:=SUM([.C26:.AP26];[.AQ26];-[.AR26];[.AS26];-[.AT26];[.AU26];-[.AV26];[.AW26];-[.AX26];[.AY26];-[.AZ26];[.BA26];-[.BB26];[.BC26];-[.BD26];[.BE26];-[.BF26])/COUNT([.C26:.AP26];[.AQ26];[.AS26];[.AU26];[.AW26];[.AY26];[.BA26];[.BC26];[.BE26])" office:value-type="float" office:value="0.770833333333333">
            <text:p>0.7708333333</text:p>
          </table:table-cell>
          <table:table-cell table:style-name="ce50" table:formula="of:=AVERAGE([.C26:.L26])" office:value-type="float" office:value="0.5">
            <text:p>0.5</text:p>
          </table:table-cell>
          <table:table-cell table:style-name="ce50" table:formula="of:=AVERAGE([.M26:.V26])" office:value-type="float" office:value="0.8">
            <text:p>0.8</text:p>
          </table:table-cell>
          <table:table-cell table:style-name="ce50" table:formula="of:=AVERAGE([.W26:.AF26])" office:value-type="float" office:value="0.7">
            <text:p>0.7</text:p>
          </table:table-cell>
          <table:table-cell table:style-name="ce50" table:formula="of:=AVERAGE([.AG26:.AP26])" office:value-type="float" office:value="0.9">
            <text:p>0.9</text:p>
          </table:table-cell>
          <table:table-cell table:style-name="ce50" table:formula="of:=AVERAGE([.C26];[.D26];[.M26];[.N26];[.W26];[.X26];[.AG26];[.AH26])" office:value-type="float" office:value="0.625">
            <text:p>0.625</text:p>
          </table:table-cell>
          <table:table-cell table:style-name="ce50"/>
          <table:table-cell table:style-name="ce50" table:formula="of:=AVERAGE([.E26];[.F26];[.O26];[.P26];[.Y26];[.Z26];[.AI26];[.AJ26])" office:value-type="float" office:value="0.875">
            <text:p>0.875</text:p>
          </table:table-cell>
          <table:table-cell table:style-name="ce50"/>
          <table:table-cell table:style-name="ce50" table:formula="of:=AVERAGE([.G26];[.H26];[.Q26];[.R26];[.AA26];[.AB26];[.AK26];[.AL26])" office:value-type="float" office:value="1">
            <text:p>1</text:p>
          </table:table-cell>
          <table:table-cell table:style-name="ce50"/>
          <table:table-cell table:style-name="ce50" table:formula="of:=AVERAGE([.I26];[.J26];[.S26];[.T26];[.AC26];[.AD26];[.AM26];[.AN26])" office:value-type="float" office:value="0.625">
            <text:p>0.625</text:p>
          </table:table-cell>
          <table:table-cell table:style-name="ce50"/>
          <table:table-cell table:style-name="ce50" table:formula="of:=AVERAGE([.K26];[.L26];[.U26];[.V26];[.AE26];[.AF26];[.AO26];[.AP26])" office:value-type="float" office:value="0.5">
            <text:p>0.5</text:p>
          </table:table-cell>
          <table:table-cell table:style-name="ce55" office:value-type="float" office:value="8">
            <text:p>8</text:p>
          </table:table-cell>
          <table:table-cell table:number-columns-repeated="3"/>
          <table:table-cell table:style-name="ce3" office:value-type="float" office:value="8">
            <text:p>8</text:p>
          </table:table-cell>
          <table:table-cell table:formula="of:=AVERAGE([.C26:.AP26])" office:value-type="float" office:value="0.725">
            <text:p>0.725</text:p>
          </table:table-cell>
          <table:table-cell table:number-columns-repeated="8"/>
          <table:table-cell table:formula="of:=AVERAGE([.C26];[.D26];[.E26];[.H26];[.K26];[.L26];[.M26];[.N26];[.O26];[.R26];[.U26];[.V26];[.W26];[.X26];[.Y26];[.AB26];[.AG26];[.AH26];[.AI26];[.AL26];[.AO26];[.AP26])" office:value-type="float" office:value="0.727272727272727">
            <text:p>0.7272727273</text:p>
          </table:table-cell>
          <table:table-cell table:formula="of:=AVERAGE([.F26];[.G26];[.I26];[.J26];[.P26];[.Q26];[.S26];[.T26];[.Z26];[.AA26];[.AC26];[.AD26];[.AJ26];[.AK26];[.AM26];[.AN26])" office:value-type="float" office:value="0.75">
            <text:p>0.75</text:p>
          </table:table-cell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7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.C27:.AP27];[.AQ27];-[.AR27];[.AS27];-[.AT27];[.AU27];-[.AV27];[.AW27];-[.AX27];[.AY27];-[.AZ27];[.BA27];-[.BB27];[.BC27];-[.BD27];[.BE27];-[.BF27])/COUNT([.C27:.AP27];[.AQ27];[.AS27];[.AU27];[.AW27];[.AY27];[.BA27];[.BC27];[.BE27])" office:value-type="float" office:value="0.625">
            <text:p>0.625</text:p>
          </table:table-cell>
          <table:table-cell table:formula="of:=AVERAGE([.C27:.L27])" office:value-type="float" office:value="0.9">
            <text:p>0.9</text:p>
          </table:table-cell>
          <table:table-cell table:formula="of:=AVERAGE([.M27:.V27])" office:value-type="float" office:value="0.8">
            <text:p>0.8</text:p>
          </table:table-cell>
          <table:table-cell table:formula="of:=AVERAGE([.W27:.AF27])" office:value-type="float" office:value="0.5">
            <text:p>0.5</text:p>
          </table:table-cell>
          <table:table-cell table:formula="of:=AVERAGE([.AG27:.AP27])" office:value-type="float" office:value="0.6">
            <text:p>0.6</text:p>
          </table:table-cell>
          <table:table-cell table:formula="of:=AVERAGE([.C27];[.D27];[.M27];[.N27];[.W27];[.X27];[.AG27];[.AH27])" office:value-type="float" office:value="0.75">
            <text:p>0.75</text:p>
          </table:table-cell>
          <table:table-cell/>
          <table:table-cell table:formula="of:=AVERAGE([.E27];[.F27];[.O27];[.P27];[.Y27];[.Z27];[.AI27];[.AJ27])" office:value-type="float" office:value="0.625">
            <text:p>0.625</text:p>
          </table:table-cell>
          <table:table-cell/>
          <table:table-cell table:formula="of:=AVERAGE([.G27];[.H27];[.Q27];[.R27];[.AA27];[.AB27];[.AK27];[.AL27])" office:value-type="float" office:value="0.75">
            <text:p>0.75</text:p>
          </table:table-cell>
          <table:table-cell/>
          <table:table-cell table:formula="of:=AVERAGE([.I27];[.J27];[.S27];[.T27];[.AC27];[.AD27];[.AM27];[.AN27])" office:value-type="float" office:value="0.625">
            <text:p>0.625</text:p>
          </table:table-cell>
          <table:table-cell/>
          <table:table-cell table:formula="of:=AVERAGE([.K27];[.L27];[.U27];[.V27];[.AE27];[.AF27];[.AO27];[.AP27])" office:value-type="float" office:value="0.75">
            <text:p>0.75</text:p>
          </table:table-cell>
          <table:table-cell table:style-name="ce3"/>
          <table:table-cell table:number-columns-repeated="3"/>
          <table:table-cell table:style-name="ce3"/>
          <table:table-cell table:number-columns-repeated="9"/>
          <table:table-cell table:formula="of:=AVERAGE([.C27];[.D27];[.E27];[.H27];[.K27];[.L27];[.M27];[.N27];[.O27];[.R27];[.U27];[.V27];[.W27];[.X27];[.Y27];[.AB27];[.AG27];[.AH27];[.AI27];[.AL27];[.AO27];[.AP27])" office:value-type="float" office:value="0.863636363636364">
            <text:p>0.8636363636</text:p>
          </table:table-cell>
          <table:table-cell table:formula="of:=AVERAGE([.F27];[.G27];[.I27];[.J27];[.P27];[.Q27];[.S27];[.T27];[.Z27];[.AA27];[.AC27];[.AD27];[.AJ27];[.AK27];[.AM27];[.AN27])" office:value-type="float" office:value="0.5">
            <text:p>0.5</text:p>
          </table:table-cell>
        </table:table-row>
        <table:table-row table:style-name="ro1">
          <table:table-cell table:number-columns-repeated="5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5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28:.AP28];[.AQ28];-[.AR28];[.AS28];-[.AT28];[.AU28];-[.AV28];[.AW28];-[.AX28];[.AY28];-[.AZ28];[.BA28];-[.BB28];[.BC28];-[.BD28];[.BE28];-[.BF28])/COUNT([.C28:.AP28];[.AQ28];[.AS28];[.AU28];[.AW28];[.AY28];[.BA28];[.BC28];[.BE28])" office:value-type="float" office:value="0.729166666666667">
            <text:p>0.7291666667</text:p>
          </table:table-cell>
          <table:table-cell table:formula="of:=AVERAGE([.C28:.L28])" office:value-type="float" office:value="0.8">
            <text:p>0.8</text:p>
          </table:table-cell>
          <table:table-cell table:formula="of:=AVERAGE([.M28:.V28])" office:value-type="float" office:value="0.6">
            <text:p>0.6</text:p>
          </table:table-cell>
          <table:table-cell table:formula="of:=AVERAGE([.W28:.AF28])" office:value-type="float" office:value="0.6">
            <text:p>0.6</text:p>
          </table:table-cell>
          <table:table-cell table:formula="of:=AVERAGE([.AG28:.AP28])" office:value-type="float" office:value="0.7">
            <text:p>0.7</text:p>
          </table:table-cell>
          <table:table-cell table:formula="of:=AVERAGE([.C28];[.D28];[.M28];[.N28];[.W28];[.X28];[.AG28];[.AH28])" office:value-type="float" office:value="0.875">
            <text:p>0.875</text:p>
          </table:table-cell>
          <table:table-cell/>
          <table:table-cell table:formula="of:=AVERAGE([.E28];[.F28];[.O28];[.P28];[.Y28];[.Z28];[.AI28];[.AJ28])" office:value-type="float" office:value="0.5">
            <text:p>0.5</text:p>
          </table:table-cell>
          <table:table-cell/>
          <table:table-cell table:formula="of:=AVERAGE([.G28];[.H28];[.Q28];[.R28];[.AA28];[.AB28];[.AK28];[.AL28])" office:value-type="float" office:value="0.75">
            <text:p>0.75</text:p>
          </table:table-cell>
          <table:table-cell/>
          <table:table-cell table:formula="of:=AVERAGE([.I28];[.J28];[.S28];[.T28];[.AC28];[.AD28];[.AM28];[.AN28])" office:value-type="float" office:value="0.25">
            <text:p>0.25</text:p>
          </table:table-cell>
          <table:table-cell/>
          <table:table-cell table:formula="of:=AVERAGE([.K28];[.L28];[.U28];[.V28];[.AE28];[.AF28];[.AO28];[.AP28])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number-columns-repeated="3"/>
          <table:table-cell table:style-name="ce3" office:value-type="float" office:value="15">
            <text:p>15</text:p>
          </table:table-cell>
          <table:table-cell table:formula="of:=AVERAGE([.C28:.AP28])" office:value-type="float" office:value="0.675">
            <text:p>0.675</text:p>
          </table:table-cell>
          <table:table-cell table:number-columns-repeated="8"/>
          <table:table-cell table:formula="of:=AVERAGE([.C28];[.D28];[.E28];[.H28];[.K28];[.L28];[.M28];[.N28];[.O28];[.R28];[.U28];[.V28];[.W28];[.X28];[.Y28];[.AB28];[.AG28];[.AH28];[.AI28];[.AL28];[.AO28];[.AP28])" office:value-type="float" office:value="0.954545454545455">
            <text:p>0.9545454545</text:p>
          </table:table-cell>
          <table:table-cell table:formula="of:=AVERAGE([.F28];[.G28];[.I28];[.J28];[.P28];[.Q28];[.S28];[.T28];[.Z28];[.AA28];[.AC28];[.AD28];[.AJ28];[.AK28];[.AM28];[.AN28])" office:value-type="float" office:value="0.25">
            <text:p>0.25</text:p>
          </table:table-cell>
        </table:table-row>
        <table:table-row table:style-name="ro1"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9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9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0" table:formula="of:=SUM([.C29:.AP29];[.AQ29];-[.AR29];[.AS29];-[.AT29];[.AU29];-[.AV29];[.AW29];-[.AX29];[.AY29];-[.AZ29];[.BA29];-[.BB29];[.BC29];-[.BD29];[.BE29];-[.BF29])/COUNT([.C29:.AP29];[.AQ29];[.AS29];[.AU29];[.AW29];[.AY29];[.BA29];[.BC29];[.BE29])" office:value-type="float" office:value="0.833333333333333">
            <text:p>0.8333333333</text:p>
          </table:table-cell>
          <table:table-cell table:style-name="ce50" table:formula="of:=AVERAGE([.C29:.L29])" office:value-type="float" office:value="0.9">
            <text:p>0.9</text:p>
          </table:table-cell>
          <table:table-cell table:style-name="ce50" table:formula="of:=AVERAGE([.M29:.V29])" office:value-type="float" office:value="0.8">
            <text:p>0.8</text:p>
          </table:table-cell>
          <table:table-cell table:style-name="ce50" table:formula="of:=AVERAGE([.W29:.AF29])" office:value-type="float" office:value="0.9">
            <text:p>0.9</text:p>
          </table:table-cell>
          <table:table-cell table:style-name="ce50" table:formula="of:=AVERAGE([.AG29:.AP29])" office:value-type="float" office:value="0.7">
            <text:p>0.7</text:p>
          </table:table-cell>
          <table:table-cell table:style-name="ce50" table:formula="of:=AVERAGE([.C29];[.D29];[.M29];[.N29];[.W29];[.X29];[.AG29];[.AH29])" office:value-type="float" office:value="0.875">
            <text:p>0.875</text:p>
          </table:table-cell>
          <table:table-cell table:style-name="ce50"/>
          <table:table-cell table:style-name="ce50" table:formula="of:=AVERAGE([.E29];[.F29];[.O29];[.P29];[.Y29];[.Z29];[.AI29];[.AJ29])" office:value-type="float" office:value="0.625">
            <text:p>0.625</text:p>
          </table:table-cell>
          <table:table-cell table:style-name="ce50"/>
          <table:table-cell table:style-name="ce50" table:formula="of:=AVERAGE([.G29];[.H29];[.Q29];[.R29];[.AA29];[.AB29];[.AK29];[.AL29])" office:value-type="float" office:value="1">
            <text:p>1</text:p>
          </table:table-cell>
          <table:table-cell table:style-name="ce50"/>
          <table:table-cell table:style-name="ce50" table:formula="of:=AVERAGE([.I29];[.J29];[.S29];[.T29];[.AC29];[.AD29];[.AM29];[.AN29])" office:value-type="float" office:value="0.75">
            <text:p>0.75</text:p>
          </table:table-cell>
          <table:table-cell table:style-name="ce50"/>
          <table:table-cell table:style-name="ce50" table:formula="of:=AVERAGE([.K29];[.L29];[.U29];[.V29];[.AE29];[.AF29];[.AO29];[.AP29])" office:value-type="float" office:value="0.875">
            <text:p>0.875</text:p>
          </table:table-cell>
          <table:table-cell table:style-name="ce55" office:value-type="float" office:value="10">
            <text:p>10</text:p>
          </table:table-cell>
          <table:table-cell table:number-columns-repeated="3"/>
          <table:table-cell table:style-name="ce3" office:value-type="float" office:value="10">
            <text:p>10</text:p>
          </table:table-cell>
          <table:table-cell table:formula="of:=AVERAGE([.C29:.AP29])" office:value-type="float" office:value="0.825">
            <text:p>0.825</text:p>
          </table:table-cell>
          <table:table-cell table:number-columns-repeated="8"/>
          <table:table-cell table:formula="of:=AVERAGE([.C29];[.D29];[.E29];[.H29];[.K29];[.L29];[.M29];[.N29];[.O29];[.R29];[.U29];[.V29];[.W29];[.X29];[.Y29];[.AB29];[.AG29];[.AH29];[.AI29];[.AL29];[.AO29];[.AP29])" office:value-type="float" office:value="0.909090909090909">
            <text:p>0.9090909091</text:p>
          </table:table-cell>
          <table:table-cell table:formula="of:=AVERAGE([.F29];[.G29];[.I29];[.J29];[.P29];[.Q29];[.S29];[.T29];[.Z29];[.AA29];[.AC29];[.AD29];[.AJ29];[.AK29];[.AM29];[.AN29])" office:value-type="float" office:value="0.6875">
            <text:p>0.6875</text:p>
          </table:table-cell>
        </table:table-row>
        <table:table-row table:style-name="ro1">
          <table:table-cell table:number-columns-repeated="5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5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7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30:.AP30];[.AQ30];-[.AR30];[.AS30];-[.AT30];[.AU30];-[.AV30];[.AW30];-[.AX30];[.AY30];-[.AZ30];[.BA30];-[.BB30];[.BC30];-[.BD30];[.BE30];-[.BF30])/COUNT([.C30:.AP30];[.AQ30];[.AS30];[.AU30];[.AW30];[.AY30];[.BA30];[.BC30];[.BE30])" office:value-type="float" office:value="0.9375">
            <text:p>0.9375</text:p>
          </table:table-cell>
          <table:table-cell table:formula="of:=AVERAGE([.C30:.L30])" office:value-type="float" office:value="0.8">
            <text:p>0.8</text:p>
          </table:table-cell>
          <table:table-cell table:formula="of:=AVERAGE([.M30:.V30])" office:value-type="float" office:value="1">
            <text:p>1</text:p>
          </table:table-cell>
          <table:table-cell table:formula="of:=AVERAGE([.W30:.AF30])" office:value-type="float" office:value="1">
            <text:p>1</text:p>
          </table:table-cell>
          <table:table-cell table:formula="of:=AVERAGE([.AG30:.AP30])" office:value-type="float" office:value="0.9">
            <text:p>0.9</text:p>
          </table:table-cell>
          <table:table-cell table:formula="of:=AVERAGE([.C30];[.D30];[.M30];[.N30];[.W30];[.X30];[.AG30];[.AH30])" office:value-type="float" office:value="1">
            <text:p>1</text:p>
          </table:table-cell>
          <table:table-cell/>
          <table:table-cell table:formula="of:=AVERAGE([.E30];[.F30];[.O30];[.P30];[.Y30];[.Z30];[.AI30];[.AJ30])" office:value-type="float" office:value="0.75">
            <text:p>0.75</text:p>
          </table:table-cell>
          <table:table-cell/>
          <table:table-cell table:formula="of:=AVERAGE([.G30];[.H30];[.Q30];[.R30];[.AA30];[.AB30];[.AK30];[.AL30])" office:value-type="float" office:value="1">
            <text:p>1</text:p>
          </table:table-cell>
          <table:table-cell/>
          <table:table-cell table:formula="of:=AVERAGE([.I30];[.J30];[.S30];[.T30];[.AC30];[.AD30];[.AM30];[.AN30])" office:value-type="float" office:value="0.875">
            <text:p>0.875</text:p>
          </table:table-cell>
          <table:table-cell/>
          <table:table-cell table:formula="of:=AVERAGE([.K30];[.L30];[.U30];[.V30];[.AE30];[.AF30];[.AO30];[.AP30])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number-columns-repeated="3"/>
          <table:table-cell table:style-name="ce3" office:value-type="float" office:value="14">
            <text:p>14</text:p>
          </table:table-cell>
          <table:table-cell table:formula="of:=AVERAGE([.C30:.AP30])" office:value-type="float" office:value="0.925">
            <text:p>0.925</text:p>
          </table:table-cell>
          <table:table-cell table:number-columns-repeated="8"/>
          <table:table-cell table:formula="of:=AVERAGE([.C30];[.D30];[.E30];[.H30];[.K30];[.L30];[.M30];[.N30];[.O30];[.R30];[.U30];[.V30];[.W30];[.X30];[.Y30];[.AB30];[.AG30];[.AH30];[.AI30];[.AL30];[.AO30];[.AP30])" office:value-type="float" office:value="1">
            <text:p>1</text:p>
          </table:table-cell>
          <table:table-cell table:formula="of:=AVERAGE([.F30];[.G30];[.I30];[.J30];[.P30];[.Q30];[.S30];[.T30];[.Z30];[.AA30];[.AC30];[.AD30];[.AJ30];[.AK30];[.AM30];[.AN30])" office:value-type="float" office:value="0.8125">
            <text:p>0.8125</text:p>
          </table:table-cell>
        </table:table-row>
        <table:table-row table:style-name="ro1"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5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6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31:.AP31];[.AQ31];-[.AR31];[.AS31];-[.AT31];[.AU31];-[.AV31];[.AW31];-[.AX31];[.AY31];-[.AZ31];[.BA31];-[.BB31];[.BC31];-[.BD31];[.BE31];-[.BF31])/COUNT([.C31:.AP31];[.AQ31];[.AS31];[.AU31];[.AW31];[.AY31];[.BA31];[.BC31];[.BE31])" office:value-type="float" office:value="0.895833333333333">
            <text:p>0.8958333333</text:p>
          </table:table-cell>
          <table:table-cell table:formula="of:=AVERAGE([.C31:.L31])" office:value-type="float" office:value="0.8">
            <text:p>0.8</text:p>
          </table:table-cell>
          <table:table-cell table:formula="of:=AVERAGE([.M31:.V31])" office:value-type="float" office:value="1">
            <text:p>1</text:p>
          </table:table-cell>
          <table:table-cell table:formula="of:=AVERAGE([.W31:.AF31])" office:value-type="float" office:value="0.8">
            <text:p>0.8</text:p>
          </table:table-cell>
          <table:table-cell table:formula="of:=AVERAGE([.AG31:.AP31])" office:value-type="float" office:value="1">
            <text:p>1</text:p>
          </table:table-cell>
          <table:table-cell table:formula="of:=AVERAGE([.C31];[.D31];[.M31];[.N31];[.W31];[.X31];[.AG31];[.AH31])" office:value-type="float" office:value="0.75">
            <text:p>0.75</text:p>
          </table:table-cell>
          <table:table-cell/>
          <table:table-cell table:formula="of:=AVERAGE([.E31];[.F31];[.O31];[.P31];[.Y31];[.Z31];[.AI31];[.AJ31])" office:value-type="float" office:value="1">
            <text:p>1</text:p>
          </table:table-cell>
          <table:table-cell/>
          <table:table-cell table:formula="of:=AVERAGE([.G31];[.H31];[.Q31];[.R31];[.AA31];[.AB31];[.AK31];[.AL31])" office:value-type="float" office:value="0.875">
            <text:p>0.875</text:p>
          </table:table-cell>
          <table:table-cell/>
          <table:table-cell table:formula="of:=AVERAGE([.I31];[.J31];[.S31];[.T31];[.AC31];[.AD31];[.AM31];[.AN31])" office:value-type="float" office:value="0.875">
            <text:p>0.875</text:p>
          </table:table-cell>
          <table:table-cell/>
          <table:table-cell table:formula="of:=AVERAGE([.K31];[.L31];[.U31];[.V31];[.AE31];[.AF31];[.AO31];[.AP31])"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number-columns-repeated="3"/>
          <table:table-cell table:style-name="ce3" office:value-type="float" office:value="18">
            <text:p>18</text:p>
          </table:table-cell>
          <table:table-cell table:formula="of:=AVERAGE([.C31:.AP31])" office:value-type="float" office:value="0.9">
            <text:p>0.9</text:p>
          </table:table-cell>
          <table:table-cell table:number-columns-repeated="8"/>
          <table:table-cell table:formula="of:=AVERAGE([.C31];[.D31];[.E31];[.H31];[.K31];[.L31];[.M31];[.N31];[.O31];[.R31];[.U31];[.V31];[.W31];[.X31];[.Y31];[.AB31];[.AG31];[.AH31];[.AI31];[.AL31];[.AO31];[.AP31])" office:value-type="float" office:value="0.909090909090909">
            <text:p>0.9090909091</text:p>
          </table:table-cell>
          <table:table-cell table:formula="of:=AVERAGE([.F31];[.G31];[.I31];[.J31];[.P31];[.Q31];[.S31];[.T31];[.Z31];[.AA31];[.AC31];[.AD31];[.AJ31];[.AK31];[.AM31];[.AN31])" office:value-type="float" office:value="0.875">
            <text:p>0.875</text:p>
          </table:table-cell>
        </table:table-row>
        <table:table-row table:style-name="ro1">
          <table:table-cell table:number-columns-repeated="9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9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9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7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0" table:formula="of:=SUM([.C32:.AP32];[.AQ32];-[.AR32];[.AS32];-[.AT32];[.AU32];-[.AV32];[.AW32];-[.AX32];[.AY32];-[.AZ32];[.BA32];-[.BB32];[.BC32];-[.BD32];[.BE32];-[.BF32])/COUNT([.C32:.AP32];[.AQ32];[.AS32];[.AU32];[.AW32];[.AY32];[.BA32];[.BC32];[.BE32])" office:value-type="float" office:value="0.895833333333333">
            <text:p>0.8958333333</text:p>
          </table:table-cell>
          <table:table-cell table:style-name="ce50" table:formula="of:=AVERAGE([.C32:.L32])" office:value-type="float" office:value="0.9">
            <text:p>0.9</text:p>
          </table:table-cell>
          <table:table-cell table:style-name="ce50" table:formula="of:=AVERAGE([.M32:.V32])" office:value-type="float" office:value="0.9">
            <text:p>0.9</text:p>
          </table:table-cell>
          <table:table-cell table:style-name="ce50" table:formula="of:=AVERAGE([.W32:.AF32])" office:value-type="float" office:value="0.9">
            <text:p>0.9</text:p>
          </table:table-cell>
          <table:table-cell table:style-name="ce50" table:formula="of:=AVERAGE([.AG32:.AP32])" office:value-type="float" office:value="0.8">
            <text:p>0.8</text:p>
          </table:table-cell>
          <table:table-cell table:style-name="ce50" table:formula="of:=AVERAGE([.C32];[.D32];[.M32];[.N32];[.W32];[.X32];[.AG32];[.AH32])" office:value-type="float" office:value="1">
            <text:p>1</text:p>
          </table:table-cell>
          <table:table-cell table:style-name="ce50"/>
          <table:table-cell table:style-name="ce50" table:formula="of:=AVERAGE([.E32];[.F32];[.O32];[.P32];[.Y32];[.Z32];[.AI32];[.AJ32])" office:value-type="float" office:value="1">
            <text:p>1</text:p>
          </table:table-cell>
          <table:table-cell table:style-name="ce50"/>
          <table:table-cell table:style-name="ce50" table:formula="of:=AVERAGE([.G32];[.H32];[.Q32];[.R32];[.AA32];[.AB32];[.AK32];[.AL32])" office:value-type="float" office:value="0.875">
            <text:p>0.875</text:p>
          </table:table-cell>
          <table:table-cell table:style-name="ce50"/>
          <table:table-cell table:style-name="ce50" table:formula="of:=AVERAGE([.I32];[.J32];[.S32];[.T32];[.AC32];[.AD32];[.AM32];[.AN32])" office:value-type="float" office:value="0.5">
            <text:p>0.5</text:p>
          </table:table-cell>
          <table:table-cell table:style-name="ce50"/>
          <table:table-cell table:style-name="ce50" table:formula="of:=AVERAGE([.K32];[.L32];[.U32];[.V32];[.AE32];[.AF32];[.AO32];[.AP32])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number-columns-repeated="3"/>
          <table:table-cell table:style-name="ce3" office:value-type="float" office:value="2">
            <text:p>2</text:p>
          </table:table-cell>
          <table:table-cell table:formula="of:=AVERAGE([.C32:.AP32])" office:value-type="float" office:value="0.875">
            <text:p>0.875</text:p>
          </table:table-cell>
          <table:table-cell table:number-columns-repeated="8"/>
          <table:table-cell table:formula="of:=AVERAGE([.C32];[.D32];[.E32];[.H32];[.K32];[.L32];[.M32];[.N32];[.O32];[.R32];[.U32];[.V32];[.W32];[.X32];[.Y32];[.AB32];[.AG32];[.AH32];[.AI32];[.AL32];[.AO32];[.AP32])" office:value-type="float" office:value="0.954545454545455">
            <text:p>0.9545454545</text:p>
          </table:table-cell>
          <table:table-cell table:formula="of:=AVERAGE([.F32];[.G32];[.I32];[.J32];[.P32];[.Q32];[.S32];[.T32];[.Z32];[.AA32];[.AC32];[.AD32];[.AJ32];[.AK32];[.AM32];[.AN32])" office:value-type="float" office:value="0.75">
            <text:p>0.75</text:p>
          </table:table-cell>
        </table:table-row>
        <table:table-row table:style-name="ro1">
          <table:table-cell table:number-columns-repeated="5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6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33:.AP33];[.AQ33];-[.AR33];[.AS33];-[.AT33];[.AU33];-[.AV33];[.AW33];-[.AX33];[.AY33];-[.AZ33];[.BA33];-[.BB33];[.BC33];-[.BD33];[.BE33];-[.BF33])/COUNT([.C33:.AP33];[.AQ33];[.AS33];[.AU33];[.AW33];[.AY33];[.BA33];[.BC33];[.BE33])" office:value-type="float" office:value="0.916666666666667">
            <text:p>0.9166666667</text:p>
          </table:table-cell>
          <table:table-cell table:formula="of:=AVERAGE([.C33:.L33])" office:value-type="float" office:value="0.9">
            <text:p>0.9</text:p>
          </table:table-cell>
          <table:table-cell table:formula="of:=AVERAGE([.M33:.V33])" office:value-type="float" office:value="1">
            <text:p>1</text:p>
          </table:table-cell>
          <table:table-cell table:formula="of:=AVERAGE([.W33:.AF33])" office:value-type="float" office:value="0.9">
            <text:p>0.9</text:p>
          </table:table-cell>
          <table:table-cell table:formula="of:=AVERAGE([.AG33:.AP33])" office:value-type="float" office:value="0.8">
            <text:p>0.8</text:p>
          </table:table-cell>
          <table:table-cell table:formula="of:=AVERAGE([.C33];[.D33];[.M33];[.N33];[.W33];[.X33];[.AG33];[.AH33])" office:value-type="float" office:value="1">
            <text:p>1</text:p>
          </table:table-cell>
          <table:table-cell/>
          <table:table-cell table:formula="of:=AVERAGE([.E33];[.F33];[.O33];[.P33];[.Y33];[.Z33];[.AI33];[.AJ33])" office:value-type="float" office:value="0.75">
            <text:p>0.75</text:p>
          </table:table-cell>
          <table:table-cell/>
          <table:table-cell table:formula="of:=AVERAGE([.G33];[.H33];[.Q33];[.R33];[.AA33];[.AB33];[.AK33];[.AL33])" office:value-type="float" office:value="0.875">
            <text:p>0.875</text:p>
          </table:table-cell>
          <table:table-cell/>
          <table:table-cell table:formula="of:=AVERAGE([.I33];[.J33];[.S33];[.T33];[.AC33];[.AD33];[.AM33];[.AN33])" office:value-type="float" office:value="0.875">
            <text:p>0.875</text:p>
          </table:table-cell>
          <table:table-cell/>
          <table:table-cell table:formula="of:=AVERAGE([.K33];[.L33];[.U33];[.V33];[.AE33];[.AF33];[.AO33];[.AP33])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number-columns-repeated="3"/>
          <table:table-cell table:style-name="ce3" office:value-type="float" office:value="15">
            <text:p>15</text:p>
          </table:table-cell>
          <table:table-cell table:formula="of:=AVERAGE([.C33:.AP33])" office:value-type="float" office:value="0.9">
            <text:p>0.9</text:p>
          </table:table-cell>
          <table:table-cell table:number-columns-repeated="8"/>
          <table:table-cell table:formula="of:=AVERAGE([.C33];[.D33];[.E33];[.H33];[.K33];[.L33];[.M33];[.N33];[.O33];[.R33];[.U33];[.V33];[.W33];[.X33];[.Y33];[.AB33];[.AG33];[.AH33];[.AI33];[.AL33];[.AO33];[.AP33])" office:value-type="float" office:value="1">
            <text:p>1</text:p>
          </table:table-cell>
          <table:table-cell table:formula="of:=AVERAGE([.F33];[.G33];[.I33];[.J33];[.P33];[.Q33];[.S33];[.T33];[.Z33];[.AA33];[.AC33];[.AD33];[.AJ33];[.AK33];[.AM33];[.AN33])" office:value-type="float" office:value="0.75">
            <text:p>0.75</text:p>
          </table:table-cell>
        </table:table-row>
        <table:table-row table:style-name="ro1">
          <table:table-cell table:number-columns-repeated="57"/>
          <table:table-cell table:style-name="Default" office:value-type="string">
            <text:p>mean</text:p>
          </table:table-cell>
          <table:table-cell table:formula="of:=AVERAGE([.BG7:.BG33])" office:value-type="float" office:value="0.716049382716049">
            <text:p>0.7160493827</text:p>
          </table:table-cell>
          <table:table-cell table:formula="of:=AVERAGE([.BH7:.BH33])" office:value-type="float" office:value="0.7">
            <text:p>0.7</text:p>
          </table:table-cell>
          <table:table-cell table:formula="of:=AVERAGE([.BI7:.BI33])" office:value-type="float" office:value="0.740740740740741">
            <text:p>0.7407407407</text:p>
          </table:table-cell>
          <table:table-cell table:formula="of:=AVERAGE([.BJ7:.BJ33])" office:value-type="float" office:value="0.67037037037037">
            <text:p>0.6703703704</text:p>
          </table:table-cell>
          <table:table-cell table:formula="of:=AVERAGE([.BK7:.BK33])" office:value-type="float" office:value="0.659259259259259">
            <text:p>0.6592592593</text:p>
          </table:table-cell>
          <table:table-cell table:formula="of:=AVERAGE([.BL7:.BL33])" office:value-type="float" office:value="0.787037037037037">
            <text:p>0.787037037</text:p>
          </table:table-cell>
          <table:table-cell/>
          <table:table-cell table:formula="of:=AVERAGE([.BN7:.BN33])" office:value-type="float" office:value="0.703703703703704">
            <text:p>0.7037037037</text:p>
          </table:table-cell>
          <table:table-cell/>
          <table:table-cell table:formula="of:=AVERAGE([.BP7:.BP33])" office:value-type="float" office:value="0.703703703703704">
            <text:p>0.7037037037</text:p>
          </table:table-cell>
          <table:table-cell/>
          <table:table-cell table:formula="of:=AVERAGE([.BR7:.BR33])" office:value-type="float" office:value="0.50462962962963">
            <text:p>0.5046296296</text:p>
          </table:table-cell>
          <table:table-cell/>
          <table:table-cell table:formula="of:=AVERAGE([.BT7:.BT33])" office:value-type="float" office:value="0.763888888888889">
            <text:p>0.7638888889</text:p>
          </table:table-cell>
          <table:table-cell table:number-columns-repeated="3"/>
          <table:table-cell office:value-type="string">
            <text:p>median</text:p>
          </table:table-cell>
          <table:table-cell table:formula="of:=MEDIAN([.BY7:.BY33])" office:value-type="float" office:value="10.5">
            <text:p>10.5</text:p>
          </table:table-cell>
          <table:table-cell table:number-columns-repeated="8"/>
          <table:table-cell office:value-type="string">
            <text:p>avg</text:p>
          </table:table-cell>
          <table:table-cell table:formula="of:=AVERAGE([.CI7:.CI33])" office:value-type="float" office:value="0.835016835016835">
            <text:p>0.835016835</text:p>
          </table:table-cell>
          <table:table-cell table:formula="of:=AVERAGE([.CJ7:.CJ33])" office:value-type="float" office:value="0.488425925925926">
            <text:p>0.4884259259</text:p>
          </table:table-cell>
        </table:table-row>
        <table:table-row table:style-name="ro1">
          <table:table-cell table:number-columns-repeated="57"/>
          <table:table-cell table:style-name="ce45" office:value-type="string">
            <text:p>std dev</text:p>
          </table:table-cell>
          <table:table-cell table:formula="of:=STDEV([.BG7:.BG33])" office:value-type="float" office:value="0.168177065158513">
            <text:p>0.1681770652</text:p>
          </table:table-cell>
          <table:table-cell table:formula="of:=STDEV([.BH7:.BH33])" office:value-type="float" office:value="0.221880078490092">
            <text:p>0.2218800785</text:p>
          </table:table-cell>
          <table:table-cell table:formula="of:=STDEV([.BI7:.BI33])" office:value-type="float" office:value="0.171552322718754">
            <text:p>0.1715523227</text:p>
          </table:table-cell>
          <table:table-cell table:formula="of:=STDEV([.BJ7:.BJ33])" office:value-type="float" office:value="0.207206353508943">
            <text:p>0.2072063535</text:p>
          </table:table-cell>
          <table:table-cell table:formula="of:=STDEV([.BK7:.BK33])" office:value-type="float" office:value="0.209870398211811">
            <text:p>0.2098703982</text:p>
          </table:table-cell>
          <table:table-cell table:formula="of:=STDEV([.BL7:.BL33])" office:value-type="float" office:value="0.213191225371727">
            <text:p>0.2131912254</text:p>
          </table:table-cell>
          <table:table-cell/>
          <table:table-cell table:formula="of:=STDEV([.BN7:.BN33])" office:value-type="float" office:value="0.193488185847814">
            <text:p>0.1934881858</text:p>
          </table:table-cell>
          <table:table-cell/>
          <table:table-cell table:formula="of:=STDEV([.BP7:.BP33])" office:value-type="float" office:value="0.208440143559952">
            <text:p>0.2084401436</text:p>
          </table:table-cell>
          <table:table-cell/>
          <table:table-cell table:formula="of:=STDEV([.BR7:.BR33])" office:value-type="float" office:value="0.276224288486472">
            <text:p>0.2762242885</text:p>
          </table:table-cell>
          <table:table-cell/>
          <table:table-cell table:formula="of:=STDEV([.BT7:.BT33])" office:value-type="float" office:value="0.214647892951964">
            <text:p>0.214647893</text:p>
          </table:table-cell>
          <table:table-cell table:number-columns-repeated="13"/>
          <table:table-cell office:value-type="string">
            <text:p>std dev</text:p>
          </table:table-cell>
          <table:table-cell table:formula="of:=STDEV([.CI7:.CI33])" office:value-type="float" office:value="0.164444463535372">
            <text:p>0.1644444635</text:p>
          </table:table-cell>
          <table:table-cell table:formula="of:=STDEV([.CJ7:.CJ33])" office:value-type="float" office:value="0.264618873378578">
            <text:p>0.2646188734</text:p>
          </table:table-cell>
        </table:table-row>
        <table:table-row table:style-name="ro1">
          <table:table-cell table:number-columns-repeated="57"/>
          <table:table-cell table:style-name="ce45" office:value-type="string">
            <text:p>N</text:p>
          </table:table-cell>
          <table:table-cell table:formula="of:=COUNT([.BG7:.BG33])" office:value-type="float" office:value="27">
            <text:p>27</text:p>
          </table:table-cell>
          <table:table-cell table:formula="of:=COUNT([.BH7:.BH33])" office:value-type="float" office:value="27">
            <text:p>27</text:p>
          </table:table-cell>
          <table:table-cell table:formula="of:=COUNT([.BI7:.BI33])" office:value-type="float" office:value="27">
            <text:p>27</text:p>
          </table:table-cell>
          <table:table-cell table:formula="of:=COUNT([.BJ7:.BJ33])" office:value-type="float" office:value="27">
            <text:p>27</text:p>
          </table:table-cell>
          <table:table-cell table:formula="of:=COUNT([.BK7:.BK33])" office:value-type="float" office:value="27">
            <text:p>27</text:p>
          </table:table-cell>
          <table:table-cell table:formula="of:=COUNT([.BL7:.BL33])" office:value-type="float" office:value="27">
            <text:p>27</text:p>
          </table:table-cell>
          <table:table-cell/>
          <table:table-cell table:formula="of:=COUNT([.BN7:.BN33])" office:value-type="float" office:value="27">
            <text:p>27</text:p>
          </table:table-cell>
          <table:table-cell/>
          <table:table-cell table:formula="of:=COUNT([.BP7:.BP33])" office:value-type="float" office:value="27">
            <text:p>27</text:p>
          </table:table-cell>
          <table:table-cell/>
          <table:table-cell table:formula="of:=COUNT([.BR7:.BR33])" office:value-type="float" office:value="27">
            <text:p>27</text:p>
          </table:table-cell>
          <table:table-cell/>
          <table:table-cell table:formula="of:=COUNT([.BT7:.BT33])" office:value-type="float" office:value="27">
            <text:p>27</text:p>
          </table:table-cell>
          <table:table-cell table:number-columns-repeated="16"/>
        </table:table-row>
        <table:table-row table:style-name="ro1">
          <table:table-cell table:number-columns-repeated="57"/>
          <table:table-cell table:style-name="Default"/>
          <table:table-cell table:number-columns-repeated="30"/>
        </table:table-row>
        <table:table-row table:style-name="ro1">
          <table:table-cell table:number-columns-repeated="57"/>
          <table:table-cell table:style-name="Default" office:value-type="string">
            <text:p>&lt;10.5 mean</text:p>
          </table:table-cell>
          <table:table-cell table:formula="of:=AVERAGE([.BG32];[.BG29];[.BG26];[.BG25];[.BG21];[.BG19];[.BG18];[.BG17];[.BG14];[.BG12];[.BG9];[.BG8];[.BG7])" office:value-type="float" office:value="0.645833333333333">
            <text:p>0.6458333333</text:p>
          </table:table-cell>
          <table:table-cell table:number-columns-repeated="29"/>
        </table:table-row>
        <table:table-row table:style-name="ro1">
          <table:table-cell table:number-columns-repeated="57"/>
          <table:table-cell table:style-name="Default" office:value-type="string">
            <text:p>&lt;10.5 std dev</text:p>
          </table:table-cell>
          <table:table-cell table:style-name="ce45" table:formula="of:=STDEV([.BG32];[.BG29];[.BG26];[.BG25];[.BG21];[.BG19];[.BG18];[.BG17];[.BG14];[.BG12];[.BG9];[.BG8];[.BG7])" office:value-type="float" office:value="0.174096543565579">
            <text:p>0.1740965436</text:p>
          </table:table-cell>
          <table:table-cell table:number-columns-repeated="14"/>
          <table:table-cell table:style-name="ce56" office:value-type="string">
            <text:p>4-6 vs 5-7</text:p>
          </table:table-cell>
          <table:table-cell table:style-name="ce50"/>
          <table:table-cell table:number-columns-repeated="13"/>
        </table:table-row>
        <table:table-row table:style-name="ro3">
          <table:table-cell table:number-columns-repeated="57"/>
          <table:table-cell table:style-name="Default" office:value-type="string">
            <text:p>&lt;10.5 N</text:p>
          </table:table-cell>
          <table:table-cell table:style-name="ce45" table:formula="of:=COUNT([.BG32];[.BG29];[.BG26];[.BG25];[.BG21];[.BG19];[.BG18];[.BG17];[.BG14];[.BG12];[.BG9];[.BG8];[.BG7])" office:value-type="float" office:value="13">
            <text:p>13</text:p>
          </table:table-cell>
          <table:table-cell table:number-columns-repeated="14"/>
          <table:table-cell table:style-name="ce50" office:value-type="string">
            <text:p>t</text:p>
          </table:table-cell>
          <table:table-cell table:style-name="ce57" office:value-type="float" office:value="1.562">
            <text:p>1.562</text:p>
          </table:table-cell>
          <table:table-cell table:number-columns-repeated="13"/>
        </table:table-row>
        <table:table-row table:style-name="ro3">
          <table:table-cell table:number-columns-repeated="57"/>
          <table:table-cell table:style-name="Default"/>
          <table:table-cell table:number-columns-repeated="15"/>
          <table:table-cell table:style-name="ce50" office:value-type="string">
            <text:p>P value</text:p>
          </table:table-cell>
          <table:table-cell table:style-name="ce57" office:value-type="float" office:value="0.1244">
            <text:p>0.1244</text:p>
          </table:table-cell>
          <table:table-cell table:number-columns-repeated="13"/>
        </table:table-row>
        <table:table-row table:style-name="ro3">
          <table:table-cell table:number-columns-repeated="57"/>
          <table:table-cell table:style-name="Default" office:value-type="string">
            <text:p>&gt;10.5 mean</text:p>
          </table:table-cell>
          <table:table-cell table:formula="of:=AVERAGE([.BG10];[.BG11];[.BG13];[.BG15];[.BG16];[.BG20];[.BG22];[.BG23];[.BG24];[.BG28];[.BG30];[.BG33])" office:value-type="float" office:value="0.784722222222222">
            <text:p>0.7847222222</text:p>
          </table:table-cell>
          <table:table-cell table:number-columns-repeated="14"/>
          <table:table-cell table:style-name="ce57" office:value-type="string">
            <text:p>standard error</text:p>
          </table:table-cell>
          <table:table-cell table:style-name="ce57" office:value-type="float" office:value="0.052">
            <text:p>0.052</text:p>
          </table:table-cell>
          <table:table-cell table:number-columns-repeated="13"/>
        </table:table-row>
        <table:table-row table:style-name="ro1">
          <table:table-cell table:number-columns-repeated="57"/>
          <table:table-cell table:style-name="Default" office:value-type="string">
            <text:p>&gt;10.5 std dev</text:p>
          </table:table-cell>
          <table:table-cell table:formula="of:=STDEV([.BG10];[.BG11];[.BG13];[.BG15];[.BG16];[.BG20];[.BG22];[.BG23];[.BG24];[.BG28];[.BG30];[.BG33])" office:value-type="float" office:value="0.138287840882801">
            <text:p>0.1382878409</text:p>
          </table:table-cell>
          <table:table-cell table:number-columns-repeated="14"/>
          <table:table-cell table:style-name="ce50" office:value-type="string">
            <text:p>confidence interval</text:p>
          </table:table-cell>
          <table:table-cell table:style-name="ce50" office:value-type="string">
            <text:p>-0.023197910227 to 0.186160873027</text:p>
          </table:table-cell>
          <table:table-cell table:number-columns-repeated="13"/>
        </table:table-row>
        <table:table-row table:style-name="ro1">
          <table:table-cell table:number-columns-repeated="57"/>
          <table:table-cell table:style-name="Default" office:value-type="string">
            <text:p>&gt;10.5 N</text:p>
          </table:table-cell>
          <table:table-cell table:formula="of:=COUNT([.BG10];[.BG11];[.BG13];[.BG15];[.BG16];[.BG20];[.BG22];[.BG23];[.BG24];[.BG28];[.BG30];[.BG33])" office:value-type="float" office:value="12">
            <text:p>12</text:p>
          </table:table-cell>
          <table:table-cell table:number-columns-repeated="29"/>
        </table:table-row>
        <table:table-row table:style-name="ro1">
          <table:table-cell table:number-columns-repeated="57"/>
          <table:table-cell table:style-name="Default"/>
          <table:table-cell table:number-columns-repeated="15"/>
          <table:table-cell table:style-name="ce58" office:value-type="string">
            <text:p>Rhythm-rhythm vs All-all</text:p>
          </table:table-cell>
          <table:table-cell table:style-name="ce50"/>
          <table:table-cell table:number-columns-repeated="13"/>
        </table:table-row>
        <table:table-row table:style-name="ro3">
          <table:table-cell table:number-columns-repeated="57"/>
          <table:table-cell table:style-name="Default"/>
          <table:table-cell table:number-columns-repeated="15"/>
          <table:table-cell table:style-name="ce50" office:value-type="string">
            <text:p>t</text:p>
          </table:table-cell>
          <table:table-cell table:style-name="ce57" office:value-type="float" office:value="3.851">
            <text:p>3.851</text:p>
          </table:table-cell>
          <table:table-cell table:number-columns-repeated="13"/>
        </table:table-row>
        <table:table-row table:style-name="ro1">
          <table:table-cell table:number-columns-repeated="57"/>
          <table:table-cell table:style-name="Default"/>
          <table:table-cell table:number-columns-repeated="15"/>
          <table:table-cell table:style-name="ce50" office:value-type="string">
            <text:p>P value</text:p>
          </table:table-cell>
          <table:table-cell table:style-name="ce57" office:value-type="float" office:value="0.0003">
            <text:p>0.0003</text:p>
          </table:table-cell>
          <table:table-cell office:value-type="string">
            <text:p>extremely statistically significant</text:p>
          </table:table-cell>
          <table:table-cell table:number-columns-repeated="12"/>
        </table:table-row>
        <table:table-row table:style-name="ro3">
          <table:table-cell table:number-columns-repeated="57"/>
          <table:table-cell table:style-name="Default"/>
          <table:table-cell table:number-columns-repeated="15"/>
          <table:table-cell table:style-name="ce57" office:value-type="string">
            <text:p>standard error</text:p>
          </table:table-cell>
          <table:table-cell table:style-name="ce57" office:value-type="float" office:value="0.067">
            <text:p>0.067</text:p>
          </table:table-cell>
          <table:table-cell table:number-columns-repeated="13"/>
        </table:table-row>
        <table:table-row table:style-name="ro1">
          <table:table-cell table:number-columns-repeated="57"/>
          <table:table-cell table:style-name="Default"/>
          <table:table-cell table:number-columns-repeated="15"/>
          <table:table-cell table:style-name="ce50" office:value-type="string">
            <text:p>confidence interval</text:p>
          </table:table-cell>
          <table:table-cell table:style-name="ce50" office:value-type="string">
            <text:p>-0.394352276646 to -0.124166241954</text:p>
          </table:table-cell>
          <table:table-cell table:number-columns-repeated="13"/>
        </table:table-row>
        <table:table-row table:style-name="ro1">
          <table:table-cell table:number-columns-repeated="57"/>
          <table:table-cell table:style-name="Default"/>
          <table:table-cell table:number-columns-repeated="30"/>
        </table:table-row>
        <table:table-row table:style-name="ro1">
          <table:table-cell table:number-columns-repeated="57"/>
          <table:table-cell table:style-name="Default"/>
          <table:table-cell table:number-columns-repeated="15"/>
          <table:table-cell table:style-name="ce59" office:value-type="string">
            <text:p>more experienced vs less</text:p>
          </table:table-cell>
          <table:table-cell table:style-name="ce50"/>
          <table:table-cell table:number-columns-repeated="13"/>
        </table:table-row>
        <table:table-row table:style-name="ro3">
          <table:table-cell table:number-columns-repeated="57"/>
          <table:table-cell table:style-name="Default"/>
          <table:table-cell table:number-columns-repeated="15"/>
          <table:table-cell table:style-name="ce50" office:value-type="string">
            <text:p>t</text:p>
          </table:table-cell>
          <table:table-cell table:style-name="ce57" office:value-type="float" office:value="2.196">
            <text:p>2.196</text:p>
          </table:table-cell>
          <table:table-cell table:number-columns-repeated="13"/>
        </table:table-row>
        <table:table-row table:style-name="ro3">
          <table:table-cell table:number-columns-repeated="57"/>
          <table:table-cell table:style-name="Default"/>
          <table:table-cell table:number-columns-repeated="15"/>
          <table:table-cell table:style-name="ce50" office:value-type="string">
            <text:p>P value</text:p>
          </table:table-cell>
          <table:table-cell table:style-name="ce57" office:value-type="float" office:value="0.0384">
            <text:p>0.0384</text:p>
          </table:table-cell>
          <table:table-cell table:number-columns-repeated="13"/>
        </table:table-row>
        <table:table-row table:style-name="ro3">
          <table:table-cell table:number-columns-repeated="57"/>
          <table:table-cell table:style-name="Default"/>
          <table:table-cell table:number-columns-repeated="15"/>
          <table:table-cell table:style-name="ce57" office:value-type="string">
            <text:p>standard error</text:p>
          </table:table-cell>
          <table:table-cell table:style-name="ce57" office:value-type="float" office:value="0.063">
            <text:p>0.063</text:p>
          </table:table-cell>
          <table:table-cell table:number-columns-repeated="13"/>
        </table:table-row>
        <table:table-row table:style-name="ro3">
          <table:table-cell table:number-columns-repeated="57"/>
          <table:table-cell table:style-name="Default"/>
          <table:table-cell table:number-columns-repeated="15"/>
          <table:table-cell table:style-name="ce50" office:value-type="string">
            <text:p>confidence interval</text:p>
          </table:table-cell>
          <table:table-cell table:style-name="ce57" office:value-type="string">
            <text:p>-0.269721602630 to -0.008056175170</text:p>
          </table:table-cell>
          <table:table-cell table:number-columns-repeated="13"/>
        </table:table-row>
        <table:table-row table:style-name="ro1">
          <table:table-cell table:number-columns-repeated="57"/>
          <table:table-cell table:style-name="Default"/>
          <table:table-cell table:number-columns-repeated="30"/>
        </table:table-row>
        <table:table-row table:style-name="ro1">
          <table:table-cell table:number-columns-repeated="57"/>
          <table:table-cell table:style-name="Default"/>
          <table:table-cell table:number-columns-repeated="15"/>
          <table:table-cell table:style-name="ce59" office:value-type="string">
            <text:p>with melody vs without melody</text:p>
          </table:table-cell>
          <table:table-cell table:style-name="ce50"/>
          <table:table-cell table:number-columns-repeated="13"/>
        </table:table-row>
        <table:table-row table:style-name="ro3">
          <table:table-cell table:number-columns-repeated="57"/>
          <table:table-cell table:style-name="Default"/>
          <table:table-cell table:number-columns-repeated="15"/>
          <table:table-cell table:style-name="ce50" office:value-type="string">
            <text:p>t</text:p>
          </table:table-cell>
          <table:table-cell table:style-name="ce57" office:value-type="float" office:value="5.7805">
            <text:p>5.7805</text:p>
          </table:table-cell>
          <table:table-cell table:number-columns-repeated="13"/>
        </table:table-row>
        <table:table-row table:style-name="ro3">
          <table:table-cell table:number-columns-repeated="57"/>
          <table:table-cell table:style-name="Default"/>
          <table:table-cell table:number-columns-repeated="15"/>
          <table:table-cell table:style-name="ce50" office:value-type="string">
            <text:p>P value</text:p>
          </table:table-cell>
          <table:table-cell table:style-name="ce57" office:value-type="float" office:value="0.0001">
            <text:p>0.0001</text:p>
          </table:table-cell>
          <table:table-cell table:number-columns-repeated="13"/>
        </table:table-row>
        <table:table-row table:style-name="ro3">
          <table:table-cell table:number-columns-repeated="57"/>
          <table:table-cell table:style-name="Default"/>
          <table:table-cell table:number-columns-repeated="15"/>
          <table:table-cell table:style-name="ce57" office:value-type="string">
            <text:p>standard error</text:p>
          </table:table-cell>
          <table:table-cell table:style-name="ce57" office:value-type="float" office:value="0.06">
            <text:p>0.06</text:p>
          </table:table-cell>
          <table:table-cell table:number-columns-repeated="13"/>
        </table:table-row>
        <table:table-row table:style-name="ro3">
          <table:table-cell table:number-columns-repeated="57"/>
          <table:table-cell table:style-name="Default"/>
          <table:table-cell table:number-columns-repeated="15"/>
          <table:table-cell table:style-name="ce50" office:value-type="string">
            <text:p>confidence interval</text:p>
          </table:table-cell>
          <table:table-cell table:style-name="ce57" office:value-type="string">
            <text:p>0.226275653831 to 0.466906164369</text:p>
          </table:table-cell>
          <table:table-cell table:number-columns-repeated="13"/>
        </table:table-row>
      </table:table>
      <table:table table:name="section 3" table:style-name="ta1" table:print="false">
        <table:table-column table:style-name="co2" table:number-columns-repeated="13" table:default-cell-style-name="ce34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2">
          <table:table-cell table:style-name="ce31" office:value-type="string">
            <text:p>SECTION 3</text:p>
          </table:table-cell>
          <table:table-cell table:style-name="ce33" table:number-columns-repeated="12"/>
          <table:table-cell table:number-columns-repeated="11"/>
          <table:table-cell table:style-name="Default"/>
          <table:table-cell table:number-columns-repeated="2"/>
        </table:table-row>
        <table:table-row table:style-name="ro1">
          <table:table-cell table:style-name="ce32" office:value-type="string">
            <text:p>Test</text:p>
          </table:table-cell>
          <table:table-cell table:style-name="ce35" office:value-type="string">
            <text:p>pitchArticulation-rhythm</text:p>
          </table:table-cell>
          <table:table-cell table:style-name="ce37" table:number-columns-repeated="3"/>
          <table:table-cell table:style-name="ce32" office:value-type="string">
            <text:p>rhythm-pitch</text:p>
          </table:table-cell>
          <table:table-cell table:style-name="ce33" table:number-columns-repeated="3"/>
          <table:table-cell table:style-name="ce35" office:value-type="string">
            <text:p>all-all</text:p>
          </table:table-cell>
          <table:table-cell table:style-name="ce37" table:number-columns-repeated="3"/>
          <table:table-cell table:number-columns-repeated="11"/>
          <table:table-cell table:style-name="Default"/>
          <table:table-cell table:number-columns-repeated="2"/>
        </table:table-row>
        <table:table-row table:style-name="ro1">
          <table:table-cell table:style-name="ce32" office:value-type="string">
            <text:p>4 and 7</text:p>
          </table:table-cell>
          <table:table-cell table:style-name="ce12" office:value-type="string">
            <text:p>4 and 7</text:p>
          </table:table-cell>
          <table:table-cell table:style-name="ce13"/>
          <table:table-cell table:style-name="ce32" office:value-type="string">
            <text:p>5 and 6</text:p>
          </table:table-cell>
          <table:table-cell table:style-name="ce33"/>
          <table:table-cell table:style-name="ce12" office:value-type="string">
            <text:p>4 and 7</text:p>
          </table:table-cell>
          <table:table-cell table:style-name="ce13"/>
          <table:table-cell table:style-name="ce32" office:value-type="string">
            <text:p>5 and 6</text:p>
          </table:table-cell>
          <table:table-cell table:style-name="ce33"/>
          <table:table-cell table:style-name="ce12" office:value-type="string">
            <text:p>4 and 7</text:p>
          </table:table-cell>
          <table:table-cell table:style-name="ce13"/>
          <table:table-cell table:style-name="ce32" office:value-type="string">
            <text:p>5 and 6</text:p>
          </table:table-cell>
          <table:table-cell table:style-name="ce33"/>
          <table:table-cell table:number-columns-repeated="11"/>
          <table:table-cell table:style-name="Default"/>
          <table:table-cell table:number-columns-repeated="2"/>
        </table:table-row>
        <table:table-row table:style-name="ro5">
          <table:table-cell table:style-name="ce33" office:value-type="string">
            <text:p>change</text:p>
          </table:table-cell>
          <table:table-cell table:style-name="ce36" office:value-type="string">
            <text:p>change</text:p>
          </table:table-cell>
          <table:table-cell table:style-name="ce33" office:value-type="string">
            <text:p>stay</text:p>
          </table:table-cell>
          <table:table-cell table:style-name="ce36" office:value-type="string">
            <text:p>change</text:p>
          </table:table-cell>
          <table:table-cell table:style-name="ce33" office:value-type="string">
            <text:p>stay</text:p>
          </table:table-cell>
          <table:table-cell table:style-name="ce36" office:value-type="string">
            <text:p>change</text:p>
          </table:table-cell>
          <table:table-cell table:style-name="ce33" office:value-type="string">
            <text:p>stay</text:p>
          </table:table-cell>
          <table:table-cell table:style-name="ce36" office:value-type="string">
            <text:p>change</text:p>
          </table:table-cell>
          <table:table-cell table:style-name="ce33" office:value-type="string">
            <text:p>stay</text:p>
          </table:table-cell>
          <table:table-cell table:style-name="ce36" office:value-type="string">
            <text:p>change</text:p>
          </table:table-cell>
          <table:table-cell table:style-name="ce33" office:value-type="string">
            <text:p>stay</text:p>
          </table:table-cell>
          <table:table-cell table:style-name="ce36" office:value-type="string">
            <text:p>change</text:p>
          </table:table-cell>
          <table:table-cell table:style-name="ce33" office:value-type="string">
            <text:p>stay</text:p>
          </table:table-cell>
          <table:table-cell office:value-type="string">
            <text:p>all</text:p>
          </table:table-cell>
          <table:table-cell table:style-name="ce60" office:value-type="string">
            <text:p>PitchArticulation-rhythm</text:p>
          </table:table-cell>
          <table:table-cell table:style-name="ce61" office:value-type="string">
            <text:p>rhythm-pitch</text:p>
          </table:table-cell>
          <table:table-cell table:style-name="ce61" office:value-type="string">
            <text:p>all-all</text:p>
          </table:table-cell>
          <table:table-cell table:style-name="ce60" office:value-type="string">
            <text:p>4 and 7</text:p>
          </table:table-cell>
          <table:table-cell/>
          <table:table-cell table:style-name="ce60" office:value-type="string">
            <text:p>5 and 6</text:p>
          </table:table-cell>
          <table:table-cell office:value-type="string">
            <text:p>change</text:p>
          </table:table-cell>
          <table:table-cell office:value-type="string">
            <text:p>stay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float" office:value="1">
            <text:p>1</text:p>
          </table:table-cell>
          <table:table-cell table:formula="of:=AVERAGE([.B5:.M5])" office:value-type="float" office:value="1">
            <text:p>1</text:p>
          </table:table-cell>
          <table:table-cell table:formula="of:=AVERAGE([.B5:.E5])" office:value-type="float" office:value="1">
            <text:p>1</text:p>
          </table:table-cell>
          <table:table-cell table:formula="of:=AVERAGE([.F5:.I5])" office:value-type="float" office:value="1">
            <text:p>1</text:p>
          </table:table-cell>
          <table:table-cell table:formula="of:=AVERAGE([.J5:.M5])" office:value-type="float" office:value="1">
            <text:p>1</text:p>
          </table:table-cell>
          <table:table-cell table:formula="of:=AVERAGE([.B5];[.C5];[.F5];[.G5];[.J5];[.K5])" office:value-type="float" office:value="1">
            <text:p>1</text:p>
          </table:table-cell>
          <table:table-cell/>
          <table:table-cell table:formula="of:=AVERAGE([.D5];[.E5];[.H5];[.I5];[.L5];[.M5])" office:value-type="float" office:value="1">
            <text:p>1</text:p>
          </table:table-cell>
          <table:table-cell table:formula="of:=AVERAGE([.B5];[.D5];[.F5];[.H5];[.J5];[.L5])" office:value-type="float" office:value="1">
            <text:p>1</text:p>
          </table:table-cell>
          <table:table-cell table:formula="of:=AVERAGE([.C5];[.E5];[.G5];[.I5];[.K5];[.M5])"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AVERAGE([.B5:.M5])" office:value-type="float" office:value="1">
            <text:p>1</text:p>
          </table:table-cell>
          <table:table-cell>
            <draw:frame table:end-cell-address="'section 3'.AH26" table:end-x="0.3193in" table:end-y="0.1382in" draw:z-index="0" draw:style-name="gr1" draw:text-style-name="P1" svg:width="6.2988in" svg:height="3.5429in" svg:x="0.2437in" svg:y="0.0531in">
              <draw:object draw:notify-on-update-of-ranges="'section 3'.Y5:'section 3'.Y31 'section 3'.Z5:'section 3'.Z3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6:.M6])" office:value-type="float" office:value="0.583333333333333">
            <text:p>0.5833333333</text:p>
          </table:table-cell>
          <table:table-cell table:formula="of:=AVERAGE([.B6:.E6])" office:value-type="float" office:value="0.5">
            <text:p>0.5</text:p>
          </table:table-cell>
          <table:table-cell table:formula="of:=AVERAGE([.F6:.I6])" office:value-type="float" office:value="0.75">
            <text:p>0.75</text:p>
          </table:table-cell>
          <table:table-cell table:formula="of:=AVERAGE([.J6:.M6])" office:value-type="float" office:value="0.5">
            <text:p>0.5</text:p>
          </table:table-cell>
          <table:table-cell table:formula="of:=AVERAGE([.B6];[.C6];[.F6];[.G6];[.J6];[.K6])" office:value-type="float" office:value="0.5">
            <text:p>0.5</text:p>
          </table:table-cell>
          <table:table-cell/>
          <table:table-cell table:formula="of:=AVERAGE([.D6];[.E6];[.H6];[.I6];[.L6];[.M6])" office:value-type="float" office:value="0.666666666666667">
            <text:p>0.6666666667</text:p>
          </table:table-cell>
          <table:table-cell table:formula="of:=AVERAGE([.B6];[.D6];[.F6];[.H6];[.J6];[.L6])" office:value-type="float" office:value="0.5">
            <text:p>0.5</text:p>
          </table:table-cell>
          <table:table-cell table:formula="of:=AVERAGE([.C6];[.E6];[.G6];[.I6];[.K6];[.M6])" office:value-type="float" office:value="0.666666666666667">
            <text:p>0.6666666667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AVERAGE([.B6:.M6])" office:value-type="float" office:value="0.583333333333333">
            <text:p>0.5833333333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AVERAGE([.B7:.M7])" office:value-type="float" office:value="0.666666666666667">
            <text:p>0.6666666667</text:p>
          </table:table-cell>
          <table:table-cell table:formula="of:=AVERAGE([.B7:.E7])" office:value-type="float" office:value="0.5">
            <text:p>0.5</text:p>
          </table:table-cell>
          <table:table-cell table:formula="of:=AVERAGE([.F7:.I7])" office:value-type="float" office:value="0.75">
            <text:p>0.75</text:p>
          </table:table-cell>
          <table:table-cell table:formula="of:=AVERAGE([.J7:.M7])" office:value-type="float" office:value="0.75">
            <text:p>0.75</text:p>
          </table:table-cell>
          <table:table-cell table:formula="of:=AVERAGE([.B7];[.C7];[.F7];[.G7];[.J7];[.K7])" office:value-type="float" office:value="0.5">
            <text:p>0.5</text:p>
          </table:table-cell>
          <table:table-cell/>
          <table:table-cell table:formula="of:=AVERAGE([.D7];[.E7];[.H7];[.I7];[.L7];[.M7])" office:value-type="float" office:value="0.833333333333333">
            <text:p>0.8333333333</text:p>
          </table:table-cell>
          <table:table-cell table:formula="of:=AVERAGE([.B7];[.D7];[.F7];[.H7];[.J7];[.L7])" office:value-type="float" office:value="1">
            <text:p>1</text:p>
          </table:table-cell>
          <table:table-cell table:formula="of:=AVERAGE([.C7];[.E7];[.G7];[.I7];[.K7];[.M7])" office:value-type="float" office:value="0.333333333333333">
            <text:p>0.3333333333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AVERAGE([.B7:.M7])" office:value-type="float" office:value="0.666666666666667">
            <text:p>0.6666666667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8:.M8])" office:value-type="float" office:value="0.833333333333333">
            <text:p>0.8333333333</text:p>
          </table:table-cell>
          <table:table-cell table:formula="of:=AVERAGE([.B8:.E8])" office:value-type="float" office:value="0.75">
            <text:p>0.75</text:p>
          </table:table-cell>
          <table:table-cell table:formula="of:=AVERAGE([.F8:.I8])" office:value-type="float" office:value="1">
            <text:p>1</text:p>
          </table:table-cell>
          <table:table-cell table:formula="of:=AVERAGE([.J8:.M8])" office:value-type="float" office:value="0.75">
            <text:p>0.75</text:p>
          </table:table-cell>
          <table:table-cell table:formula="of:=AVERAGE([.B8];[.C8];[.F8];[.G8];[.J8];[.K8])" office:value-type="float" office:value="0.833333333333333">
            <text:p>0.8333333333</text:p>
          </table:table-cell>
          <table:table-cell/>
          <table:table-cell table:formula="of:=AVERAGE([.D8];[.E8];[.H8];[.I8];[.L8];[.M8])" office:value-type="float" office:value="0.833333333333333">
            <text:p>0.8333333333</text:p>
          </table:table-cell>
          <table:table-cell table:formula="of:=AVERAGE([.B8];[.D8];[.F8];[.H8];[.J8];[.L8])" office:value-type="float" office:value="0.833333333333333">
            <text:p>0.8333333333</text:p>
          </table:table-cell>
          <table:table-cell table:formula="of:=AVERAGE([.C8];[.E8];[.G8];[.I8];[.K8];[.M8])" office:value-type="float" office:value="0.833333333333333">
            <text:p>0.8333333333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AVERAGE([.B8:.M8])" office:value-type="float" office:value="0.833333333333333">
            <text:p>0.833333333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9:.M9])" office:value-type="float" office:value="0.833333333333333">
            <text:p>0.8333333333</text:p>
          </table:table-cell>
          <table:table-cell table:formula="of:=AVERAGE([.B9:.E9])" office:value-type="float" office:value="0.75">
            <text:p>0.75</text:p>
          </table:table-cell>
          <table:table-cell table:formula="of:=AVERAGE([.F9:.I9])" office:value-type="float" office:value="1">
            <text:p>1</text:p>
          </table:table-cell>
          <table:table-cell table:formula="of:=AVERAGE([.J9:.M9])" office:value-type="float" office:value="0.75">
            <text:p>0.75</text:p>
          </table:table-cell>
          <table:table-cell table:formula="of:=AVERAGE([.B9];[.C9];[.F9];[.G9];[.J9];[.K9])" office:value-type="float" office:value="0.833333333333333">
            <text:p>0.8333333333</text:p>
          </table:table-cell>
          <table:table-cell/>
          <table:table-cell table:formula="of:=AVERAGE([.D9];[.E9];[.H9];[.I9];[.L9];[.M9])" office:value-type="float" office:value="0.833333333333333">
            <text:p>0.8333333333</text:p>
          </table:table-cell>
          <table:table-cell table:formula="of:=AVERAGE([.B9];[.D9];[.F9];[.H9];[.J9];[.L9])" office:value-type="float" office:value="1">
            <text:p>1</text:p>
          </table:table-cell>
          <table:table-cell table:formula="of:=AVERAGE([.C9];[.E9];[.G9];[.I9];[.K9];[.M9])" office:value-type="float" office:value="0.666666666666667">
            <text:p>0.6666666667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AVERAGE([.B9:.M9])" office:value-type="float" office:value="0.833333333333333">
            <text:p>0.833333333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10:.M10])" office:value-type="float" office:value="0.583333333333333">
            <text:p>0.5833333333</text:p>
          </table:table-cell>
          <table:table-cell table:formula="of:=AVERAGE([.B10:.E10])" office:value-type="float" office:value="0.5">
            <text:p>0.5</text:p>
          </table:table-cell>
          <table:table-cell table:formula="of:=AVERAGE([.F10:.I10])" office:value-type="float" office:value="0.5">
            <text:p>0.5</text:p>
          </table:table-cell>
          <table:table-cell table:formula="of:=AVERAGE([.J10:.M10])" office:value-type="float" office:value="0.75">
            <text:p>0.75</text:p>
          </table:table-cell>
          <table:table-cell table:formula="of:=AVERAGE([.B10];[.C10];[.F10];[.G10];[.J10];[.K10])" office:value-type="float" office:value="0.5">
            <text:p>0.5</text:p>
          </table:table-cell>
          <table:table-cell/>
          <table:table-cell table:formula="of:=AVERAGE([.D10];[.E10];[.H10];[.I10];[.L10];[.M10])" office:value-type="float" office:value="0.666666666666667">
            <text:p>0.6666666667</text:p>
          </table:table-cell>
          <table:table-cell table:formula="of:=AVERAGE([.B10];[.D10];[.F10];[.H10];[.J10];[.L10])" office:value-type="float" office:value="0.5">
            <text:p>0.5</text:p>
          </table:table-cell>
          <table:table-cell table:formula="of:=AVERAGE([.C10];[.E10];[.G10];[.I10];[.K10];[.M10])" office:value-type="float" office:value="0.666666666666667">
            <text:p>0.6666666667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AVERAGE([.B10:.M10])" office:value-type="float" office:value="0.583333333333333">
            <text:p>0.5833333333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AVERAGE([.B11:.M11])" office:value-type="float" office:value="0.666666666666667">
            <text:p>0.6666666667</text:p>
          </table:table-cell>
          <table:table-cell table:formula="of:=AVERAGE([.B11:.E11])" office:value-type="float" office:value="0.5">
            <text:p>0.5</text:p>
          </table:table-cell>
          <table:table-cell table:formula="of:=AVERAGE([.F11:.I11])" office:value-type="float" office:value="0.75">
            <text:p>0.75</text:p>
          </table:table-cell>
          <table:table-cell table:formula="of:=AVERAGE([.J11:.M11])" office:value-type="float" office:value="0.75">
            <text:p>0.75</text:p>
          </table:table-cell>
          <table:table-cell table:formula="of:=AVERAGE([.B11];[.C11];[.F11];[.G11];[.J11];[.K11])" office:value-type="float" office:value="0.5">
            <text:p>0.5</text:p>
          </table:table-cell>
          <table:table-cell/>
          <table:table-cell table:formula="of:=AVERAGE([.D11];[.E11];[.H11];[.I11];[.L11];[.M11])" office:value-type="float" office:value="0.833333333333333">
            <text:p>0.8333333333</text:p>
          </table:table-cell>
          <table:table-cell table:formula="of:=AVERAGE([.B11];[.D11];[.F11];[.H11];[.J11];[.L11])" office:value-type="float" office:value="0.5">
            <text:p>0.5</text:p>
          </table:table-cell>
          <table:table-cell table:formula="of:=AVERAGE([.C11];[.E11];[.G11];[.I11];[.K11];[.M11])" office:value-type="float" office:value="0.833333333333333">
            <text:p>0.8333333333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AVERAGE([.B11:.M11])" office:value-type="float" office:value="0.666666666666667">
            <text:p>0.6666666667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formula="of:=AVERAGE([.B12:.M12])" office:value-type="float" office:value="0.75">
            <text:p>0.75</text:p>
          </table:table-cell>
          <table:table-cell table:formula="of:=AVERAGE([.B12:.E12])" office:value-type="float" office:value="0.5">
            <text:p>0.5</text:p>
          </table:table-cell>
          <table:table-cell table:formula="of:=AVERAGE([.F12:.I12])" office:value-type="float" office:value="0.75">
            <text:p>0.75</text:p>
          </table:table-cell>
          <table:table-cell table:formula="of:=AVERAGE([.J12:.M12])" office:value-type="float" office:value="1">
            <text:p>1</text:p>
          </table:table-cell>
          <table:table-cell table:formula="of:=AVERAGE([.B12];[.C12];[.F12];[.G12];[.J12];[.K12])" office:value-type="float" office:value="0.666666666666667">
            <text:p>0.6666666667</text:p>
          </table:table-cell>
          <table:table-cell/>
          <table:table-cell table:formula="of:=AVERAGE([.D12];[.E12];[.H12];[.I12];[.L12];[.M12])" office:value-type="float" office:value="0.833333333333333">
            <text:p>0.8333333333</text:p>
          </table:table-cell>
          <table:table-cell table:formula="of:=AVERAGE([.B12];[.D12];[.F12];[.H12];[.J12];[.L12])" office:value-type="float" office:value="0.833333333333333">
            <text:p>0.8333333333</text:p>
          </table:table-cell>
          <table:table-cell table:formula="of:=AVERAGE([.C12];[.E12];[.G12];[.I12];[.K12];[.M12])" office:value-type="float" office:value="0.666666666666667">
            <text:p>0.6666666667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AVERAGE([.B12:.M12])"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13:.M13])" office:value-type="float" office:value="0.833333333333333">
            <text:p>0.8333333333</text:p>
          </table:table-cell>
          <table:table-cell table:formula="of:=AVERAGE([.B13:.E13])" office:value-type="float" office:value="0.75">
            <text:p>0.75</text:p>
          </table:table-cell>
          <table:table-cell table:formula="of:=AVERAGE([.F13:.I13])" office:value-type="float" office:value="1">
            <text:p>1</text:p>
          </table:table-cell>
          <table:table-cell table:formula="of:=AVERAGE([.J13:.M13])" office:value-type="float" office:value="0.75">
            <text:p>0.75</text:p>
          </table:table-cell>
          <table:table-cell table:formula="of:=AVERAGE([.B13];[.C13];[.F13];[.G13];[.J13];[.K13])" office:value-type="float" office:value="0.833333333333333">
            <text:p>0.8333333333</text:p>
          </table:table-cell>
          <table:table-cell/>
          <table:table-cell table:formula="of:=AVERAGE([.D13];[.E13];[.H13];[.I13];[.L13];[.M13])" office:value-type="float" office:value="0.833333333333333">
            <text:p>0.8333333333</text:p>
          </table:table-cell>
          <table:table-cell table:formula="of:=AVERAGE([.B13];[.D13];[.F13];[.H13];[.J13];[.L13])" office:value-type="float" office:value="0.833333333333333">
            <text:p>0.8333333333</text:p>
          </table:table-cell>
          <table:table-cell table:formula="of:=AVERAGE([.C13];[.E13];[.G13];[.I13];[.K13];[.M13])" office:value-type="float" office:value="0.833333333333333">
            <text:p>0.8333333333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AVERAGE([.B13:.M13])" office:value-type="float" office:value="0.833333333333333">
            <text:p>0.8333333333</text:p>
          </table:table-cell>
          <table:table-cell/>
        </table:table-row>
        <table:table-row table:style-name="ro1">
          <table:table-cell table:number-columns-repeated="13" office:value-type="float" office:value="1">
            <text:p>1</text:p>
          </table:table-cell>
          <table:table-cell table:formula="of:=AVERAGE([.B14:.M14])" office:value-type="float" office:value="1">
            <text:p>1</text:p>
          </table:table-cell>
          <table:table-cell table:formula="of:=AVERAGE([.B14:.E14])" office:value-type="float" office:value="1">
            <text:p>1</text:p>
          </table:table-cell>
          <table:table-cell table:formula="of:=AVERAGE([.F14:.I14])" office:value-type="float" office:value="1">
            <text:p>1</text:p>
          </table:table-cell>
          <table:table-cell table:formula="of:=AVERAGE([.J14:.M14])" office:value-type="float" office:value="1">
            <text:p>1</text:p>
          </table:table-cell>
          <table:table-cell table:formula="of:=AVERAGE([.B14];[.C14];[.F14];[.G14];[.J14];[.K14])" office:value-type="float" office:value="1">
            <text:p>1</text:p>
          </table:table-cell>
          <table:table-cell/>
          <table:table-cell table:formula="of:=AVERAGE([.D14];[.E14];[.H14];[.I14];[.L14];[.M14])" office:value-type="float" office:value="1">
            <text:p>1</text:p>
          </table:table-cell>
          <table:table-cell table:formula="of:=AVERAGE([.B14];[.D14];[.F14];[.H14];[.J14];[.L14])" office:value-type="float" office:value="1">
            <text:p>1</text:p>
          </table:table-cell>
          <table:table-cell table:formula="of:=AVERAGE([.C14];[.E14];[.G14];[.I14];[.K14];[.M14])" office:value-type="float" office:value="1">
            <text:p>1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AVERAGE([.B14:.M14]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formula="of:=AVERAGE([.B15:.M15])" office:value-type="float" office:value="0.916666666666667">
            <text:p>0.9166666667</text:p>
          </table:table-cell>
          <table:table-cell table:formula="of:=AVERAGE([.B15:.E15])" office:value-type="float" office:value="0.75">
            <text:p>0.75</text:p>
          </table:table-cell>
          <table:table-cell table:formula="of:=AVERAGE([.F15:.I15])" office:value-type="float" office:value="1">
            <text:p>1</text:p>
          </table:table-cell>
          <table:table-cell table:formula="of:=AVERAGE([.J15:.M15])" office:value-type="float" office:value="1">
            <text:p>1</text:p>
          </table:table-cell>
          <table:table-cell table:formula="of:=AVERAGE([.B15];[.C15];[.F15];[.G15];[.J15];[.K15])" office:value-type="float" office:value="0.833333333333333">
            <text:p>0.8333333333</text:p>
          </table:table-cell>
          <table:table-cell/>
          <table:table-cell table:formula="of:=AVERAGE([.D15];[.E15];[.H15];[.I15];[.L15];[.M15])" office:value-type="float" office:value="1">
            <text:p>1</text:p>
          </table:table-cell>
          <table:table-cell table:formula="of:=AVERAGE([.B15];[.D15];[.F15];[.H15];[.J15];[.L15])" office:value-type="float" office:value="1">
            <text:p>1</text:p>
          </table:table-cell>
          <table:table-cell table:formula="of:=AVERAGE([.C15];[.E15];[.G15];[.I15];[.K15];[.M15])" office:value-type="float" office:value="0.833333333333333">
            <text:p>0.8333333333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AVERAGE([.B15:.M15])" office:value-type="float" office:value="0.916666666666667">
            <text:p>0.91666666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AVERAGE([.B16:.M16])" office:value-type="float" office:value="0.583333333333333">
            <text:p>0.5833333333</text:p>
          </table:table-cell>
          <table:table-cell table:formula="of:=AVERAGE([.B16:.E16])" office:value-type="float" office:value="0.25">
            <text:p>0.25</text:p>
          </table:table-cell>
          <table:table-cell table:formula="of:=AVERAGE([.F16:.I16])" office:value-type="float" office:value="0.5">
            <text:p>0.5</text:p>
          </table:table-cell>
          <table:table-cell table:formula="of:=AVERAGE([.J16:.M16])" office:value-type="float" office:value="1">
            <text:p>1</text:p>
          </table:table-cell>
          <table:table-cell table:formula="of:=AVERAGE([.B16];[.C16];[.F16];[.G16];[.J16];[.K16])" office:value-type="float" office:value="0.5">
            <text:p>0.5</text:p>
          </table:table-cell>
          <table:table-cell/>
          <table:table-cell table:formula="of:=AVERAGE([.D16];[.E16];[.H16];[.I16];[.L16];[.M16])" office:value-type="float" office:value="0.666666666666667">
            <text:p>0.6666666667</text:p>
          </table:table-cell>
          <table:table-cell table:formula="of:=AVERAGE([.B16];[.D16];[.F16];[.H16];[.J16];[.L16])" office:value-type="float" office:value="0.833333333333333">
            <text:p>0.8333333333</text:p>
          </table:table-cell>
          <table:table-cell table:formula="of:=AVERAGE([.C16];[.E16];[.G16];[.I16];[.K16];[.M16])" office:value-type="float" office:value="0.333333333333333">
            <text:p>0.3333333333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AVERAGE([.B16:.M16])" office:value-type="float" office:value="0.583333333333333">
            <text:p>0.5833333333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17:.M17])" office:value-type="float" office:value="0.833333333333333">
            <text:p>0.8333333333</text:p>
          </table:table-cell>
          <table:table-cell table:formula="of:=AVERAGE([.B17:.E17])" office:value-type="float" office:value="0.75">
            <text:p>0.75</text:p>
          </table:table-cell>
          <table:table-cell table:formula="of:=AVERAGE([.F17:.I17])" office:value-type="float" office:value="1">
            <text:p>1</text:p>
          </table:table-cell>
          <table:table-cell table:formula="of:=AVERAGE([.J17:.M17])" office:value-type="float" office:value="0.75">
            <text:p>0.75</text:p>
          </table:table-cell>
          <table:table-cell table:formula="of:=AVERAGE([.B17];[.C17];[.F17];[.G17];[.J17];[.K17])" office:value-type="float" office:value="0.666666666666667">
            <text:p>0.6666666667</text:p>
          </table:table-cell>
          <table:table-cell/>
          <table:table-cell table:formula="of:=AVERAGE([.D17];[.E17];[.H17];[.I17];[.L17];[.M17])" office:value-type="float" office:value="1">
            <text:p>1</text:p>
          </table:table-cell>
          <table:table-cell table:formula="of:=AVERAGE([.B17];[.D17];[.F17];[.H17];[.J17];[.L17])" office:value-type="float" office:value="0.666666666666667">
            <text:p>0.6666666667</text:p>
          </table:table-cell>
          <table:table-cell table:formula="of:=AVERAGE([.C17];[.E17];[.G17];[.I17];[.K17];[.M17])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AVERAGE([.B17:.M17])" office:value-type="float" office:value="0.833333333333333">
            <text:p>0.83333333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18:.M18])" office:value-type="float" office:value="0.583333333333333">
            <text:p>0.5833333333</text:p>
          </table:table-cell>
          <table:table-cell table:formula="of:=AVERAGE([.B18:.E18])" office:value-type="float" office:value="0.25">
            <text:p>0.25</text:p>
          </table:table-cell>
          <table:table-cell table:formula="of:=AVERAGE([.F18:.I18])" office:value-type="float" office:value="0.75">
            <text:p>0.75</text:p>
          </table:table-cell>
          <table:table-cell table:formula="of:=AVERAGE([.J18:.M18])" office:value-type="float" office:value="0.75">
            <text:p>0.75</text:p>
          </table:table-cell>
          <table:table-cell table:formula="of:=AVERAGE([.B18];[.C18];[.F18];[.G18];[.J18];[.K18])" office:value-type="float" office:value="0.333333333333333">
            <text:p>0.3333333333</text:p>
          </table:table-cell>
          <table:table-cell/>
          <table:table-cell table:formula="of:=AVERAGE([.D18];[.E18];[.H18];[.I18];[.L18];[.M18])" office:value-type="float" office:value="0.833333333333333">
            <text:p>0.8333333333</text:p>
          </table:table-cell>
          <table:table-cell table:formula="of:=AVERAGE([.B18];[.D18];[.F18];[.H18];[.J18];[.L18])" office:value-type="float" office:value="0.666666666666667">
            <text:p>0.6666666667</text:p>
          </table:table-cell>
          <table:table-cell table:formula="of:=AVERAGE([.C18];[.E18];[.G18];[.I18];[.K18];[.M18])" office:value-type="float" office:value="0.5">
            <text:p>0.5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AVERAGE([.B18:.M18])" office:value-type="float" office:value="0.583333333333333">
            <text:p>0.5833333333</text:p>
          </table:table-cell>
          <table:table-cell/>
        </table:table-row>
        <table:table-row table:style-name="ro1"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B19:.M19])" office:value-type="float" office:value="0.583333333333333">
            <text:p>0.5833333333</text:p>
          </table:table-cell>
          <table:table-cell table:formula="of:=AVERAGE([.B19:.E19])" office:value-type="float" office:value="1">
            <text:p>1</text:p>
          </table:table-cell>
          <table:table-cell table:formula="of:=AVERAGE([.F19:.I19])" office:value-type="float" office:value="0.75">
            <text:p>0.75</text:p>
          </table:table-cell>
          <table:table-cell table:formula="of:=AVERAGE([.J19:.M19])" office:value-type="float" office:value="0">
            <text:p>0</text:p>
          </table:table-cell>
          <table:table-cell table:formula="of:=AVERAGE([.B19];[.C19];[.F19];[.G19];[.J19];[.K19])" office:value-type="float" office:value="0.666666666666667">
            <text:p>0.6666666667</text:p>
          </table:table-cell>
          <table:table-cell/>
          <table:table-cell table:formula="of:=AVERAGE([.D19];[.E19];[.H19];[.I19];[.L19];[.M19])" office:value-type="float" office:value="0.5">
            <text:p>0.5</text:p>
          </table:table-cell>
          <table:table-cell table:formula="of:=AVERAGE([.B19];[.D19];[.F19];[.H19];[.J19];[.L19])" office:value-type="float" office:value="0.5">
            <text:p>0.5</text:p>
          </table:table-cell>
          <table:table-cell table:formula="of:=AVERAGE([.C19];[.E19];[.G19];[.I19];[.K19];[.M19])" office:value-type="float" office:value="0.666666666666667">
            <text:p>0.6666666667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AVERAGE([.B19:.M19])" office:value-type="float" office:value="0.583333333333333">
            <text:p>0.5833333333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20:.M20])" office:value-type="float" office:value="0.333333333333333">
            <text:p>0.3333333333</text:p>
          </table:table-cell>
          <table:table-cell table:formula="of:=AVERAGE([.B20:.E20])" office:value-type="float" office:value="0.25">
            <text:p>0.25</text:p>
          </table:table-cell>
          <table:table-cell table:formula="of:=AVERAGE([.F20:.I20])" office:value-type="float" office:value="0.5">
            <text:p>0.5</text:p>
          </table:table-cell>
          <table:table-cell table:formula="of:=AVERAGE([.J20:.M20])" office:value-type="float" office:value="0.25">
            <text:p>0.25</text:p>
          </table:table-cell>
          <table:table-cell table:formula="of:=AVERAGE([.B20];[.C20];[.F20];[.G20];[.J20];[.K20])" office:value-type="float" office:value="0.333333333333333">
            <text:p>0.3333333333</text:p>
          </table:table-cell>
          <table:table-cell/>
          <table:table-cell table:formula="of:=AVERAGE([.D20];[.E20];[.H20];[.I20];[.L20];[.M20])" office:value-type="float" office:value="0.333333333333333">
            <text:p>0.3333333333</text:p>
          </table:table-cell>
          <table:table-cell table:formula="of:=AVERAGE([.B20];[.D20];[.F20];[.H20];[.J20];[.L20])" office:value-type="float" office:value="0.333333333333333">
            <text:p>0.3333333333</text:p>
          </table:table-cell>
          <table:table-cell table:formula="of:=AVERAGE([.C20];[.E20];[.G20];[.I20];[.K20];[.M20])" office:value-type="float" office:value="0.333333333333333">
            <text:p>0.3333333333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AVERAGE([.B20:.M20])" office:value-type="float" office:value="0.333333333333333">
            <text:p>0.3333333333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formula="of:=AVERAGE([.B21:.M21])" office:value-type="float" office:value="0.75">
            <text:p>0.75</text:p>
          </table:table-cell>
          <table:table-cell table:formula="of:=AVERAGE([.B21:.E21])" office:value-type="float" office:value="0.5">
            <text:p>0.5</text:p>
          </table:table-cell>
          <table:table-cell table:formula="of:=AVERAGE([.F21:.I21])" office:value-type="float" office:value="0.75">
            <text:p>0.75</text:p>
          </table:table-cell>
          <table:table-cell table:formula="of:=AVERAGE([.J21:.M21])" office:value-type="float" office:value="1">
            <text:p>1</text:p>
          </table:table-cell>
          <table:table-cell table:formula="of:=AVERAGE([.B21];[.C21];[.F21];[.G21];[.J21];[.K21])" office:value-type="float" office:value="0.666666666666667">
            <text:p>0.6666666667</text:p>
          </table:table-cell>
          <table:table-cell/>
          <table:table-cell table:formula="of:=AVERAGE([.D21];[.E21];[.H21];[.I21];[.L21];[.M21])" office:value-type="float" office:value="0.833333333333333">
            <text:p>0.8333333333</text:p>
          </table:table-cell>
          <table:table-cell table:formula="of:=AVERAGE([.B21];[.D21];[.F21];[.H21];[.J21];[.L21])" office:value-type="float" office:value="0.833333333333333">
            <text:p>0.8333333333</text:p>
          </table:table-cell>
          <table:table-cell table:formula="of:=AVERAGE([.C21];[.E21];[.G21];[.I21];[.K21];[.M21])" office:value-type="float" office:value="0.666666666666667">
            <text:p>0.6666666667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AVERAGE([.B21:.M21])"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22:.M22])" office:value-type="float" office:value="0.666666666666667">
            <text:p>0.6666666667</text:p>
          </table:table-cell>
          <table:table-cell table:formula="of:=AVERAGE([.B22:.E22])" office:value-type="float" office:value="0.75">
            <text:p>0.75</text:p>
          </table:table-cell>
          <table:table-cell table:formula="of:=AVERAGE([.F22:.I22])" office:value-type="float" office:value="0.5">
            <text:p>0.5</text:p>
          </table:table-cell>
          <table:table-cell table:formula="of:=AVERAGE([.J22:.M22])" office:value-type="float" office:value="0.75">
            <text:p>0.75</text:p>
          </table:table-cell>
          <table:table-cell table:formula="of:=AVERAGE([.B22];[.C22];[.F22];[.G22];[.J22];[.K22])" office:value-type="float" office:value="0.833333333333333">
            <text:p>0.8333333333</text:p>
          </table:table-cell>
          <table:table-cell/>
          <table:table-cell table:formula="of:=AVERAGE([.D22];[.E22];[.H22];[.I22];[.L22];[.M22])" office:value-type="float" office:value="0.5">
            <text:p>0.5</text:p>
          </table:table-cell>
          <table:table-cell table:formula="of:=AVERAGE([.B22];[.D22];[.F22];[.H22];[.J22];[.L22])" office:value-type="float" office:value="0.833333333333333">
            <text:p>0.8333333333</text:p>
          </table:table-cell>
          <table:table-cell table:formula="of:=AVERAGE([.C22];[.E22];[.G22];[.I22];[.K22];[.M22])" office:value-type="float" office:value="0.5">
            <text:p>0.5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AVERAGE([.B22:.M22])" office:value-type="float" office:value="0.666666666666667">
            <text:p>0.6666666667</text:p>
          </table:table-cell>
          <table:table-cell/>
        </table:table-row>
        <table:table-row table:style-name="ro1"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23:.M23])" office:value-type="float" office:value="0.916666666666667">
            <text:p>0.9166666667</text:p>
          </table:table-cell>
          <table:table-cell table:formula="of:=AVERAGE([.B23:.E23])" office:value-type="float" office:value="1">
            <text:p>1</text:p>
          </table:table-cell>
          <table:table-cell table:formula="of:=AVERAGE([.F23:.I23])" office:value-type="float" office:value="1">
            <text:p>1</text:p>
          </table:table-cell>
          <table:table-cell table:formula="of:=AVERAGE([.J23:.M23])" office:value-type="float" office:value="0.75">
            <text:p>0.75</text:p>
          </table:table-cell>
          <table:table-cell table:formula="of:=AVERAGE([.B23];[.C23];[.F23];[.G23];[.J23];[.K23])" office:value-type="float" office:value="0.833333333333333">
            <text:p>0.8333333333</text:p>
          </table:table-cell>
          <table:table-cell/>
          <table:table-cell table:formula="of:=AVERAGE([.D23];[.E23];[.H23];[.I23];[.L23];[.M23])" office:value-type="float" office:value="1">
            <text:p>1</text:p>
          </table:table-cell>
          <table:table-cell table:formula="of:=AVERAGE([.B23];[.D23];[.F23];[.H23];[.J23];[.L23])" office:value-type="float" office:value="0.833333333333333">
            <text:p>0.8333333333</text:p>
          </table:table-cell>
          <table:table-cell table:formula="of:=AVERAGE([.C23];[.E23];[.G23];[.I23];[.K23];[.M23])"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AVERAGE([.B23:.M23])" office:value-type="float" office:value="0.916666666666667">
            <text:p>0.9166666667</text:p>
          </table:table-cell>
          <table:table-cell/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24:.M24])" office:value-type="float" office:value="0.666666666666667">
            <text:p>0.6666666667</text:p>
          </table:table-cell>
          <table:table-cell table:formula="of:=AVERAGE([.B24:.E24])" office:value-type="float" office:value="0.75">
            <text:p>0.75</text:p>
          </table:table-cell>
          <table:table-cell table:formula="of:=AVERAGE([.F24:.I24])" office:value-type="float" office:value="0.75">
            <text:p>0.75</text:p>
          </table:table-cell>
          <table:table-cell table:formula="of:=AVERAGE([.J24:.M24])" office:value-type="float" office:value="0.5">
            <text:p>0.5</text:p>
          </table:table-cell>
          <table:table-cell table:formula="of:=AVERAGE([.B24];[.C24];[.F24];[.G24];[.J24];[.K24])" office:value-type="float" office:value="0.833333333333333">
            <text:p>0.8333333333</text:p>
          </table:table-cell>
          <table:table-cell/>
          <table:table-cell table:formula="of:=AVERAGE([.D24];[.E24];[.H24];[.I24];[.L24];[.M24])" office:value-type="float" office:value="0.5">
            <text:p>0.5</text:p>
          </table:table-cell>
          <table:table-cell table:formula="of:=AVERAGE([.B24];[.D24];[.F24];[.H24];[.J24];[.L24])" office:value-type="float" office:value="0.833333333333333">
            <text:p>0.8333333333</text:p>
          </table:table-cell>
          <table:table-cell table:formula="of:=AVERAGE([.C24];[.E24];[.G24];[.I24];[.K24];[.M24])" office:value-type="float" office:value="0.5">
            <text:p>0.5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AVERAGE([.B24:.M24])" office:value-type="float" office:value="0.666666666666667">
            <text:p>0.6666666667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AVERAGE([.B25:.M25])" office:value-type="float" office:value="0.666666666666667">
            <text:p>0.6666666667</text:p>
          </table:table-cell>
          <table:table-cell table:formula="of:=AVERAGE([.B25:.E25])" office:value-type="float" office:value="0.5">
            <text:p>0.5</text:p>
          </table:table-cell>
          <table:table-cell table:formula="of:=AVERAGE([.F25:.I25])" office:value-type="float" office:value="0.75">
            <text:p>0.75</text:p>
          </table:table-cell>
          <table:table-cell table:formula="of:=AVERAGE([.J25:.M25])" office:value-type="float" office:value="0.75">
            <text:p>0.75</text:p>
          </table:table-cell>
          <table:table-cell table:formula="of:=AVERAGE([.B25];[.C25];[.F25];[.G25];[.J25];[.K25])" office:value-type="float" office:value="0.5">
            <text:p>0.5</text:p>
          </table:table-cell>
          <table:table-cell/>
          <table:table-cell table:formula="of:=AVERAGE([.D25];[.E25];[.H25];[.I25];[.L25];[.M25])" office:value-type="float" office:value="0.833333333333333">
            <text:p>0.8333333333</text:p>
          </table:table-cell>
          <table:table-cell table:formula="of:=AVERAGE([.B25];[.D25];[.F25];[.H25];[.J25];[.L25])" office:value-type="float" office:value="0.5">
            <text:p>0.5</text:p>
          </table:table-cell>
          <table:table-cell table:formula="of:=AVERAGE([.C25];[.E25];[.G25];[.I25];[.K25];[.M25])" office:value-type="float" office:value="0.833333333333333">
            <text:p>0.8333333333</text:p>
          </table:table-cell>
          <table:table-cell table:number-columns-repeated="3"/>
          <table:table-cell table:formula="of:=AVERAGE([.B25:.M25])" office:value-type="float" office:value="0.666666666666667">
            <text:p>0.6666666667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26:.M26])" office:value-type="float" office:value="0.666666666666667">
            <text:p>0.6666666667</text:p>
          </table:table-cell>
          <table:table-cell table:formula="of:=AVERAGE([.B26:.E26])" office:value-type="float" office:value="0.5">
            <text:p>0.5</text:p>
          </table:table-cell>
          <table:table-cell table:formula="of:=AVERAGE([.F26:.I26])" office:value-type="float" office:value="0.75">
            <text:p>0.75</text:p>
          </table:table-cell>
          <table:table-cell table:formula="of:=AVERAGE([.J26:.M26])" office:value-type="float" office:value="0.75">
            <text:p>0.75</text:p>
          </table:table-cell>
          <table:table-cell table:formula="of:=AVERAGE([.B26];[.C26];[.F26];[.G26];[.J26];[.K26])" office:value-type="float" office:value="0.5">
            <text:p>0.5</text:p>
          </table:table-cell>
          <table:table-cell/>
          <table:table-cell table:formula="of:=AVERAGE([.D26];[.E26];[.H26];[.I26];[.L26];[.M26])" office:value-type="float" office:value="0.833333333333333">
            <text:p>0.8333333333</text:p>
          </table:table-cell>
          <table:table-cell table:formula="of:=AVERAGE([.B26];[.D26];[.F26];[.H26];[.J26];[.L26])" office:value-type="float" office:value="0.666666666666667">
            <text:p>0.6666666667</text:p>
          </table:table-cell>
          <table:table-cell table:formula="of:=AVERAGE([.C26];[.E26];[.G26];[.I26];[.K26];[.M26])" office:value-type="float" office:value="0.666666666666667">
            <text:p>0.6666666667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AVERAGE([.B26:.M26])" office:value-type="float" office:value="0.666666666666667">
            <text:p>0.66666666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formula="of:=AVERAGE([.B27:.M27])" office:value-type="float" office:value="0.833333333333333">
            <text:p>0.8333333333</text:p>
          </table:table-cell>
          <table:table-cell table:formula="of:=AVERAGE([.B27:.E27])" office:value-type="float" office:value="0.75">
            <text:p>0.75</text:p>
          </table:table-cell>
          <table:table-cell table:formula="of:=AVERAGE([.F27:.I27])" office:value-type="float" office:value="0.75">
            <text:p>0.75</text:p>
          </table:table-cell>
          <table:table-cell table:formula="of:=AVERAGE([.J27:.M27])" office:value-type="float" office:value="1">
            <text:p>1</text:p>
          </table:table-cell>
          <table:table-cell table:formula="of:=AVERAGE([.B27];[.C27];[.F27];[.G27];[.J27];[.K27])" office:value-type="float" office:value="0.833333333333333">
            <text:p>0.8333333333</text:p>
          </table:table-cell>
          <table:table-cell/>
          <table:table-cell table:formula="of:=AVERAGE([.D27];[.E27];[.H27];[.I27];[.L27];[.M27])" office:value-type="float" office:value="0.833333333333333">
            <text:p>0.8333333333</text:p>
          </table:table-cell>
          <table:table-cell table:formula="of:=AVERAGE([.B27];[.D27];[.F27];[.H27];[.J27];[.L27])" office:value-type="float" office:value="1">
            <text:p>1</text:p>
          </table:table-cell>
          <table:table-cell table:formula="of:=AVERAGE([.C27];[.E27];[.G27];[.I27];[.K27];[.M27])" office:value-type="float" office:value="0.666666666666667">
            <text:p>0.6666666667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AVERAGE([.B27:.M27])" office:value-type="float" office:value="0.833333333333333">
            <text:p>0.8333333333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formula="of:=AVERAGE([.B28:.M28])" office:value-type="float" office:value="0.916666666666667">
            <text:p>0.9166666667</text:p>
          </table:table-cell>
          <table:table-cell table:formula="of:=AVERAGE([.B28:.E28])" office:value-type="float" office:value="0.75">
            <text:p>0.75</text:p>
          </table:table-cell>
          <table:table-cell table:formula="of:=AVERAGE([.F28:.I28])" office:value-type="float" office:value="1">
            <text:p>1</text:p>
          </table:table-cell>
          <table:table-cell table:formula="of:=AVERAGE([.J28:.M28])" office:value-type="float" office:value="1">
            <text:p>1</text:p>
          </table:table-cell>
          <table:table-cell table:formula="of:=AVERAGE([.B28];[.C28];[.F28];[.G28];[.J28];[.K28])" office:value-type="float" office:value="0.833333333333333">
            <text:p>0.8333333333</text:p>
          </table:table-cell>
          <table:table-cell/>
          <table:table-cell table:formula="of:=AVERAGE([.D28];[.E28];[.H28];[.I28];[.L28];[.M28])" office:value-type="float" office:value="1">
            <text:p>1</text:p>
          </table:table-cell>
          <table:table-cell table:formula="of:=AVERAGE([.B28];[.D28];[.F28];[.H28];[.J28];[.L28])" office:value-type="float" office:value="0.833333333333333">
            <text:p>0.8333333333</text:p>
          </table:table-cell>
          <table:table-cell table:formula="of:=AVERAGE([.C28];[.E28];[.G28];[.I28];[.K28];[.M28])" office:value-type="float" office:value="1">
            <text:p>1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AVERAGE([.B28:.M28])" office:value-type="float" office:value="0.916666666666667">
            <text:p>0.91666666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formula="of:=AVERAGE([.B29:.M29])" office:value-type="float" office:value="0.916666666666667">
            <text:p>0.9166666667</text:p>
          </table:table-cell>
          <table:table-cell table:formula="of:=AVERAGE([.B29:.E29])" office:value-type="float" office:value="0.75">
            <text:p>0.75</text:p>
          </table:table-cell>
          <table:table-cell table:formula="of:=AVERAGE([.F29:.I29])" office:value-type="float" office:value="1">
            <text:p>1</text:p>
          </table:table-cell>
          <table:table-cell table:formula="of:=AVERAGE([.J29:.M29])" office:value-type="float" office:value="1">
            <text:p>1</text:p>
          </table:table-cell>
          <table:table-cell table:formula="of:=AVERAGE([.B29];[.C29];[.F29];[.G29];[.J29];[.K29])" office:value-type="float" office:value="0.833333333333333">
            <text:p>0.8333333333</text:p>
          </table:table-cell>
          <table:table-cell/>
          <table:table-cell table:formula="of:=AVERAGE([.D29];[.E29];[.H29];[.I29];[.L29];[.M29])" office:value-type="float" office:value="1">
            <text:p>1</text:p>
          </table:table-cell>
          <table:table-cell table:formula="of:=AVERAGE([.B29];[.D29];[.F29];[.H29];[.J29];[.L29])" office:value-type="float" office:value="1">
            <text:p>1</text:p>
          </table:table-cell>
          <table:table-cell table:formula="of:=AVERAGE([.C29];[.E29];[.G29];[.I29];[.K29];[.M29])" office:value-type="float" office:value="0.833333333333333">
            <text:p>0.8333333333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AVERAGE([.B29:.M29])" office:value-type="float" office:value="0.916666666666667">
            <text:p>0.9166666667</text:p>
          </table:table-cell>
          <table:table-cell/>
        </table:table-row>
        <table:table-row table:style-name="ro1"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AVERAGE([.B30:.M30])" office:value-type="float" office:value="0.916666666666667">
            <text:p>0.9166666667</text:p>
          </table:table-cell>
          <table:table-cell table:formula="of:=AVERAGE([.B30:.E30])" office:value-type="float" office:value="1">
            <text:p>1</text:p>
          </table:table-cell>
          <table:table-cell table:formula="of:=AVERAGE([.F30:.I30])" office:value-type="float" office:value="1">
            <text:p>1</text:p>
          </table:table-cell>
          <table:table-cell table:formula="of:=AVERAGE([.J30:.M30])" office:value-type="float" office:value="0.75">
            <text:p>0.75</text:p>
          </table:table-cell>
          <table:table-cell table:formula="of:=AVERAGE([.B30];[.C30];[.F30];[.G30];[.J30];[.K30])" office:value-type="float" office:value="0.833333333333333">
            <text:p>0.8333333333</text:p>
          </table:table-cell>
          <table:table-cell/>
          <table:table-cell table:formula="of:=AVERAGE([.D30];[.E30];[.H30];[.I30];[.L30];[.M30])" office:value-type="float" office:value="1">
            <text:p>1</text:p>
          </table:table-cell>
          <table:table-cell table:formula="of:=AVERAGE([.B30];[.D30];[.F30];[.H30];[.J30];[.L30])" office:value-type="float" office:value="1">
            <text:p>1</text:p>
          </table:table-cell>
          <table:table-cell table:formula="of:=AVERAGE([.C30];[.E30];[.G30];[.I30];[.K30];[.M30])" office:value-type="float" office:value="0.833333333333333">
            <text:p>0.8333333333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AVERAGE([.B30:.M30])" office:value-type="float" office:value="0.916666666666667">
            <text:p>0.91666666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formula="of:=AVERAGE([.B31:.M31])" office:value-type="float" office:value="0.916666666666667">
            <text:p>0.9166666667</text:p>
          </table:table-cell>
          <table:table-cell table:formula="of:=AVERAGE([.B31:.E31])" office:value-type="float" office:value="0.75">
            <text:p>0.75</text:p>
          </table:table-cell>
          <table:table-cell table:formula="of:=AVERAGE([.F31:.I31])" office:value-type="float" office:value="1">
            <text:p>1</text:p>
          </table:table-cell>
          <table:table-cell table:formula="of:=AVERAGE([.J31:.M31])" office:value-type="float" office:value="1">
            <text:p>1</text:p>
          </table:table-cell>
          <table:table-cell table:formula="of:=AVERAGE([.B31];[.C31];[.F31];[.G31];[.J31];[.K31])" office:value-type="float" office:value="0.833333333333333">
            <text:p>0.8333333333</text:p>
          </table:table-cell>
          <table:table-cell/>
          <table:table-cell table:formula="of:=AVERAGE([.D31];[.E31];[.H31];[.I31];[.L31];[.M31])" office:value-type="float" office:value="1">
            <text:p>1</text:p>
          </table:table-cell>
          <table:table-cell table:formula="of:=AVERAGE([.B31];[.D31];[.F31];[.H31];[.J31];[.L31])" office:value-type="float" office:value="0.833333333333333">
            <text:p>0.8333333333</text:p>
          </table:table-cell>
          <table:table-cell table:formula="of:=AVERAGE([.C31];[.E31];[.G31];[.I31];[.K31];[.M31])" office:value-type="float" office:value="1">
            <text:p>1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AVERAGE([.B31:.M31])" office:value-type="float" office:value="0.916666666666667">
            <text:p>0.9166666667</text:p>
          </table:table-cell>
          <table:table-cell/>
        </table:table-row>
        <table:table-row table:style-name="ro1">
          <table:table-cell table:style-name="Default" table:number-columns-repeated="12"/>
          <table:table-cell table:style-name="Default" office:value-type="string">
            <text:p>mean</text:p>
          </table:table-cell>
          <table:table-cell table:formula="of:=AVERAGE([.N5:.N31])" office:value-type="float" office:value="0.756172839506173">
            <text:p>0.7561728395</text:p>
          </table:table-cell>
          <table:table-cell table:formula="of:=AVERAGE([.O5:.O31])" office:value-type="float" office:value="0.666666666666667">
            <text:p>0.6666666667</text:p>
          </table:table-cell>
          <table:table-cell table:formula="of:=AVERAGE([.P5:.P31])" office:value-type="float" office:value="0.824074074074074">
            <text:p>0.8240740741</text:p>
          </table:table-cell>
          <table:table-cell table:formula="of:=AVERAGE([.Q5:.Q31])" office:value-type="float" office:value="0.777777777777778">
            <text:p>0.7777777778</text:p>
          </table:table-cell>
          <table:table-cell table:formula="of:=AVERAGE([.R5:.R31])" office:value-type="float" office:value="0.697530864197531">
            <text:p>0.6975308642</text:p>
          </table:table-cell>
          <table:table-cell/>
          <table:table-cell table:formula="of:=AVERAGE([.T5:.T31])" office:value-type="float" office:value="0.814814814814815">
            <text:p>0.8148148148</text:p>
          </table:table-cell>
          <table:table-cell table:formula="of:=AVERAGE([.U5:.U31])" office:value-type="float" office:value="0.783950617283951">
            <text:p>0.7839506173</text:p>
          </table:table-cell>
          <table:table-cell table:formula="of:=AVERAGE([.V5:.V31])" office:value-type="float" office:value="0.728395061728395">
            <text:p>0.728395061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12"/>
          <table:table-cell table:style-name="ce45" office:value-type="string">
            <text:p>std dev</text:p>
          </table:table-cell>
          <table:table-cell table:formula="of:=STDEV([.N5:.N31])" office:value-type="float" office:value="0.161665222578017">
            <text:p>0.1616652226</text:p>
          </table:table-cell>
          <table:table-cell table:formula="of:=STDEV([.O5:.O31])" office:value-type="float" office:value="0.22996655275195">
            <text:p>0.2299665528</text:p>
          </table:table-cell>
          <table:table-cell table:formula="of:=STDEV([.P5:.P31])" office:value-type="float" office:value="0.181006996449123">
            <text:p>0.1810069964</text:p>
          </table:table-cell>
          <table:table-cell table:formula="of:=STDEV([.Q5:.Q31])" office:value-type="float" office:value="0.243505383502854">
            <text:p>0.2435053835</text:p>
          </table:table-cell>
          <table:table-cell table:formula="of:=STDEV([.R5:.R31])" office:value-type="float" office:value="0.190798127068413">
            <text:p>0.1907981271</text:p>
          </table:table-cell>
          <table:table-cell/>
          <table:table-cell table:formula="of:=STDEV([.T5:.T31])" office:value-type="float" office:value="0.186816179439268">
            <text:p>0.1868161794</text:p>
          </table:table-cell>
          <table:table-cell table:formula="of:=STDEV([.U5:.U31])" office:value-type="float" office:value="0.200505849685617">
            <text:p>0.2005058497</text:p>
          </table:table-cell>
          <table:table-cell table:formula="of:=STDEV([.V5:.V31])" office:value-type="float" office:value="0.212575517743475">
            <text:p>0.212575517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12"/>
          <table:table-cell table:style-name="ce45" office:value-type="string">
            <text:p>N</text:p>
          </table:table-cell>
          <table:table-cell table:formula="of:=COUNT([.N5:.N31])" office:value-type="float" office:value="27">
            <text:p>27</text:p>
          </table:table-cell>
          <table:table-cell table:formula="of:=COUNT([.O5:.O31])" office:value-type="float" office:value="27">
            <text:p>27</text:p>
          </table:table-cell>
          <table:table-cell table:formula="of:=COUNT([.P5:.P31])" office:value-type="float" office:value="27">
            <text:p>27</text:p>
          </table:table-cell>
          <table:table-cell table:formula="of:=COUNT([.Q5:.Q31])" office:value-type="float" office:value="27">
            <text:p>27</text:p>
          </table:table-cell>
          <table:table-cell table:formula="of:=COUNT([.R5:.R31])" office:value-type="float" office:value="27">
            <text:p>27</text:p>
          </table:table-cell>
          <table:table-cell/>
          <table:table-cell table:formula="of:=COUNT([.T5:.T31])" office:value-type="float" office:value="27">
            <text:p>27</text:p>
          </table:table-cell>
          <table:table-cell table:formula="of:=COUNT([.U5:.U31])" office:value-type="float" office:value="27">
            <text:p>27</text:p>
          </table:table-cell>
          <table:table-cell table:formula="of:=COUNT([.V5:.V31])" office:value-type="float" office:value="27">
            <text:p>2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9"/>
          <table:table-cell table:style-name="ce50" office:value-type="string">
            <text:p>PitchArticulation-rhythm vs rhythm-pitch</text:p>
          </table:table-cell>
          <table:table-cell table:style-name="ce50"/>
          <table:table-cell table:style-name="Default"/>
          <table:table-cell table:number-columns-repeated="2"/>
        </table:table-row>
        <table:table-row table:style-name="ro6">
          <table:table-cell table:style-name="Default" table:number-columns-repeated="13"/>
          <table:table-cell table:number-columns-repeated="9"/>
          <table:table-cell table:style-name="ce50" office:value-type="string">
            <text:p>t</text:p>
          </table:table-cell>
          <table:table-cell table:style-name="ce57" office:value-type="float" office:value="2.7948">
            <text:p>2.7948</text:p>
          </table:table-cell>
          <table:table-cell table:style-name="Default"/>
          <table:table-cell table:number-columns-repeated="2"/>
        </table:table-row>
        <table:table-row table:style-name="ro6">
          <table:table-cell table:style-name="Default" table:number-columns-repeated="13"/>
          <table:table-cell table:number-columns-repeated="9"/>
          <table:table-cell table:style-name="ce50" office:value-type="string">
            <text:p>P value</text:p>
          </table:table-cell>
          <table:table-cell table:style-name="ce57" office:value-type="float" office:value="0.0073">
            <text:p>0.0073</text:p>
          </table:table-cell>
          <table:table-cell table:style-name="Default"/>
          <table:table-cell table:number-columns-repeated="2"/>
        </table:table-row>
        <table:table-row table:style-name="ro6">
          <table:table-cell table:style-name="Default" table:number-columns-repeated="13"/>
          <table:table-cell table:number-columns-repeated="9"/>
          <table:table-cell table:style-name="ce57" office:value-type="string">
            <text:p>standard error</text:p>
          </table:table-cell>
          <table:table-cell table:style-name="ce57" office:value-type="float" office:value="0.056">
            <text:p>0.05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9"/>
          <table:table-cell table:style-name="ce50" office:value-type="string">
            <text:p>confidence interval</text:p>
          </table:table-cell>
          <table:table-cell table:style-name="ce50" office:value-type="string">
            <text:p>-0.270425524027 to -0.04438929077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11"/>
          <table:table-cell table:style-name="Default"/>
          <table:table-cell table:number-columns-repeated="2"/>
        </table:table-row>
        <table:table-row table:style-name="ro5">
          <table:table-cell table:style-name="Default" table:number-columns-repeated="13"/>
          <table:table-cell table:number-columns-repeated="9"/>
          <table:table-cell table:style-name="ce62" office:value-type="string">
            <text:p>4 and 7 vs 5 and 6</text:p>
          </table:table-cell>
          <table:table-cell table:style-name="ce50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9"/>
          <table:table-cell table:style-name="ce50" office:value-type="string">
            <text:p>t</text:p>
          </table:table-cell>
          <table:table-cell table:style-name="ce57" office:value-type="float" office:value="2.2822">
            <text:p>2.282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9"/>
          <table:table-cell table:style-name="ce50" office:value-type="string">
            <text:p>P value</text:p>
          </table:table-cell>
          <table:table-cell table:style-name="ce57" office:value-type="float" office:value="0.0266">
            <text:p>0.0266</text:p>
          </table:table-cell>
          <table:table-cell table:style-name="Default"/>
          <table:table-cell table:number-columns-repeated="2"/>
        </table:table-row>
        <table:table-row table:style-name="ro6">
          <table:table-cell table:style-name="Default" table:number-columns-repeated="13"/>
          <table:table-cell table:number-columns-repeated="9"/>
          <table:table-cell table:style-name="ce57" office:value-type="string">
            <text:p>standard error</text:p>
          </table:table-cell>
          <table:table-cell table:style-name="ce57" office:value-type="float" office:value="0.051">
            <text:p>0.05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9"/>
          <table:table-cell table:style-name="ce50" office:value-type="string">
            <text:p>confidence interval</text:p>
          </table:table-cell>
          <table:table-cell table:style-name="ce50" office:value-type="string">
            <text:p>-0.220404843310 to -0.01416305789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11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9"/>
          <table:table-cell table:style-name="ce50" office:value-type="string">
            <text:p>Stay vs Change</text:p>
          </table:table-cell>
          <table:table-cell table:style-name="ce50"/>
          <table:table-cell table:style-name="Default"/>
          <table:table-cell table:number-columns-repeated="2"/>
        </table:table-row>
        <table:table-row table:style-name="ro6">
          <table:table-cell table:style-name="Default" table:number-columns-repeated="13"/>
          <table:table-cell table:number-columns-repeated="9"/>
          <table:table-cell table:style-name="ce50" office:value-type="string">
            <text:p>t</text:p>
          </table:table-cell>
          <table:table-cell table:style-name="ce57" office:value-type="float" office:value="0.9879">
            <text:p>0.9879</text:p>
          </table:table-cell>
          <table:table-cell table:style-name="Default"/>
          <table:table-cell table:number-columns-repeated="2"/>
        </table:table-row>
        <table:table-row table:style-name="ro6">
          <table:table-cell table:style-name="Default" table:number-columns-repeated="13"/>
          <table:table-cell table:number-columns-repeated="9"/>
          <table:table-cell table:style-name="ce50" office:value-type="string">
            <text:p>P value</text:p>
          </table:table-cell>
          <table:table-cell table:style-name="ce57" office:value-type="float" office:value="0.3278">
            <text:p>0.3278</text:p>
          </table:table-cell>
          <table:table-cell table:style-name="Default"/>
          <table:table-cell table:number-columns-repeated="2"/>
        </table:table-row>
        <table:table-row table:style-name="ro6">
          <table:table-cell table:style-name="Default" table:number-columns-repeated="13"/>
          <table:table-cell table:number-columns-repeated="9"/>
          <table:table-cell table:style-name="ce57" office:value-type="string">
            <text:p>standard error</text:p>
          </table:table-cell>
          <table:table-cell table:style-name="ce57" office:value-type="float" office:value="0.056">
            <text:p>0.05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9"/>
          <table:table-cell table:style-name="ce50" office:value-type="string">
            <text:p>confidence interval</text:p>
          </table:table-cell>
          <table:table-cell table:style-name="ce50" office:value-type="string">
            <text:p>-0.057292736552 to 0.168403847752</text:p>
          </table:table-cell>
          <table:table-cell table:style-name="Default"/>
          <table:table-cell table:number-columns-repeated="2"/>
        </table:table-row>
      </table:table>
      <table:database-ranges>
        <table:database-range table:target-range-address="FULL.D7:FULL.D3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currency-style style:name="N8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3P0"/>
    </number:currency-style>
    <number:currency-style style:name="N8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4P0"/>
    </number:currency-style>
    <number:currency-style style:name="N8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5P0"/>
    </number:currency-style>
    <number:currency-style style:name="N8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6P0"/>
    </number:currency-style>
    <number:number-style style:name="N8157P0" style:volatile="true" number:language="en" number:country="US">
      <number:number number:decimal-places="0" number:min-integer-digits="1" number:grouping="true"/>
      <number:text> </number:text>
    </number:number-style>
    <number:number-style style:name="N815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en" number:country="US">
      <number:number number:decimal-places="0" number:min-integer-digits="1" number:grouping="true"/>
      <number:text> </number:text>
    </number:number-style>
    <number:number-style style:name="N8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59P0" style:volatile="true" number:language="en" number:country="US">
      <number:number number:decimal-places="2" number:min-integer-digits="1" number:grouping="true"/>
      <number:text> </number:text>
    </number:number-style>
    <number:number-style style:name="N815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59P0"/>
    </number:number-style>
    <number:number-style style:name="N8160P0" style:volatile="true" number:language="en" number:country="US">
      <number:number number:decimal-places="2" number:min-integer-digits="1" number:grouping="true"/>
      <number:text> </number:text>
    </number:number-style>
    <number:number-style style:name="N8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61P2" style:volatile="true" number:language="en" number:country="US">
      <number:text> - </number:text>
    </number:number-style>
    <number:text-style style:name="N8161" number:language="en" number:country="US">
      <number:text> </number:text>
      <number:text-content/>
      <number:text> </number:text>
      <style:map style:condition="value()&gt;0" style:apply-style-name="N8161P0"/>
      <style:map style:condition="value()&lt;0" style:apply-style-name="N8161P1"/>
      <style:map style:condition="value()=0" style:apply-style-name="N8161P2"/>
    </number:text-style>
    <number:currency-style style:name="N8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62P2" style:volatile="true" number:language="en" number:country="US">
      <number:text> </number:text>
      <number:currency-symbol/>
      <number:text>- </number:text>
    </number:currency-style>
    <number:text-style style:name="N8162" number:language="en" number:country="US">
      <number:text> </number:text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63" number:language="en" number:country="US">
      <number:text> </number:text>
      <number:text-content/>
      <number:text> </number:text>
      <style:map style:condition="value()&gt;0" style:apply-style-name="N8163P0"/>
      <style:map style:condition="value()&lt;0" style:apply-style-name="N8163P1"/>
      <style:map style:condition="value()=0" style:apply-style-name="N8163P2"/>
    </number:text-style>
    <number:currency-style style:name="N8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64" number:language="en" number:country="US">
      <number:text> </number:text>
      <number:text-content/>
      <number:text> </number:text>
      <style:map style:condition="value()&gt;0" style:apply-style-name="N8164P0"/>
      <style:map style:condition="value()&lt;0" style:apply-style-name="N8164P1"/>
      <style:map style:condition="value()=0" style:apply-style-name="N8164P2"/>
    </number:text-style>
    <number:number-style style:name="N8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11/22/2016</text:date>, <text:time>01:1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kondak</meta:initial-creator>
    <meta:creation-date>2016-11-18T23:30:13</meta:creation-date>
    <dc:date>2016-11-22T01:18:14</dc:date>
    <dc:creator>zach kondak</dc:creator>
    <meta:editing-duration>P2DT13H46M17S</meta:editing-duration>
    <meta:editing-cycles>49</meta:editing-cycles>
    <meta:generator>OpenOffice/4.1.3$Unix OpenOffice.org_project/413m1$Build-9783</meta:generator>
    <meta:document-statistic meta:table-count="4" meta:cell-count="6466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6cm" svg:height="10.168cm" xlink:href=".." xlink:type="simple" chart:class="chart:scatter" chart:style-name="ch1">
        <chart:title svg:x="6.317cm" svg:y="0.338cm" chart:style-name="ch2">
          <text:p>Graph 1-1</text:p>
        </chart:title>
        <chart:subtitle svg:x="4.728cm" svg:y="1.323cm" chart:style-name="ch3">
          <text:p>Accuracy vs Years Experience</text:p>
        </chart:subtitle>
        <chart:plot-area chart:style-name="ch4" table:cell-range-address="'section 1'.AB5:'section 1'.AC31" svg:x="0.65cm" svg:y="0.865cm" svg:width="13.927cm" svg:height="8.409cm">
          <chartooo:coordinate-region svg:x="1.382cm" svg:y="1.061cm" svg:width="12.999cm" svg:height="7.574cm"/>
          <chart:axis chart:dimension="x" chart:name="primary-x" chart:style-name="ch5">
            <chart:title svg:x="4.644cm" svg:y="9.492cm" chart:style-name="ch6">
              <text:p>Years Experience</text:p>
            </chart:title>
          </chart:axis>
          <chart:axis chart:dimension="y" chart:name="primary-y" chart:style-name="ch5">
            <chart:title svg:x="0cm" svg:y="5.778cm" chart:style-name="ch7">
              <text:p>Accuracy</text:p>
            </chart:title>
            <chart:grid chart:style-name="ch8" chart:class="major"/>
          </chart:axis>
          <chart:series chart:style-name="ch9" chart:values-cell-range-address="'section 1'.AC5:'section 1'.AC31" chart:class="chart:scatter">
            <chart:domain table:cell-range-address="'section 1'.AB5:'section 1'.AB31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ection 1'.AB5:'section 1'.AB31</svg:desc>
                </draw:g>
              </table:table-cell>
              <table:table-cell office:value-type="float" office:value="1">
                <text:p>1</text:p>
                <draw:g>
                  <svg:desc>'section 1'.AC5:'section 1'.A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4cm" svg:height="10.542cm" xlink:href="." xlink:type="simple" chart:class="chart:scatter" chart:style-name="ch1">
        <chart:title svg:x="6.257cm" svg:y="0.345cm" chart:style-name="ch2">
          <text:p>Graph 1-1</text:p>
        </chart:title>
        <chart:subtitle svg:x="2.885cm" svg:y="1.171cm" chart:style-name="ch3">
          <text:p>Accuracy vs Years Experience Without Outlier</text:p>
        </chart:subtitle>
        <chart:plot-area chart:style-name="ch4" chart:data-source-has-labels="both" svg:x="0.769cm" svg:y="0.979cm" svg:width="13.503cm" svg:height="8.693cm">
          <chartooo:coordinate-region svg:x="1.501cm" svg:y="1.175cm" svg:width="12.575cm" svg:height="7.858cm"/>
          <chart:axis chart:dimension="x" chart:name="primary-x" chart:style-name="ch5" chartooo:axis-type="auto">
            <chart:title svg:x="6.415cm" svg:y="9.833cm" chart:style-name="ch6">
              <text:p>Years Experience</text:p>
            </chart:title>
            <chart:categories table:cell-range-address="local-table.$A$2:.$A$27"/>
          </chart:axis>
          <chart:axis chart:dimension="y" chart:name="primary-y" chart:style-name="ch5">
            <chart:title svg:x="0cm" svg:y="5.51cm" chart:style-name="ch7">
              <text:p>Accuracy</text:p>
            </chart:title>
            <chart:grid chart:style-name="ch8" chart:class="major"/>
          </chart:axis>
          <chart:series chart:style-name="ch9" chart:values-cell-range-address="local-table.$C$2:.$C$27" chart:label-cell-address="local-table.$C$1" chart:class="chart:scatter">
            <chart:domain table:cell-range-address="local-table.$B$2:.$B$27"/>
            <chart:regression-curve chart:style-name="ch10">
              <chart:equation chart:display-r-square="true" svg:x="9.278cm" svg:y="4.029cm" chart:style-name="ch11"/>
            </chart:regression-curve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87cm" svg:y="0.315cm" chart:style-name="ch2">
          <text:p>Graph 2-1</text:p>
        </chart:title>
        <chart:subtitle svg:x="5.298cm" svg:y="1.277cm" chart:style-name="ch3">
          <text:p>Accuracy vs Years Experience</text:p>
        </chart:subtitle>
        <chart:plot-area chart:style-name="ch4" table:cell-range-address="'section 2'.BY7:'section 2'.BZ33" svg:x="1.327cm" svg:y="1.081cm" svg:width="14.032cm" svg:height="6.761cm">
          <chartooo:coordinate-region svg:x="2.059cm" svg:y="1.277cm" svg:width="13.104cm" svg:height="5.926cm"/>
          <chart:axis chart:dimension="x" chart:name="primary-x" chart:style-name="ch5">
            <chart:title svg:x="7.027cm" svg:y="8.022cm" chart:style-name="ch6">
              <text:p>Years Experience</text:p>
            </chart:title>
          </chart:axis>
          <chart:axis chart:dimension="y" chart:name="primary-y" chart:style-name="ch5">
            <chart:title svg:x="0.451cm" svg:y="5.17cm" chart:style-name="ch7">
              <text:p>Accuracy</text:p>
            </chart:title>
            <chart:grid chart:style-name="ch8" chart:class="major"/>
          </chart:axis>
          <chart:series chart:style-name="ch9" chart:values-cell-range-address="'section 2'.BZ7:'section 2'.BZ33" chart:class="chart:scatter">
            <chart:domain table:cell-range-address="'section 2'.BY7:'section 2'.BY33"/>
            <chart:regression-curve chart:style-name="ch10">
              <chart:equation chart:display-r-square="true" svg:x="4.609cm" svg:y="5.316cm" chart:style-name="ch11"/>
            </chart:regression-curve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ection 2'.BY7:'section 2'.BY33</svg:desc>
                </draw:g>
              </table:table-cell>
              <table:table-cell office:value-type="float" office:value="0.9">
                <text:p>0.9</text:p>
                <draw:g>
                  <svg:desc>'section 2'.BZ7:'section 2'.BZ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87cm" svg:y="0cm" chart:style-name="ch2">
          <text:p>Graph 3-1</text:p>
        </chart:title>
        <chart:subtitle svg:x="5.298cm" svg:y="1.277cm" chart:style-name="ch3">
          <text:p>Accuracy vs Years Experience</text:p>
        </chart:subtitle>
        <chart:plot-area chart:style-name="ch4" table:cell-range-address="'section 3'.Y5:'section 3'.Z31" svg:x="1.327cm" svg:y="0.899cm" svg:width="14.032cm" svg:height="6.942cm">
          <chartooo:coordinate-region svg:x="2.059cm" svg:y="1.095cm" svg:width="13.104cm" svg:height="6.107cm"/>
          <chart:axis chart:dimension="x" chart:name="primary-x" chart:style-name="ch5">
            <chart:title svg:x="7.027cm" svg:y="8.021cm" chart:style-name="ch6">
              <text:p>Years Experience</text:p>
            </chart:title>
          </chart:axis>
          <chart:axis chart:dimension="y" chart:name="primary-y" chart:style-name="ch5">
            <chart:title svg:x="0.451cm" svg:y="5.079cm" chart:style-name="ch7">
              <text:p>Accuracy</text:p>
            </chart:title>
            <chart:grid chart:style-name="ch8" chart:class="major"/>
          </chart:axis>
          <chart:series chart:style-name="ch9" chart:values-cell-range-address="'section 3'.Z5:'section 3'.Z31" chart:class="chart:scatter">
            <chart:domain table:cell-range-address="'section 3'.Y5:'section 3'.Y31"/>
            <chart:regression-curve chart:style-name="ch10">
              <chart:equation chart:display-r-square="true" svg:x="2.448cm" svg:y="5.123cm" chart:style-name="ch11"/>
            </chart:regression-curve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ection 3'.Y5:'section 3'.Y31</svg:desc>
                </draw:g>
              </table:table-cell>
              <table:table-cell office:value-type="float" office:value="1">
                <text:p>1</text:p>
                <draw:g>
                  <svg:desc>'section 3'.Z5:'section 3'.Z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0.916666666666667">
                <text:p>0.91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